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write_SCCB(0xff, 0x01);</text:p>
          </table:table-cell>
          <table:table-cell/>
          <table:table-cell table:formula="of:=MID([.A1];14;2)" office:value-type="string" office:string-value="ff" calcext:value-type="string">
            <text:p>ff</text:p>
          </table:table-cell>
          <table:table-cell table:formula="of:=MID([.A1];20;2)" office:value-type="string" office:string-value="01" calcext:value-type="string">
            <text:p>01</text:p>
          </table:table-cell>
          <table:table-cell office:value-type="float" office:value="0" calcext:value-type="float">
            <text:p>0</text:p>
          </table:table-cell>
          <table:table-cell table:formula="of:=CONCATENATE(&quot;assign rom[&quot;;[.E1];&quot;] = {8'h&quot;;[.C1];&quot;, 8'h&quot;;[.D1];&quot;};&quot;)" office:value-type="string" office:string-value="assign rom[0] = {8'hff, 8'h01};" calcext:value-type="string">
            <text:p>assign rom[0] = {8'hff, 8'h01};</text:p>
          </table:table-cell>
        </table:table-row>
        <table:table-row table:style-name="ro1">
          <table:table-cell table:style-name="ce1" office:value-type="string" calcext:value-type="string">
            <text:p>write_SCCB(0x12, 0x80);</text:p>
          </table:table-cell>
          <table:table-cell/>
          <table:table-cell table:formula="of:=MID([.A2];14;2)" office:value-type="string" office:string-value="12" calcext:value-type="string">
            <text:p>12</text:p>
          </table:table-cell>
          <table:table-cell table:formula="of:=MID([.A2];20;2)" office:value-type="string" office:string-value="80" calcext:value-type="string">
            <text:p>80</text:p>
          </table:table-cell>
          <table:table-cell table:formula="of:=[.E1]+1" office:value-type="float" office:value="1" calcext:value-type="float">
            <text:p>1</text:p>
          </table:table-cell>
          <table:table-cell table:formula="of:=CONCATENATE(&quot;assign rom[&quot;;[.E2];&quot;] = {8'h&quot;;[.C2];&quot;, 8'h&quot;;[.D2];&quot;};&quot;)" office:value-type="string" office:string-value="assign rom[1] = {8'h12, 8'h80};" calcext:value-type="string">
            <text:p>assign rom[1] = {8'h12, 8'h80};</text:p>
          </table:table-cell>
        </table:table-row>
        <table:table-row table:style-name="ro2">
          <table:table-cell table:style-name="ce1" office:value-type="string" calcext:value-type="string">
            <text:p>delay(1ms)</text:p>
          </table:table-cell>
          <table:table-cell/>
          <table:table-cell table:formula="of:=MID([.A3];14;2)">
            <text:p/>
          </table:table-cell>
          <table:table-cell table:formula="of:=MID([.A3];20;2)">
            <text:p/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rite_SCCB(0xff, 0x00);</text:p>
          </table:table-cell>
          <table:table-cell/>
          <table:table-cell table:formula="of:=MID([.A4];14;2)" office:value-type="string" office:string-value="ff" calcext:value-type="string">
            <text:p>ff</text:p>
          </table:table-cell>
          <table:table-cell table:formula="of:=MID([.A4];20;2)" office:value-type="string" office:string-value="00" calcext:value-type="string">
            <text:p>00</text:p>
          </table:table-cell>
          <table:table-cell table:formula="of:=[.E2]+1" office:value-type="float" office:value="2" calcext:value-type="float">
            <text:p>2</text:p>
          </table:table-cell>
          <table:table-cell table:formula="of:=CONCATENATE(&quot;assign rom[&quot;;[.E4];&quot;] = {8'h&quot;;[.C4];&quot;, 8'h&quot;;[.D4];&quot;};&quot;)" office:value-type="string" office:string-value="assign rom[2] = {8'hff, 8'h00};" calcext:value-type="string">
            <text:p>assign rom[2] = {8'hff, 8'h00};</text:p>
          </table:table-cell>
        </table:table-row>
        <table:table-row table:style-name="ro1">
          <table:table-cell table:style-name="ce1" office:value-type="string" calcext:value-type="string">
            <text:p>write_SCCB(0x2c, 0xff);</text:p>
          </table:table-cell>
          <table:table-cell/>
          <table:table-cell table:formula="of:=MID([.A5];14;2)" office:value-type="string" office:string-value="2c" calcext:value-type="string">
            <text:p>2c</text:p>
          </table:table-cell>
          <table:table-cell table:formula="of:=MID([.A5];20;2)" office:value-type="string" office:string-value="ff" calcext:value-type="string">
            <text:p>ff</text:p>
          </table:table-cell>
          <table:table-cell table:formula="of:=[.E4]+1" office:value-type="float" office:value="3" calcext:value-type="float">
            <text:p>3</text:p>
          </table:table-cell>
          <table:table-cell table:formula="of:=CONCATENATE(&quot;assign rom[&quot;;[.E5];&quot;] = {8'h&quot;;[.C5];&quot;, 8'h&quot;;[.D5];&quot;};&quot;)" office:value-type="string" office:string-value="assign rom[3] = {8'h2c, 8'hff};" calcext:value-type="string">
            <text:p>assign rom[3] = {8'h2c, 8'hff};</text:p>
          </table:table-cell>
        </table:table-row>
        <table:table-row table:style-name="ro1">
          <table:table-cell table:style-name="ce1" office:value-type="string" calcext:value-type="string">
            <text:p>write_SCCB(0x2e, 0xdf);</text:p>
          </table:table-cell>
          <table:table-cell/>
          <table:table-cell table:formula="of:=MID([.A6];14;2)" office:value-type="string" office:string-value="2e" calcext:value-type="string">
            <text:p>2e</text:p>
          </table:table-cell>
          <table:table-cell table:formula="of:=MID([.A6];20;2)" office:value-type="string" office:string-value="df" calcext:value-type="string">
            <text:p>df</text:p>
          </table:table-cell>
          <table:table-cell table:formula="of:=[.E5]+1" office:value-type="float" office:value="4" calcext:value-type="float">
            <text:p>4</text:p>
          </table:table-cell>
          <table:table-cell table:formula="of:=CONCATENATE(&quot;assign rom[&quot;;[.E6];&quot;] = {8'h&quot;;[.C6];&quot;, 8'h&quot;;[.D6];&quot;};&quot;)" office:value-type="string" office:string-value="assign rom[4] = {8'h2e, 8'hdf};" calcext:value-type="string">
            <text:p>assign rom[4] = {8'h2e, 8'hdf};</text:p>
          </table:table-cell>
        </table:table-row>
        <table:table-row table:style-name="ro1">
          <table:table-cell table:style-name="ce1" office:value-type="string" calcext:value-type="string">
            <text:p>write_SCCB(0xff, 0x01);</text:p>
          </table:table-cell>
          <table:table-cell/>
          <table:table-cell table:formula="of:=MID([.A7];14;2)" office:value-type="string" office:string-value="ff" calcext:value-type="string">
            <text:p>ff</text:p>
          </table:table-cell>
          <table:table-cell table:formula="of:=MID([.A7];20;2)" office:value-type="string" office:string-value="01" calcext:value-type="string">
            <text:p>01</text:p>
          </table:table-cell>
          <table:table-cell table:formula="of:=[.E6]+1" office:value-type="float" office:value="5" calcext:value-type="float">
            <text:p>5</text:p>
          </table:table-cell>
          <table:table-cell table:formula="of:=CONCATENATE(&quot;assign rom[&quot;;[.E7];&quot;] = {8'h&quot;;[.C7];&quot;, 8'h&quot;;[.D7];&quot;};&quot;)" office:value-type="string" office:string-value="assign rom[5] = {8'hff, 8'h01};" calcext:value-type="string">
            <text:p>assign rom[5] = {8'hff, 8'h01};</text:p>
          </table:table-cell>
        </table:table-row>
        <table:table-row table:style-name="ro1">
          <table:table-cell table:style-name="ce1" office:value-type="string" calcext:value-type="string">
            <text:p>write_SCCB(0x3c, 0x32);</text:p>
          </table:table-cell>
          <table:table-cell/>
          <table:table-cell table:formula="of:=MID([.A8];14;2)" office:value-type="string" office:string-value="3c" calcext:value-type="string">
            <text:p>3c</text:p>
          </table:table-cell>
          <table:table-cell table:formula="of:=MID([.A8];20;2)" office:value-type="string" office:string-value="32" calcext:value-type="string">
            <text:p>32</text:p>
          </table:table-cell>
          <table:table-cell table:formula="of:=[.E7]+1" office:value-type="float" office:value="6" calcext:value-type="float">
            <text:p>6</text:p>
          </table:table-cell>
          <table:table-cell table:formula="of:=CONCATENATE(&quot;assign rom[&quot;;[.E8];&quot;] = {8'h&quot;;[.C8];&quot;, 8'h&quot;;[.D8];&quot;};&quot;)" office:value-type="string" office:string-value="assign rom[6] = {8'h3c, 8'h32};" calcext:value-type="string">
            <text:p>assign rom[6] = {8'h3c, 8'h32};</text:p>
          </table:table-cell>
        </table:table-row>
        <table:table-row table:style-name="ro1">
          <table:table-cell table:style-name="ce1" office:value-type="string" calcext:value-type="string">
            <text:p>write_SCCB(0x11, 0x01);</text:p>
          </table:table-cell>
          <table:table-cell/>
          <table:table-cell table:formula="of:=MID([.A9];14;2)" office:value-type="string" office:string-value="11" calcext:value-type="string">
            <text:p>11</text:p>
          </table:table-cell>
          <table:table-cell table:formula="of:=MID([.A9];20;2)" office:value-type="string" office:string-value="01" calcext:value-type="string">
            <text:p>01</text:p>
          </table:table-cell>
          <table:table-cell table:formula="of:=[.E8]+1" office:value-type="float" office:value="7" calcext:value-type="float">
            <text:p>7</text:p>
          </table:table-cell>
          <table:table-cell table:formula="of:=CONCATENATE(&quot;assign rom[&quot;;[.E9];&quot;] = {8'h&quot;;[.C9];&quot;, 8'h&quot;;[.D9];&quot;};&quot;)" office:value-type="string" office:string-value="assign rom[7] = {8'h11, 8'h01};" calcext:value-type="string">
            <text:p>assign rom[7] = {8'h11, 8'h01};</text:p>
          </table:table-cell>
        </table:table-row>
        <table:table-row table:style-name="ro1">
          <table:table-cell table:style-name="ce1" office:value-type="string" calcext:value-type="string">
            <text:p>write_SCCB(0x09, 0x02);</text:p>
          </table:table-cell>
          <table:table-cell/>
          <table:table-cell table:formula="of:=MID([.A10];14;2)" office:value-type="string" office:string-value="09" calcext:value-type="string">
            <text:p>09</text:p>
          </table:table-cell>
          <table:table-cell table:formula="of:=MID([.A10];20;2)" office:value-type="string" office:string-value="02" calcext:value-type="string">
            <text:p>02</text:p>
          </table:table-cell>
          <table:table-cell table:formula="of:=[.E9]+1" office:value-type="float" office:value="8" calcext:value-type="float">
            <text:p>8</text:p>
          </table:table-cell>
          <table:table-cell table:formula="of:=CONCATENATE(&quot;assign rom[&quot;;[.E10];&quot;] = {8'h&quot;;[.C10];&quot;, 8'h&quot;;[.D10];&quot;};&quot;)" office:value-type="string" office:string-value="assign rom[8] = {8'h09, 8'h02};" calcext:value-type="string">
            <text:p>assign rom[8] = {8'h09, 8'h02};</text:p>
          </table:table-cell>
        </table:table-row>
        <table:table-row table:style-name="ro1">
          <table:table-cell table:style-name="ce1" office:value-type="string" calcext:value-type="string">
            <text:p>write_SCCB(0x04, 0x28);</text:p>
          </table:table-cell>
          <table:table-cell/>
          <table:table-cell table:formula="of:=MID([.A11];14;2)" office:value-type="string" office:string-value="04" calcext:value-type="string">
            <text:p>04</text:p>
          </table:table-cell>
          <table:table-cell table:formula="of:=MID([.A11];20;2)" office:value-type="string" office:string-value="28" calcext:value-type="string">
            <text:p>28</text:p>
          </table:table-cell>
          <table:table-cell table:formula="of:=[.E10]+1" office:value-type="float" office:value="9" calcext:value-type="float">
            <text:p>9</text:p>
          </table:table-cell>
          <table:table-cell table:formula="of:=CONCATENATE(&quot;assign rom[&quot;;[.E11];&quot;] = {8'h&quot;;[.C11];&quot;, 8'h&quot;;[.D11];&quot;};&quot;)" office:value-type="string" office:string-value="assign rom[9] = {8'h04, 8'h28};" calcext:value-type="string">
            <text:p>assign rom[9] = {8'h04, 8'h28};</text:p>
          </table:table-cell>
        </table:table-row>
        <table:table-row table:style-name="ro1">
          <table:table-cell table:style-name="ce1" office:value-type="string" calcext:value-type="string">
            <text:p>write_SCCB(0x13, 0xe5);</text:p>
          </table:table-cell>
          <table:table-cell/>
          <table:table-cell table:formula="of:=MID([.A12];14;2)" office:value-type="string" office:string-value="13" calcext:value-type="string">
            <text:p>13</text:p>
          </table:table-cell>
          <table:table-cell table:formula="of:=MID([.A12];20;2)" office:value-type="string" office:string-value="e5" calcext:value-type="string">
            <text:p>e5</text:p>
          </table:table-cell>
          <table:table-cell table:formula="of:=[.E11]+1" office:value-type="float" office:value="10" calcext:value-type="float">
            <text:p>10</text:p>
          </table:table-cell>
          <table:table-cell table:formula="of:=CONCATENATE(&quot;assign rom[&quot;;[.E12];&quot;] = {8'h&quot;;[.C12];&quot;, 8'h&quot;;[.D12];&quot;};&quot;)" office:value-type="string" office:string-value="assign rom[10] = {8'h13, 8'he5};" calcext:value-type="string">
            <text:p>assign rom[10] = {8'h13, 8'he5};</text:p>
          </table:table-cell>
        </table:table-row>
        <table:table-row table:style-name="ro1">
          <table:table-cell table:style-name="ce1" office:value-type="string" calcext:value-type="string">
            <text:p>write_SCCB(0x14, 0x48);</text:p>
          </table:table-cell>
          <table:table-cell/>
          <table:table-cell table:formula="of:=MID([.A13];14;2)" office:value-type="string" office:string-value="14" calcext:value-type="string">
            <text:p>14</text:p>
          </table:table-cell>
          <table:table-cell table:formula="of:=MID([.A13];20;2)" office:value-type="string" office:string-value="48" calcext:value-type="string">
            <text:p>48</text:p>
          </table:table-cell>
          <table:table-cell table:formula="of:=[.E12]+1" office:value-type="float" office:value="11" calcext:value-type="float">
            <text:p>11</text:p>
          </table:table-cell>
          <table:table-cell table:formula="of:=CONCATENATE(&quot;assign rom[&quot;;[.E13];&quot;] = {8'h&quot;;[.C13];&quot;, 8'h&quot;;[.D13];&quot;};&quot;)" office:value-type="string" office:string-value="assign rom[11] = {8'h14, 8'h48};" calcext:value-type="string">
            <text:p>assign rom[11] = {8'h14, 8'h48};</text:p>
          </table:table-cell>
        </table:table-row>
        <table:table-row table:style-name="ro1">
          <table:table-cell table:style-name="ce1" office:value-type="string" calcext:value-type="string">
            <text:p>write_SCCB(0x2c, 0x0c);</text:p>
          </table:table-cell>
          <table:table-cell/>
          <table:table-cell table:formula="of:=MID([.A14];14;2)" office:value-type="string" office:string-value="2c" calcext:value-type="string">
            <text:p>2c</text:p>
          </table:table-cell>
          <table:table-cell table:formula="of:=MID([.A14];20;2)" office:value-type="string" office:string-value="0c" calcext:value-type="string">
            <text:p>0c</text:p>
          </table:table-cell>
          <table:table-cell table:formula="of:=[.E13]+1" office:value-type="float" office:value="12" calcext:value-type="float">
            <text:p>12</text:p>
          </table:table-cell>
          <table:table-cell table:formula="of:=CONCATENATE(&quot;assign rom[&quot;;[.E14];&quot;] = {8'h&quot;;[.C14];&quot;, 8'h&quot;;[.D14];&quot;};&quot;)" office:value-type="string" office:string-value="assign rom[12] = {8'h2c, 8'h0c};" calcext:value-type="string">
            <text:p>assign rom[12] = {8'h2c, 8'h0c};</text:p>
          </table:table-cell>
        </table:table-row>
        <table:table-row table:style-name="ro1">
          <table:table-cell table:style-name="ce1" office:value-type="string" calcext:value-type="string">
            <text:p>write_SCCB(0x33, 0x78);</text:p>
          </table:table-cell>
          <table:table-cell/>
          <table:table-cell table:formula="of:=MID([.A15];14;2)" office:value-type="string" office:string-value="33" calcext:value-type="string">
            <text:p>33</text:p>
          </table:table-cell>
          <table:table-cell table:formula="of:=MID([.A15];20;2)" office:value-type="string" office:string-value="78" calcext:value-type="string">
            <text:p>78</text:p>
          </table:table-cell>
          <table:table-cell table:formula="of:=[.E14]+1" office:value-type="float" office:value="13" calcext:value-type="float">
            <text:p>13</text:p>
          </table:table-cell>
          <table:table-cell table:formula="of:=CONCATENATE(&quot;assign rom[&quot;;[.E15];&quot;] = {8'h&quot;;[.C15];&quot;, 8'h&quot;;[.D15];&quot;};&quot;)" office:value-type="string" office:string-value="assign rom[13] = {8'h33, 8'h78};" calcext:value-type="string">
            <text:p>assign rom[13] = {8'h33, 8'h78};</text:p>
          </table:table-cell>
        </table:table-row>
        <table:table-row table:style-name="ro1">
          <table:table-cell table:style-name="ce1" office:value-type="string" calcext:value-type="string">
            <text:p>write_SCCB(0x3a, 0x33);</text:p>
          </table:table-cell>
          <table:table-cell/>
          <table:table-cell table:formula="of:=MID([.A16];14;2)" office:value-type="string" office:string-value="3a" calcext:value-type="string">
            <text:p>3a</text:p>
          </table:table-cell>
          <table:table-cell table:formula="of:=MID([.A16];20;2)" office:value-type="string" office:string-value="33" calcext:value-type="string">
            <text:p>33</text:p>
          </table:table-cell>
          <table:table-cell table:formula="of:=[.E15]+1" office:value-type="float" office:value="14" calcext:value-type="float">
            <text:p>14</text:p>
          </table:table-cell>
          <table:table-cell table:formula="of:=CONCATENATE(&quot;assign rom[&quot;;[.E16];&quot;] = {8'h&quot;;[.C16];&quot;, 8'h&quot;;[.D16];&quot;};&quot;)" office:value-type="string" office:string-value="assign rom[14] = {8'h3a, 8'h33};" calcext:value-type="string">
            <text:p>assign rom[14] = {8'h3a, 8'h33};</text:p>
          </table:table-cell>
        </table:table-row>
        <table:table-row table:style-name="ro1">
          <table:table-cell table:style-name="ce1" office:value-type="string" calcext:value-type="string">
            <text:p>write_SCCB(0x3b, 0xfB);</text:p>
          </table:table-cell>
          <table:table-cell/>
          <table:table-cell table:formula="of:=MID([.A17];14;2)" office:value-type="string" office:string-value="3b" calcext:value-type="string">
            <text:p>3b</text:p>
          </table:table-cell>
          <table:table-cell table:formula="of:=MID([.A17];20;2)" office:value-type="string" office:string-value="fB" calcext:value-type="string">
            <text:p>fB</text:p>
          </table:table-cell>
          <table:table-cell table:formula="of:=[.E16]+1" office:value-type="float" office:value="15" calcext:value-type="float">
            <text:p>15</text:p>
          </table:table-cell>
          <table:table-cell table:formula="of:=CONCATENATE(&quot;assign rom[&quot;;[.E17];&quot;] = {8'h&quot;;[.C17];&quot;, 8'h&quot;;[.D17];&quot;};&quot;)" office:value-type="string" office:string-value="assign rom[15] = {8'h3b, 8'hfB};" calcext:value-type="string">
            <text:p>assign rom[15] = {8'h3b, 8'hfB};</text:p>
          </table:table-cell>
        </table:table-row>
        <table:table-row table:style-name="ro1">
          <table:table-cell table:style-name="ce1" office:value-type="string" calcext:value-type="string">
            <text:p>write_SCCB(0x3e, 0x00);</text:p>
          </table:table-cell>
          <table:table-cell/>
          <table:table-cell table:formula="of:=MID([.A18];14;2)" office:value-type="string" office:string-value="3e" calcext:value-type="string">
            <text:p>3e</text:p>
          </table:table-cell>
          <table:table-cell table:formula="of:=MID([.A18];20;2)" office:value-type="string" office:string-value="00" calcext:value-type="string">
            <text:p>00</text:p>
          </table:table-cell>
          <table:table-cell table:formula="of:=[.E17]+1" office:value-type="float" office:value="16" calcext:value-type="float">
            <text:p>16</text:p>
          </table:table-cell>
          <table:table-cell table:formula="of:=CONCATENATE(&quot;assign rom[&quot;;[.E18];&quot;] = {8'h&quot;;[.C18];&quot;, 8'h&quot;;[.D18];&quot;};&quot;)" office:value-type="string" office:string-value="assign rom[16] = {8'h3e, 8'h00};" calcext:value-type="string">
            <text:p>assign rom[16] = {8'h3e, 8'h00};</text:p>
          </table:table-cell>
        </table:table-row>
        <table:table-row table:style-name="ro1">
          <table:table-cell table:style-name="ce1" office:value-type="string" calcext:value-type="string">
            <text:p>write_SCCB(0x43, 0x11);</text:p>
          </table:table-cell>
          <table:table-cell/>
          <table:table-cell table:formula="of:=MID([.A19];14;2)" office:value-type="string" office:string-value="43" calcext:value-type="string">
            <text:p>43</text:p>
          </table:table-cell>
          <table:table-cell table:formula="of:=MID([.A19];20;2)" office:value-type="string" office:string-value="11" calcext:value-type="string">
            <text:p>11</text:p>
          </table:table-cell>
          <table:table-cell table:formula="of:=[.E18]+1" office:value-type="float" office:value="17" calcext:value-type="float">
            <text:p>17</text:p>
          </table:table-cell>
          <table:table-cell table:formula="of:=CONCATENATE(&quot;assign rom[&quot;;[.E19];&quot;] = {8'h&quot;;[.C19];&quot;, 8'h&quot;;[.D19];&quot;};&quot;)" office:value-type="string" office:string-value="assign rom[17] = {8'h43, 8'h11};" calcext:value-type="string">
            <text:p>assign rom[17] = {8'h43, 8'h11};</text:p>
          </table:table-cell>
        </table:table-row>
        <table:table-row table:style-name="ro1">
          <table:table-cell table:style-name="ce1" office:value-type="string" calcext:value-type="string">
            <text:p>write_SCCB(0x16, 0x10);</text:p>
          </table:table-cell>
          <table:table-cell/>
          <table:table-cell table:formula="of:=MID([.A20];14;2)" office:value-type="string" office:string-value="16" calcext:value-type="string">
            <text:p>16</text:p>
          </table:table-cell>
          <table:table-cell table:formula="of:=MID([.A20];20;2)" office:value-type="string" office:string-value="10" calcext:value-type="string">
            <text:p>10</text:p>
          </table:table-cell>
          <table:table-cell table:formula="of:=[.E19]+1" office:value-type="float" office:value="18" calcext:value-type="float">
            <text:p>18</text:p>
          </table:table-cell>
          <table:table-cell table:formula="of:=CONCATENATE(&quot;assign rom[&quot;;[.E20];&quot;] = {8'h&quot;;[.C20];&quot;, 8'h&quot;;[.D20];&quot;};&quot;)" office:value-type="string" office:string-value="assign rom[18] = {8'h16, 8'h10};" calcext:value-type="string">
            <text:p>assign rom[18] = {8'h16, 8'h10};</text:p>
          </table:table-cell>
        </table:table-row>
        <table:table-row table:style-name="ro1">
          <table:table-cell table:style-name="ce1" office:value-type="string" calcext:value-type="string">
            <text:p>write_SCCB(0x39, 0x82);</text:p>
          </table:table-cell>
          <table:table-cell/>
          <table:table-cell table:formula="of:=MID([.A21];14;2)" office:value-type="string" office:string-value="39" calcext:value-type="string">
            <text:p>39</text:p>
          </table:table-cell>
          <table:table-cell table:formula="of:=MID([.A21];20;2)" office:value-type="string" office:string-value="82" calcext:value-type="string">
            <text:p>82</text:p>
          </table:table-cell>
          <table:table-cell table:formula="of:=[.E20]+1" office:value-type="float" office:value="19" calcext:value-type="float">
            <text:p>19</text:p>
          </table:table-cell>
          <table:table-cell table:formula="of:=CONCATENATE(&quot;assign rom[&quot;;[.E21];&quot;] = {8'h&quot;;[.C21];&quot;, 8'h&quot;;[.D21];&quot;};&quot;)" office:value-type="string" office:string-value="assign rom[19] = {8'h39, 8'h82};" calcext:value-type="string">
            <text:p>assign rom[19] = {8'h39, 8'h82};</text:p>
          </table:table-cell>
        </table:table-row>
        <table:table-row table:style-name="ro1">
          <table:table-cell table:style-name="ce1" office:value-type="string" calcext:value-type="string">
            <text:p>write_SCCB(0x35, 0x88);</text:p>
          </table:table-cell>
          <table:table-cell/>
          <table:table-cell table:formula="of:=MID([.A22];14;2)" office:value-type="string" office:string-value="35" calcext:value-type="string">
            <text:p>35</text:p>
          </table:table-cell>
          <table:table-cell table:formula="of:=MID([.A22];20;2)" office:value-type="string" office:string-value="88" calcext:value-type="string">
            <text:p>88</text:p>
          </table:table-cell>
          <table:table-cell table:formula="of:=[.E21]+1" office:value-type="float" office:value="20" calcext:value-type="float">
            <text:p>20</text:p>
          </table:table-cell>
          <table:table-cell table:formula="of:=CONCATENATE(&quot;assign rom[&quot;;[.E22];&quot;] = {8'h&quot;;[.C22];&quot;, 8'h&quot;;[.D22];&quot;};&quot;)" office:value-type="string" office:string-value="assign rom[20] = {8'h35, 8'h88};" calcext:value-type="string">
            <text:p>assign rom[20] = {8'h35, 8'h88};</text:p>
          </table:table-cell>
        </table:table-row>
        <table:table-row table:style-name="ro1">
          <table:table-cell table:style-name="ce1" office:value-type="string" calcext:value-type="string">
            <text:p>write_SCCB(0x22, 0x0a);</text:p>
          </table:table-cell>
          <table:table-cell/>
          <table:table-cell table:formula="of:=MID([.A23];14;2)" office:value-type="string" office:string-value="22" calcext:value-type="string">
            <text:p>22</text:p>
          </table:table-cell>
          <table:table-cell table:formula="of:=MID([.A23];20;2)" office:value-type="string" office:string-value="0a" calcext:value-type="string">
            <text:p>0a</text:p>
          </table:table-cell>
          <table:table-cell table:formula="of:=[.E22]+1" office:value-type="float" office:value="21" calcext:value-type="float">
            <text:p>21</text:p>
          </table:table-cell>
          <table:table-cell table:formula="of:=CONCATENATE(&quot;assign rom[&quot;;[.E23];&quot;] = {8'h&quot;;[.C23];&quot;, 8'h&quot;;[.D23];&quot;};&quot;)" office:value-type="string" office:string-value="assign rom[21] = {8'h22, 8'h0a};" calcext:value-type="string">
            <text:p>assign rom[21] = {8'h22, 8'h0a};</text:p>
          </table:table-cell>
        </table:table-row>
        <table:table-row table:style-name="ro1">
          <table:table-cell table:style-name="ce1" office:value-type="string" calcext:value-type="string">
            <text:p>write_SCCB(0x37, 0x40);</text:p>
          </table:table-cell>
          <table:table-cell/>
          <table:table-cell table:formula="of:=MID([.A24];14;2)" office:value-type="string" office:string-value="37" calcext:value-type="string">
            <text:p>37</text:p>
          </table:table-cell>
          <table:table-cell table:formula="of:=MID([.A24];20;2)" office:value-type="string" office:string-value="40" calcext:value-type="string">
            <text:p>40</text:p>
          </table:table-cell>
          <table:table-cell table:formula="of:=[.E23]+1" office:value-type="float" office:value="22" calcext:value-type="float">
            <text:p>22</text:p>
          </table:table-cell>
          <table:table-cell table:formula="of:=CONCATENATE(&quot;assign rom[&quot;;[.E24];&quot;] = {8'h&quot;;[.C24];&quot;, 8'h&quot;;[.D24];&quot;};&quot;)" office:value-type="string" office:string-value="assign rom[22] = {8'h37, 8'h40};" calcext:value-type="string">
            <text:p>assign rom[22] = {8'h37, 8'h40};</text:p>
          </table:table-cell>
        </table:table-row>
        <table:table-row table:style-name="ro1">
          <table:table-cell table:style-name="ce1" office:value-type="string" calcext:value-type="string">
            <text:p>write_SCCB(0x23, 0x00);</text:p>
          </table:table-cell>
          <table:table-cell/>
          <table:table-cell table:formula="of:=MID([.A25];14;2)" office:value-type="string" office:string-value="23" calcext:value-type="string">
            <text:p>23</text:p>
          </table:table-cell>
          <table:table-cell table:formula="of:=MID([.A25];20;2)" office:value-type="string" office:string-value="00" calcext:value-type="string">
            <text:p>00</text:p>
          </table:table-cell>
          <table:table-cell table:formula="of:=[.E24]+1" office:value-type="float" office:value="23" calcext:value-type="float">
            <text:p>23</text:p>
          </table:table-cell>
          <table:table-cell table:formula="of:=CONCATENATE(&quot;assign rom[&quot;;[.E25];&quot;] = {8'h&quot;;[.C25];&quot;, 8'h&quot;;[.D25];&quot;};&quot;)" office:value-type="string" office:string-value="assign rom[23] = {8'h23, 8'h00};" calcext:value-type="string">
            <text:p>assign rom[23] = {8'h23, 8'h00};</text:p>
          </table:table-cell>
        </table:table-row>
        <table:table-row table:style-name="ro1">
          <table:table-cell table:style-name="ce1" office:value-type="string" calcext:value-type="string">
            <text:p>write_SCCB(0x34, 0xa0);</text:p>
          </table:table-cell>
          <table:table-cell/>
          <table:table-cell table:formula="of:=MID([.A26];14;2)" office:value-type="string" office:string-value="34" calcext:value-type="string">
            <text:p>34</text:p>
          </table:table-cell>
          <table:table-cell table:formula="of:=MID([.A26];20;2)" office:value-type="string" office:string-value="a0" calcext:value-type="string">
            <text:p>a0</text:p>
          </table:table-cell>
          <table:table-cell table:formula="of:=[.E25]+1" office:value-type="float" office:value="24" calcext:value-type="float">
            <text:p>24</text:p>
          </table:table-cell>
          <table:table-cell table:formula="of:=CONCATENATE(&quot;assign rom[&quot;;[.E26];&quot;] = {8'h&quot;;[.C26];&quot;, 8'h&quot;;[.D26];&quot;};&quot;)" office:value-type="string" office:string-value="assign rom[24] = {8'h34, 8'ha0};" calcext:value-type="string">
            <text:p>assign rom[24] = {8'h34, 8'ha0};</text:p>
          </table:table-cell>
        </table:table-row>
        <table:table-row table:style-name="ro1">
          <table:table-cell table:style-name="ce1" office:value-type="string" calcext:value-type="string">
            <text:p>write_SCCB(0x36, 0x1a);</text:p>
          </table:table-cell>
          <table:table-cell/>
          <table:table-cell table:formula="of:=MID([.A27];14;2)" office:value-type="string" office:string-value="36" calcext:value-type="string">
            <text:p>36</text:p>
          </table:table-cell>
          <table:table-cell table:formula="of:=MID([.A27];20;2)" office:value-type="string" office:string-value="1a" calcext:value-type="string">
            <text:p>1a</text:p>
          </table:table-cell>
          <table:table-cell table:formula="of:=[.E26]+1" office:value-type="float" office:value="25" calcext:value-type="float">
            <text:p>25</text:p>
          </table:table-cell>
          <table:table-cell table:formula="of:=CONCATENATE(&quot;assign rom[&quot;;[.E27];&quot;] = {8'h&quot;;[.C27];&quot;, 8'h&quot;;[.D27];&quot;};&quot;)" office:value-type="string" office:string-value="assign rom[25] = {8'h36, 8'h1a};" calcext:value-type="string">
            <text:p>assign rom[25] = {8'h36, 8'h1a};</text:p>
          </table:table-cell>
        </table:table-row>
        <table:table-row table:style-name="ro1">
          <table:table-cell table:style-name="ce1" office:value-type="string" calcext:value-type="string">
            <text:p>write_SCCB(0x06, 0x02);</text:p>
          </table:table-cell>
          <table:table-cell/>
          <table:table-cell table:formula="of:=MID([.A28];14;2)" office:value-type="string" office:string-value="06" calcext:value-type="string">
            <text:p>06</text:p>
          </table:table-cell>
          <table:table-cell table:formula="of:=MID([.A28];20;2)" office:value-type="string" office:string-value="02" calcext:value-type="string">
            <text:p>02</text:p>
          </table:table-cell>
          <table:table-cell table:formula="of:=[.E27]+1" office:value-type="float" office:value="26" calcext:value-type="float">
            <text:p>26</text:p>
          </table:table-cell>
          <table:table-cell table:formula="of:=CONCATENATE(&quot;assign rom[&quot;;[.E28];&quot;] = {8'h&quot;;[.C28];&quot;, 8'h&quot;;[.D28];&quot;};&quot;)" office:value-type="string" office:string-value="assign rom[26] = {8'h06, 8'h02};" calcext:value-type="string">
            <text:p>assign rom[26] = {8'h06, 8'h02};</text:p>
          </table:table-cell>
        </table:table-row>
        <table:table-row table:style-name="ro1">
          <table:table-cell table:style-name="ce1" office:value-type="string" calcext:value-type="string">
            <text:p>write_SCCB(0x07, 0xc0);</text:p>
          </table:table-cell>
          <table:table-cell/>
          <table:table-cell table:formula="of:=MID([.A29];14;2)" office:value-type="string" office:string-value="07" calcext:value-type="string">
            <text:p>07</text:p>
          </table:table-cell>
          <table:table-cell table:formula="of:=MID([.A29];20;2)" office:value-type="string" office:string-value="c0" calcext:value-type="string">
            <text:p>c0</text:p>
          </table:table-cell>
          <table:table-cell table:formula="of:=[.E28]+1" office:value-type="float" office:value="27" calcext:value-type="float">
            <text:p>27</text:p>
          </table:table-cell>
          <table:table-cell table:formula="of:=CONCATENATE(&quot;assign rom[&quot;;[.E29];&quot;] = {8'h&quot;;[.C29];&quot;, 8'h&quot;;[.D29];&quot;};&quot;)" office:value-type="string" office:string-value="assign rom[27] = {8'h07, 8'hc0};" calcext:value-type="string">
            <text:p>assign rom[27] = {8'h07, 8'hc0};</text:p>
          </table:table-cell>
        </table:table-row>
        <table:table-row table:style-name="ro1">
          <table:table-cell table:style-name="ce1" office:value-type="string" calcext:value-type="string">
            <text:p>write_SCCB(0x0d, 0xb7);</text:p>
          </table:table-cell>
          <table:table-cell/>
          <table:table-cell table:formula="of:=MID([.A30];14;2)" office:value-type="string" office:string-value="0d" calcext:value-type="string">
            <text:p>0d</text:p>
          </table:table-cell>
          <table:table-cell table:formula="of:=MID([.A30];20;2)" office:value-type="string" office:string-value="b7" calcext:value-type="string">
            <text:p>b7</text:p>
          </table:table-cell>
          <table:table-cell table:formula="of:=[.E29]+1" office:value-type="float" office:value="28" calcext:value-type="float">
            <text:p>28</text:p>
          </table:table-cell>
          <table:table-cell table:formula="of:=CONCATENATE(&quot;assign rom[&quot;;[.E30];&quot;] = {8'h&quot;;[.C30];&quot;, 8'h&quot;;[.D30];&quot;};&quot;)" office:value-type="string" office:string-value="assign rom[28] = {8'h0d, 8'hb7};" calcext:value-type="string">
            <text:p>assign rom[28] = {8'h0d, 8'hb7};</text:p>
          </table:table-cell>
        </table:table-row>
        <table:table-row table:style-name="ro1">
          <table:table-cell table:style-name="ce1" office:value-type="string" calcext:value-type="string">
            <text:p>write_SCCB(0x0e, 0x01);</text:p>
          </table:table-cell>
          <table:table-cell/>
          <table:table-cell table:formula="of:=MID([.A31];14;2)" office:value-type="string" office:string-value="0e" calcext:value-type="string">
            <text:p>0e</text:p>
          </table:table-cell>
          <table:table-cell table:formula="of:=MID([.A31];20;2)" office:value-type="string" office:string-value="01" calcext:value-type="string">
            <text:p>01</text:p>
          </table:table-cell>
          <table:table-cell table:formula="of:=[.E30]+1" office:value-type="float" office:value="29" calcext:value-type="float">
            <text:p>29</text:p>
          </table:table-cell>
          <table:table-cell table:formula="of:=CONCATENATE(&quot;assign rom[&quot;;[.E31];&quot;] = {8'h&quot;;[.C31];&quot;, 8'h&quot;;[.D31];&quot;};&quot;)" office:value-type="string" office:string-value="assign rom[29] = {8'h0e, 8'h01};" calcext:value-type="string">
            <text:p>assign rom[29] = {8'h0e, 8'h01};</text:p>
          </table:table-cell>
        </table:table-row>
        <table:table-row table:style-name="ro1">
          <table:table-cell table:style-name="ce1" office:value-type="string" calcext:value-type="string">
            <text:p>write_SCCB(0x4c, 0x00);</text:p>
          </table:table-cell>
          <table:table-cell/>
          <table:table-cell table:formula="of:=MID([.A32];14;2)" office:value-type="string" office:string-value="4c" calcext:value-type="string">
            <text:p>4c</text:p>
          </table:table-cell>
          <table:table-cell table:formula="of:=MID([.A32];20;2)" office:value-type="string" office:string-value="00" calcext:value-type="string">
            <text:p>00</text:p>
          </table:table-cell>
          <table:table-cell table:formula="of:=[.E31]+1" office:value-type="float" office:value="30" calcext:value-type="float">
            <text:p>30</text:p>
          </table:table-cell>
          <table:table-cell table:formula="of:=CONCATENATE(&quot;assign rom[&quot;;[.E32];&quot;] = {8'h&quot;;[.C32];&quot;, 8'h&quot;;[.D32];&quot;};&quot;)" office:value-type="string" office:string-value="assign rom[30] = {8'h4c, 8'h00};" calcext:value-type="string">
            <text:p>assign rom[30] = {8'h4c, 8'h00};</text:p>
          </table:table-cell>
        </table:table-row>
        <table:table-row table:style-name="ro1">
          <table:table-cell table:style-name="ce1" office:value-type="string" calcext:value-type="string">
            <text:p>write_SCCB(0x48, 0x00);</text:p>
          </table:table-cell>
          <table:table-cell/>
          <table:table-cell table:formula="of:=MID([.A33];14;2)" office:value-type="string" office:string-value="48" calcext:value-type="string">
            <text:p>48</text:p>
          </table:table-cell>
          <table:table-cell table:formula="of:=MID([.A33];20;2)" office:value-type="string" office:string-value="00" calcext:value-type="string">
            <text:p>00</text:p>
          </table:table-cell>
          <table:table-cell table:formula="of:=[.E32]+1" office:value-type="float" office:value="31" calcext:value-type="float">
            <text:p>31</text:p>
          </table:table-cell>
          <table:table-cell table:formula="of:=CONCATENATE(&quot;assign rom[&quot;;[.E33];&quot;] = {8'h&quot;;[.C33];&quot;, 8'h&quot;;[.D33];&quot;};&quot;)" office:value-type="string" office:string-value="assign rom[31] = {8'h48, 8'h00};" calcext:value-type="string">
            <text:p>assign rom[31] = {8'h48, 8'h00};</text:p>
          </table:table-cell>
        </table:table-row>
        <table:table-row table:style-name="ro1">
          <table:table-cell table:style-name="ce1" office:value-type="string" calcext:value-type="string">
            <text:p>write_SCCB(0x5B, 0x00);</text:p>
          </table:table-cell>
          <table:table-cell/>
          <table:table-cell table:formula="of:=MID([.A34];14;2)" office:value-type="string" office:string-value="5B" calcext:value-type="string">
            <text:p>5B</text:p>
          </table:table-cell>
          <table:table-cell table:formula="of:=MID([.A34];20;2)" office:value-type="string" office:string-value="00" calcext:value-type="string">
            <text:p>00</text:p>
          </table:table-cell>
          <table:table-cell table:formula="of:=[.E33]+1" office:value-type="float" office:value="32" calcext:value-type="float">
            <text:p>32</text:p>
          </table:table-cell>
          <table:table-cell table:formula="of:=CONCATENATE(&quot;assign rom[&quot;;[.E34];&quot;] = {8'h&quot;;[.C34];&quot;, 8'h&quot;;[.D34];&quot;};&quot;)" office:value-type="string" office:string-value="assign rom[32] = {8'h5B, 8'h00};" calcext:value-type="string">
            <text:p>assign rom[32] = {8'h5B, 8'h00};</text:p>
          </table:table-cell>
        </table:table-row>
        <table:table-row table:style-name="ro1">
          <table:table-cell table:style-name="ce1" office:value-type="string" calcext:value-type="string">
            <text:p>write_SCCB(0x42, 0x83);</text:p>
          </table:table-cell>
          <table:table-cell/>
          <table:table-cell table:formula="of:=MID([.A35];14;2)" office:value-type="string" office:string-value="42" calcext:value-type="string">
            <text:p>42</text:p>
          </table:table-cell>
          <table:table-cell table:formula="of:=MID([.A35];20;2)" office:value-type="string" office:string-value="83" calcext:value-type="string">
            <text:p>83</text:p>
          </table:table-cell>
          <table:table-cell table:formula="of:=[.E34]+1" office:value-type="float" office:value="33" calcext:value-type="float">
            <text:p>33</text:p>
          </table:table-cell>
          <table:table-cell table:formula="of:=CONCATENATE(&quot;assign rom[&quot;;[.E35];&quot;] = {8'h&quot;;[.C35];&quot;, 8'h&quot;;[.D35];&quot;};&quot;)" office:value-type="string" office:string-value="assign rom[33] = {8'h42, 8'h83};" calcext:value-type="string">
            <text:p>assign rom[33] = {8'h42, 8'h83};</text:p>
          </table:table-cell>
        </table:table-row>
        <table:table-row table:style-name="ro1">
          <table:table-cell table:style-name="ce1" office:value-type="string" calcext:value-type="string">
            <text:p>write_SCCB(0x4a, 0x81);</text:p>
          </table:table-cell>
          <table:table-cell/>
          <table:table-cell table:formula="of:=MID([.A36];14;2)" office:value-type="string" office:string-value="4a" calcext:value-type="string">
            <text:p>4a</text:p>
          </table:table-cell>
          <table:table-cell table:formula="of:=MID([.A36];20;2)" office:value-type="string" office:string-value="81" calcext:value-type="string">
            <text:p>81</text:p>
          </table:table-cell>
          <table:table-cell table:formula="of:=[.E35]+1" office:value-type="float" office:value="34" calcext:value-type="float">
            <text:p>34</text:p>
          </table:table-cell>
          <table:table-cell table:formula="of:=CONCATENATE(&quot;assign rom[&quot;;[.E36];&quot;] = {8'h&quot;;[.C36];&quot;, 8'h&quot;;[.D36];&quot;};&quot;)" office:value-type="string" office:string-value="assign rom[34] = {8'h4a, 8'h81};" calcext:value-type="string">
            <text:p>assign rom[34] = {8'h4a, 8'h81};</text:p>
          </table:table-cell>
        </table:table-row>
        <table:table-row table:style-name="ro1">
          <table:table-cell table:style-name="ce1" office:value-type="string" calcext:value-type="string">
            <text:p>write_SCCB(0x21, 0x99);</text:p>
          </table:table-cell>
          <table:table-cell/>
          <table:table-cell table:formula="of:=MID([.A37];14;2)" office:value-type="string" office:string-value="21" calcext:value-type="string">
            <text:p>21</text:p>
          </table:table-cell>
          <table:table-cell table:formula="of:=MID([.A37];20;2)" office:value-type="string" office:string-value="99" calcext:value-type="string">
            <text:p>99</text:p>
          </table:table-cell>
          <table:table-cell table:formula="of:=[.E36]+1" office:value-type="float" office:value="35" calcext:value-type="float">
            <text:p>35</text:p>
          </table:table-cell>
          <table:table-cell table:formula="of:=CONCATENATE(&quot;assign rom[&quot;;[.E37];&quot;] = {8'h&quot;;[.C37];&quot;, 8'h&quot;;[.D37];&quot;};&quot;)" office:value-type="string" office:string-value="assign rom[35] = {8'h21, 8'h99};" calcext:value-type="string">
            <text:p>assign rom[35] = {8'h21, 8'h99};</text:p>
          </table:table-cell>
        </table:table-row>
        <table:table-row table:style-name="ro1">
          <table:table-cell table:style-name="ce1" office:value-type="string" calcext:value-type="string">
            <text:p>write_SCCB(0x24, 0x40);</text:p>
          </table:table-cell>
          <table:table-cell/>
          <table:table-cell table:formula="of:=MID([.A38];14;2)" office:value-type="string" office:string-value="24" calcext:value-type="string">
            <text:p>24</text:p>
          </table:table-cell>
          <table:table-cell table:formula="of:=MID([.A38];20;2)" office:value-type="string" office:string-value="40" calcext:value-type="string">
            <text:p>40</text:p>
          </table:table-cell>
          <table:table-cell table:formula="of:=[.E37]+1" office:value-type="float" office:value="36" calcext:value-type="float">
            <text:p>36</text:p>
          </table:table-cell>
          <table:table-cell table:formula="of:=CONCATENATE(&quot;assign rom[&quot;;[.E38];&quot;] = {8'h&quot;;[.C38];&quot;, 8'h&quot;;[.D38];&quot;};&quot;)" office:value-type="string" office:string-value="assign rom[36] = {8'h24, 8'h40};" calcext:value-type="string">
            <text:p>assign rom[36] = {8'h24, 8'h40};</text:p>
          </table:table-cell>
        </table:table-row>
        <table:table-row table:style-name="ro1">
          <table:table-cell table:style-name="ce1" office:value-type="string" calcext:value-type="string">
            <text:p>write_SCCB(0x25, 0x38);</text:p>
          </table:table-cell>
          <table:table-cell/>
          <table:table-cell table:formula="of:=MID([.A39];14;2)" office:value-type="string" office:string-value="25" calcext:value-type="string">
            <text:p>25</text:p>
          </table:table-cell>
          <table:table-cell table:formula="of:=MID([.A39];20;2)" office:value-type="string" office:string-value="38" calcext:value-type="string">
            <text:p>38</text:p>
          </table:table-cell>
          <table:table-cell table:formula="of:=[.E38]+1" office:value-type="float" office:value="37" calcext:value-type="float">
            <text:p>37</text:p>
          </table:table-cell>
          <table:table-cell table:formula="of:=CONCATENATE(&quot;assign rom[&quot;;[.E39];&quot;] = {8'h&quot;;[.C39];&quot;, 8'h&quot;;[.D39];&quot;};&quot;)" office:value-type="string" office:string-value="assign rom[37] = {8'h25, 8'h38};" calcext:value-type="string">
            <text:p>assign rom[37] = {8'h25, 8'h38};</text:p>
          </table:table-cell>
        </table:table-row>
        <table:table-row table:style-name="ro1">
          <table:table-cell table:style-name="ce1" office:value-type="string" calcext:value-type="string">
            <text:p>write_SCCB(0x26, 0x82);</text:p>
          </table:table-cell>
          <table:table-cell/>
          <table:table-cell table:formula="of:=MID([.A40];14;2)" office:value-type="string" office:string-value="26" calcext:value-type="string">
            <text:p>26</text:p>
          </table:table-cell>
          <table:table-cell table:formula="of:=MID([.A40];20;2)" office:value-type="string" office:string-value="82" calcext:value-type="string">
            <text:p>82</text:p>
          </table:table-cell>
          <table:table-cell table:formula="of:=[.E39]+1" office:value-type="float" office:value="38" calcext:value-type="float">
            <text:p>38</text:p>
          </table:table-cell>
          <table:table-cell table:formula="of:=CONCATENATE(&quot;assign rom[&quot;;[.E40];&quot;] = {8'h&quot;;[.C40];&quot;, 8'h&quot;;[.D40];&quot;};&quot;)" office:value-type="string" office:string-value="assign rom[38] = {8'h26, 8'h82};" calcext:value-type="string">
            <text:p>assign rom[38] = {8'h26, 8'h82};</text:p>
          </table:table-cell>
        </table:table-row>
        <table:table-row table:style-name="ro1">
          <table:table-cell table:style-name="ce1" office:value-type="string" calcext:value-type="string">
            <text:p>write_SCCB(0x5c, 0x00);</text:p>
          </table:table-cell>
          <table:table-cell/>
          <table:table-cell table:formula="of:=MID([.A41];14;2)" office:value-type="string" office:string-value="5c" calcext:value-type="string">
            <text:p>5c</text:p>
          </table:table-cell>
          <table:table-cell table:formula="of:=MID([.A41];20;2)" office:value-type="string" office:string-value="00" calcext:value-type="string">
            <text:p>00</text:p>
          </table:table-cell>
          <table:table-cell table:formula="of:=[.E40]+1" office:value-type="float" office:value="39" calcext:value-type="float">
            <text:p>39</text:p>
          </table:table-cell>
          <table:table-cell table:formula="of:=CONCATENATE(&quot;assign rom[&quot;;[.E41];&quot;] = {8'h&quot;;[.C41];&quot;, 8'h&quot;;[.D41];&quot;};&quot;)" office:value-type="string" office:string-value="assign rom[39] = {8'h5c, 8'h00};" calcext:value-type="string">
            <text:p>assign rom[39] = {8'h5c, 8'h00};</text:p>
          </table:table-cell>
        </table:table-row>
        <table:table-row table:style-name="ro1">
          <table:table-cell table:style-name="ce1" office:value-type="string" calcext:value-type="string">
            <text:p>write_SCCB(0x63, 0x00);</text:p>
          </table:table-cell>
          <table:table-cell/>
          <table:table-cell table:formula="of:=MID([.A42];14;2)" office:value-type="string" office:string-value="63" calcext:value-type="string">
            <text:p>63</text:p>
          </table:table-cell>
          <table:table-cell table:formula="of:=MID([.A42];20;2)" office:value-type="string" office:string-value="00" calcext:value-type="string">
            <text:p>00</text:p>
          </table:table-cell>
          <table:table-cell table:formula="of:=[.E41]+1" office:value-type="float" office:value="40" calcext:value-type="float">
            <text:p>40</text:p>
          </table:table-cell>
          <table:table-cell table:formula="of:=CONCATENATE(&quot;assign rom[&quot;;[.E42];&quot;] = {8'h&quot;;[.C42];&quot;, 8'h&quot;;[.D42];&quot;};&quot;)" office:value-type="string" office:string-value="assign rom[40] = {8'h63, 8'h00};" calcext:value-type="string">
            <text:p>assign rom[40] = {8'h63, 8'h00};</text:p>
          </table:table-cell>
        </table:table-row>
        <table:table-row table:style-name="ro1">
          <table:table-cell table:style-name="ce1" office:value-type="string" calcext:value-type="string">
            <text:p>write_SCCB(0x46, 0x00);</text:p>
          </table:table-cell>
          <table:table-cell/>
          <table:table-cell table:formula="of:=MID([.A43];14;2)" office:value-type="string" office:string-value="46" calcext:value-type="string">
            <text:p>46</text:p>
          </table:table-cell>
          <table:table-cell table:formula="of:=MID([.A43];20;2)" office:value-type="string" office:string-value="00" calcext:value-type="string">
            <text:p>00</text:p>
          </table:table-cell>
          <table:table-cell table:formula="of:=[.E42]+1" office:value-type="float" office:value="41" calcext:value-type="float">
            <text:p>41</text:p>
          </table:table-cell>
          <table:table-cell table:formula="of:=CONCATENATE(&quot;assign rom[&quot;;[.E43];&quot;] = {8'h&quot;;[.C43];&quot;, 8'h&quot;;[.D43];&quot;};&quot;)" office:value-type="string" office:string-value="assign rom[41] = {8'h46, 8'h00};" calcext:value-type="string">
            <text:p>assign rom[41] = {8'h46, 8'h00};</text:p>
          </table:table-cell>
        </table:table-row>
        <table:table-row table:style-name="ro1">
          <table:table-cell table:style-name="ce1" office:value-type="string" calcext:value-type="string">
            <text:p>write_SCCB(0x0c, 0x38);</text:p>
          </table:table-cell>
          <table:table-cell/>
          <table:table-cell table:formula="of:=MID([.A44];14;2)" office:value-type="string" office:string-value="0c" calcext:value-type="string">
            <text:p>0c</text:p>
          </table:table-cell>
          <table:table-cell table:formula="of:=MID([.A44];20;2)" office:value-type="string" office:string-value="38" calcext:value-type="string">
            <text:p>38</text:p>
          </table:table-cell>
          <table:table-cell table:formula="of:=[.E43]+1" office:value-type="float" office:value="42" calcext:value-type="float">
            <text:p>42</text:p>
          </table:table-cell>
          <table:table-cell table:formula="of:=CONCATENATE(&quot;assign rom[&quot;;[.E44];&quot;] = {8'h&quot;;[.C44];&quot;, 8'h&quot;;[.D44];&quot;};&quot;)" office:value-type="string" office:string-value="assign rom[42] = {8'h0c, 8'h38};" calcext:value-type="string">
            <text:p>assign rom[42] = {8'h0c, 8'h38};</text:p>
          </table:table-cell>
        </table:table-row>
        <table:table-row table:style-name="ro1">
          <table:table-cell table:style-name="ce1" office:value-type="string" calcext:value-type="string">
            <text:p>write_SCCB(0x61, 0x70);</text:p>
          </table:table-cell>
          <table:table-cell/>
          <table:table-cell table:formula="of:=MID([.A45];14;2)" office:value-type="string" office:string-value="61" calcext:value-type="string">
            <text:p>61</text:p>
          </table:table-cell>
          <table:table-cell table:formula="of:=MID([.A45];20;2)" office:value-type="string" office:string-value="70" calcext:value-type="string">
            <text:p>70</text:p>
          </table:table-cell>
          <table:table-cell table:formula="of:=[.E44]+1" office:value-type="float" office:value="43" calcext:value-type="float">
            <text:p>43</text:p>
          </table:table-cell>
          <table:table-cell table:formula="of:=CONCATENATE(&quot;assign rom[&quot;;[.E45];&quot;] = {8'h&quot;;[.C45];&quot;, 8'h&quot;;[.D45];&quot;};&quot;)" office:value-type="string" office:string-value="assign rom[43] = {8'h61, 8'h70};" calcext:value-type="string">
            <text:p>assign rom[43] = {8'h61, 8'h70};</text:p>
          </table:table-cell>
        </table:table-row>
        <table:table-row table:style-name="ro1">
          <table:table-cell table:style-name="ce1" office:value-type="string" calcext:value-type="string">
            <text:p>write_SCCB(0x62, 0x80);</text:p>
          </table:table-cell>
          <table:table-cell/>
          <table:table-cell table:formula="of:=MID([.A46];14;2)" office:value-type="string" office:string-value="62" calcext:value-type="string">
            <text:p>62</text:p>
          </table:table-cell>
          <table:table-cell table:formula="of:=MID([.A46];20;2)" office:value-type="string" office:string-value="80" calcext:value-type="string">
            <text:p>80</text:p>
          </table:table-cell>
          <table:table-cell table:formula="of:=[.E45]+1" office:value-type="float" office:value="44" calcext:value-type="float">
            <text:p>44</text:p>
          </table:table-cell>
          <table:table-cell table:formula="of:=CONCATENATE(&quot;assign rom[&quot;;[.E46];&quot;] = {8'h&quot;;[.C46];&quot;, 8'h&quot;;[.D46];&quot;};&quot;)" office:value-type="string" office:string-value="assign rom[44] = {8'h62, 8'h80};" calcext:value-type="string">
            <text:p>assign rom[44] = {8'h62, 8'h80};</text:p>
          </table:table-cell>
        </table:table-row>
        <table:table-row table:style-name="ro1">
          <table:table-cell table:style-name="ce1" office:value-type="string" calcext:value-type="string">
            <text:p>write_SCCB(0x7c, 0x05);</text:p>
          </table:table-cell>
          <table:table-cell/>
          <table:table-cell table:formula="of:=MID([.A47];14;2)" office:value-type="string" office:string-value="7c" calcext:value-type="string">
            <text:p>7c</text:p>
          </table:table-cell>
          <table:table-cell table:formula="of:=MID([.A47];20;2)" office:value-type="string" office:string-value="05" calcext:value-type="string">
            <text:p>05</text:p>
          </table:table-cell>
          <table:table-cell table:formula="of:=[.E46]+1" office:value-type="float" office:value="45" calcext:value-type="float">
            <text:p>45</text:p>
          </table:table-cell>
          <table:table-cell table:formula="of:=CONCATENATE(&quot;assign rom[&quot;;[.E47];&quot;] = {8'h&quot;;[.C47];&quot;, 8'h&quot;;[.D47];&quot;};&quot;)" office:value-type="string" office:string-value="assign rom[45] = {8'h7c, 8'h05};" calcext:value-type="string">
            <text:p>assign rom[45] = {8'h7c, 8'h05};</text:p>
          </table:table-cell>
        </table:table-row>
        <table:table-row table:style-name="ro1">
          <table:table-cell table:style-name="ce1" office:value-type="string" calcext:value-type="string">
            <text:p>write_SCCB(0x20, 0x80);</text:p>
          </table:table-cell>
          <table:table-cell/>
          <table:table-cell table:formula="of:=MID([.A48];14;2)" office:value-type="string" office:string-value="20" calcext:value-type="string">
            <text:p>20</text:p>
          </table:table-cell>
          <table:table-cell table:formula="of:=MID([.A48];20;2)" office:value-type="string" office:string-value="80" calcext:value-type="string">
            <text:p>80</text:p>
          </table:table-cell>
          <table:table-cell table:formula="of:=[.E47]+1" office:value-type="float" office:value="46" calcext:value-type="float">
            <text:p>46</text:p>
          </table:table-cell>
          <table:table-cell table:formula="of:=CONCATENATE(&quot;assign rom[&quot;;[.E48];&quot;] = {8'h&quot;;[.C48];&quot;, 8'h&quot;;[.D48];&quot;};&quot;)" office:value-type="string" office:string-value="assign rom[46] = {8'h20, 8'h80};" calcext:value-type="string">
            <text:p>assign rom[46] = {8'h20, 8'h80};</text:p>
          </table:table-cell>
        </table:table-row>
        <table:table-row table:style-name="ro1">
          <table:table-cell table:style-name="ce1" office:value-type="string" calcext:value-type="string">
            <text:p>write_SCCB(0x28, 0x30);</text:p>
          </table:table-cell>
          <table:table-cell/>
          <table:table-cell table:formula="of:=MID([.A49];14;2)" office:value-type="string" office:string-value="28" calcext:value-type="string">
            <text:p>28</text:p>
          </table:table-cell>
          <table:table-cell table:formula="of:=MID([.A49];20;2)" office:value-type="string" office:string-value="30" calcext:value-type="string">
            <text:p>30</text:p>
          </table:table-cell>
          <table:table-cell table:formula="of:=[.E48]+1" office:value-type="float" office:value="47" calcext:value-type="float">
            <text:p>47</text:p>
          </table:table-cell>
          <table:table-cell table:formula="of:=CONCATENATE(&quot;assign rom[&quot;;[.E49];&quot;] = {8'h&quot;;[.C49];&quot;, 8'h&quot;;[.D49];&quot;};&quot;)" office:value-type="string" office:string-value="assign rom[47] = {8'h28, 8'h30};" calcext:value-type="string">
            <text:p>assign rom[47] = {8'h28, 8'h30};</text:p>
          </table:table-cell>
        </table:table-row>
        <table:table-row table:style-name="ro1">
          <table:table-cell table:style-name="ce1" office:value-type="string" calcext:value-type="string">
            <text:p>write_SCCB(0x6c, 0x00);</text:p>
          </table:table-cell>
          <table:table-cell/>
          <table:table-cell table:formula="of:=MID([.A50];14;2)" office:value-type="string" office:string-value="6c" calcext:value-type="string">
            <text:p>6c</text:p>
          </table:table-cell>
          <table:table-cell table:formula="of:=MID([.A50];20;2)" office:value-type="string" office:string-value="00" calcext:value-type="string">
            <text:p>00</text:p>
          </table:table-cell>
          <table:table-cell table:formula="of:=[.E49]+1" office:value-type="float" office:value="48" calcext:value-type="float">
            <text:p>48</text:p>
          </table:table-cell>
          <table:table-cell table:formula="of:=CONCATENATE(&quot;assign rom[&quot;;[.E50];&quot;] = {8'h&quot;;[.C50];&quot;, 8'h&quot;;[.D50];&quot;};&quot;)" office:value-type="string" office:string-value="assign rom[48] = {8'h6c, 8'h00};" calcext:value-type="string">
            <text:p>assign rom[48] = {8'h6c, 8'h00};</text:p>
          </table:table-cell>
        </table:table-row>
        <table:table-row table:style-name="ro1">
          <table:table-cell table:style-name="ce1" office:value-type="string" calcext:value-type="string">
            <text:p>write_SCCB(0x6d, 0x80);</text:p>
          </table:table-cell>
          <table:table-cell/>
          <table:table-cell table:formula="of:=MID([.A51];14;2)" office:value-type="string" office:string-value="6d" calcext:value-type="string">
            <text:p>6d</text:p>
          </table:table-cell>
          <table:table-cell table:formula="of:=MID([.A51];20;2)" office:value-type="string" office:string-value="80" calcext:value-type="string">
            <text:p>80</text:p>
          </table:table-cell>
          <table:table-cell table:formula="of:=[.E50]+1" office:value-type="float" office:value="49" calcext:value-type="float">
            <text:p>49</text:p>
          </table:table-cell>
          <table:table-cell table:formula="of:=CONCATENATE(&quot;assign rom[&quot;;[.E51];&quot;] = {8'h&quot;;[.C51];&quot;, 8'h&quot;;[.D51];&quot;};&quot;)" office:value-type="string" office:string-value="assign rom[49] = {8'h6d, 8'h80};" calcext:value-type="string">
            <text:p>assign rom[49] = {8'h6d, 8'h80};</text:p>
          </table:table-cell>
        </table:table-row>
        <table:table-row table:style-name="ro1">
          <table:table-cell table:style-name="ce1" office:value-type="string" calcext:value-type="string">
            <text:p>write_SCCB(0x6e, 0x00);</text:p>
          </table:table-cell>
          <table:table-cell/>
          <table:table-cell table:formula="of:=MID([.A52];14;2)" office:value-type="string" office:string-value="6e" calcext:value-type="string">
            <text:p>6e</text:p>
          </table:table-cell>
          <table:table-cell table:formula="of:=MID([.A52];20;2)" office:value-type="string" office:string-value="00" calcext:value-type="string">
            <text:p>00</text:p>
          </table:table-cell>
          <table:table-cell table:formula="of:=[.E51]+1" office:value-type="float" office:value="50" calcext:value-type="float">
            <text:p>50</text:p>
          </table:table-cell>
          <table:table-cell table:formula="of:=CONCATENATE(&quot;assign rom[&quot;;[.E52];&quot;] = {8'h&quot;;[.C52];&quot;, 8'h&quot;;[.D52];&quot;};&quot;)" office:value-type="string" office:string-value="assign rom[50] = {8'h6e, 8'h00};" calcext:value-type="string">
            <text:p>assign rom[50] = {8'h6e, 8'h00};</text:p>
          </table:table-cell>
        </table:table-row>
        <table:table-row table:style-name="ro1">
          <table:table-cell table:style-name="ce1" office:value-type="string" calcext:value-type="string">
            <text:p>write_SCCB(0x70, 0x02);</text:p>
          </table:table-cell>
          <table:table-cell/>
          <table:table-cell table:formula="of:=MID([.A53];14;2)" office:value-type="string" office:string-value="70" calcext:value-type="string">
            <text:p>70</text:p>
          </table:table-cell>
          <table:table-cell table:formula="of:=MID([.A53];20;2)" office:value-type="string" office:string-value="02" calcext:value-type="string">
            <text:p>02</text:p>
          </table:table-cell>
          <table:table-cell table:formula="of:=[.E52]+1" office:value-type="float" office:value="51" calcext:value-type="float">
            <text:p>51</text:p>
          </table:table-cell>
          <table:table-cell table:formula="of:=CONCATENATE(&quot;assign rom[&quot;;[.E53];&quot;] = {8'h&quot;;[.C53];&quot;, 8'h&quot;;[.D53];&quot;};&quot;)" office:value-type="string" office:string-value="assign rom[51] = {8'h70, 8'h02};" calcext:value-type="string">
            <text:p>assign rom[51] = {8'h70, 8'h02};</text:p>
          </table:table-cell>
        </table:table-row>
        <table:table-row table:style-name="ro1">
          <table:table-cell table:style-name="ce1" office:value-type="string" calcext:value-type="string">
            <text:p>write_SCCB(0x71, 0x94);</text:p>
          </table:table-cell>
          <table:table-cell/>
          <table:table-cell table:formula="of:=MID([.A54];14;2)" office:value-type="string" office:string-value="71" calcext:value-type="string">
            <text:p>71</text:p>
          </table:table-cell>
          <table:table-cell table:formula="of:=MID([.A54];20;2)" office:value-type="string" office:string-value="94" calcext:value-type="string">
            <text:p>94</text:p>
          </table:table-cell>
          <table:table-cell table:formula="of:=[.E53]+1" office:value-type="float" office:value="52" calcext:value-type="float">
            <text:p>52</text:p>
          </table:table-cell>
          <table:table-cell table:formula="of:=CONCATENATE(&quot;assign rom[&quot;;[.E54];&quot;] = {8'h&quot;;[.C54];&quot;, 8'h&quot;;[.D54];&quot;};&quot;)" office:value-type="string" office:string-value="assign rom[52] = {8'h71, 8'h94};" calcext:value-type="string">
            <text:p>assign rom[52] = {8'h71, 8'h94};</text:p>
          </table:table-cell>
        </table:table-row>
        <table:table-row table:style-name="ro1">
          <table:table-cell table:style-name="ce1" office:value-type="string" calcext:value-type="string">
            <text:p>write_SCCB(0x73, 0xc1);</text:p>
          </table:table-cell>
          <table:table-cell/>
          <table:table-cell table:formula="of:=MID([.A55];14;2)" office:value-type="string" office:string-value="73" calcext:value-type="string">
            <text:p>73</text:p>
          </table:table-cell>
          <table:table-cell table:formula="of:=MID([.A55];20;2)" office:value-type="string" office:string-value="c1" calcext:value-type="string">
            <text:p>c1</text:p>
          </table:table-cell>
          <table:table-cell table:formula="of:=[.E54]+1" office:value-type="float" office:value="53" calcext:value-type="float">
            <text:p>53</text:p>
          </table:table-cell>
          <table:table-cell table:formula="of:=CONCATENATE(&quot;assign rom[&quot;;[.E55];&quot;] = {8'h&quot;;[.C55];&quot;, 8'h&quot;;[.D55];&quot;};&quot;)" office:value-type="string" office:string-value="assign rom[53] = {8'h73, 8'hc1};" calcext:value-type="string">
            <text:p>assign rom[53] = {8'h73, 8'hc1};</text:p>
          </table:table-cell>
        </table:table-row>
        <table:table-row table:style-name="ro1">
          <table:table-cell table:style-name="ce1" office:value-type="string" calcext:value-type="string">
            <text:p>write_SCCB(0x3d, 0x34);</text:p>
          </table:table-cell>
          <table:table-cell/>
          <table:table-cell table:formula="of:=MID([.A56];14;2)" office:value-type="string" office:string-value="3d" calcext:value-type="string">
            <text:p>3d</text:p>
          </table:table-cell>
          <table:table-cell table:formula="of:=MID([.A56];20;2)" office:value-type="string" office:string-value="34" calcext:value-type="string">
            <text:p>34</text:p>
          </table:table-cell>
          <table:table-cell table:formula="of:=[.E55]+1" office:value-type="float" office:value="54" calcext:value-type="float">
            <text:p>54</text:p>
          </table:table-cell>
          <table:table-cell table:formula="of:=CONCATENATE(&quot;assign rom[&quot;;[.E56];&quot;] = {8'h&quot;;[.C56];&quot;, 8'h&quot;;[.D56];&quot;};&quot;)" office:value-type="string" office:string-value="assign rom[54] = {8'h3d, 8'h34};" calcext:value-type="string">
            <text:p>assign rom[54] = {8'h3d, 8'h34};</text:p>
          </table:table-cell>
        </table:table-row>
        <table:table-row table:style-name="ro1">
          <table:table-cell table:style-name="ce1" office:value-type="string" calcext:value-type="string">
            <text:p>write_SCCB(0x5a, 0x57);</text:p>
          </table:table-cell>
          <table:table-cell/>
          <table:table-cell table:formula="of:=MID([.A57];14;2)" office:value-type="string" office:string-value="5a" calcext:value-type="string">
            <text:p>5a</text:p>
          </table:table-cell>
          <table:table-cell table:formula="of:=MID([.A57];20;2)" office:value-type="string" office:string-value="57" calcext:value-type="string">
            <text:p>57</text:p>
          </table:table-cell>
          <table:table-cell table:formula="of:=[.E56]+1" office:value-type="float" office:value="55" calcext:value-type="float">
            <text:p>55</text:p>
          </table:table-cell>
          <table:table-cell table:formula="of:=CONCATENATE(&quot;assign rom[&quot;;[.E57];&quot;] = {8'h&quot;;[.C57];&quot;, 8'h&quot;;[.D57];&quot;};&quot;)" office:value-type="string" office:string-value="assign rom[55] = {8'h5a, 8'h57};" calcext:value-type="string">
            <text:p>assign rom[55] = {8'h5a, 8'h57};</text:p>
          </table:table-cell>
        </table:table-row>
        <table:table-row table:style-name="ro1">
          <table:table-cell table:style-name="ce1" office:value-type="string" calcext:value-type="string">
            <text:p>write_SCCB(0x4f, 0xbb);</text:p>
          </table:table-cell>
          <table:table-cell/>
          <table:table-cell table:formula="of:=MID([.A58];14;2)" office:value-type="string" office:string-value="4f" calcext:value-type="string">
            <text:p>4f</text:p>
          </table:table-cell>
          <table:table-cell table:formula="of:=MID([.A58];20;2)" office:value-type="string" office:string-value="bb" calcext:value-type="string">
            <text:p>bb</text:p>
          </table:table-cell>
          <table:table-cell table:formula="of:=[.E57]+1" office:value-type="float" office:value="56" calcext:value-type="float">
            <text:p>56</text:p>
          </table:table-cell>
          <table:table-cell table:formula="of:=CONCATENATE(&quot;assign rom[&quot;;[.E58];&quot;] = {8'h&quot;;[.C58];&quot;, 8'h&quot;;[.D58];&quot;};&quot;)" office:value-type="string" office:string-value="assign rom[56] = {8'h4f, 8'hbb};" calcext:value-type="string">
            <text:p>assign rom[56] = {8'h4f, 8'hbb};</text:p>
          </table:table-cell>
        </table:table-row>
        <table:table-row table:style-name="ro1">
          <table:table-cell table:style-name="ce1" office:value-type="string" calcext:value-type="string">
            <text:p>write_SCCB(0x50, 0x9c);</text:p>
          </table:table-cell>
          <table:table-cell/>
          <table:table-cell table:formula="of:=MID([.A59];14;2)" office:value-type="string" office:string-value="50" calcext:value-type="string">
            <text:p>50</text:p>
          </table:table-cell>
          <table:table-cell table:formula="of:=MID([.A59];20;2)" office:value-type="string" office:string-value="9c" calcext:value-type="string">
            <text:p>9c</text:p>
          </table:table-cell>
          <table:table-cell table:formula="of:=[.E58]+1" office:value-type="float" office:value="57" calcext:value-type="float">
            <text:p>57</text:p>
          </table:table-cell>
          <table:table-cell table:formula="of:=CONCATENATE(&quot;assign rom[&quot;;[.E59];&quot;] = {8'h&quot;;[.C59];&quot;, 8'h&quot;;[.D59];&quot;};&quot;)" office:value-type="string" office:string-value="assign rom[57] = {8'h50, 8'h9c};" calcext:value-type="string">
            <text:p>assign rom[57] = {8'h50, 8'h9c};</text:p>
          </table:table-cell>
        </table:table-row>
        <table:table-row table:style-name="ro1">
          <table:table-cell table:style-name="ce1" office:value-type="string" calcext:value-type="string">
            <text:p>write_SCCB(0xff, 0x00);</text:p>
          </table:table-cell>
          <table:table-cell/>
          <table:table-cell table:formula="of:=MID([.A60];14;2)" office:value-type="string" office:string-value="ff" calcext:value-type="string">
            <text:p>ff</text:p>
          </table:table-cell>
          <table:table-cell table:formula="of:=MID([.A60];20;2)" office:value-type="string" office:string-value="00" calcext:value-type="string">
            <text:p>00</text:p>
          </table:table-cell>
          <table:table-cell table:formula="of:=[.E59]+1" office:value-type="float" office:value="58" calcext:value-type="float">
            <text:p>58</text:p>
          </table:table-cell>
          <table:table-cell table:formula="of:=CONCATENATE(&quot;assign rom[&quot;;[.E60];&quot;] = {8'h&quot;;[.C60];&quot;, 8'h&quot;;[.D60];&quot;};&quot;)" office:value-type="string" office:string-value="assign rom[58] = {8'hff, 8'h00};" calcext:value-type="string">
            <text:p>assign rom[58] = {8'hff, 8'h00};</text:p>
          </table:table-cell>
        </table:table-row>
        <table:table-row table:style-name="ro1">
          <table:table-cell table:style-name="ce1" office:value-type="string" calcext:value-type="string">
            <text:p>write_SCCB(0xe5, 0x7f);</text:p>
          </table:table-cell>
          <table:table-cell/>
          <table:table-cell table:formula="of:=MID([.A61];14;2)" office:value-type="string" office:string-value="e5" calcext:value-type="string">
            <text:p>e5</text:p>
          </table:table-cell>
          <table:table-cell table:formula="of:=MID([.A61];20;2)" office:value-type="string" office:string-value="7f" calcext:value-type="string">
            <text:p>7f</text:p>
          </table:table-cell>
          <table:table-cell table:formula="of:=[.E60]+1" office:value-type="float" office:value="59" calcext:value-type="float">
            <text:p>59</text:p>
          </table:table-cell>
          <table:table-cell table:formula="of:=CONCATENATE(&quot;assign rom[&quot;;[.E61];&quot;] = {8'h&quot;;[.C61];&quot;, 8'h&quot;;[.D61];&quot;};&quot;)" office:value-type="string" office:string-value="assign rom[59] = {8'he5, 8'h7f};" calcext:value-type="string">
            <text:p>assign rom[59] = {8'he5, 8'h7f};</text:p>
          </table:table-cell>
        </table:table-row>
        <table:table-row table:style-name="ro1">
          <table:table-cell table:style-name="ce1" office:value-type="string" calcext:value-type="string">
            <text:p>write_SCCB(0xf9, 0xc0);</text:p>
          </table:table-cell>
          <table:table-cell/>
          <table:table-cell table:formula="of:=MID([.A62];14;2)" office:value-type="string" office:string-value="f9" calcext:value-type="string">
            <text:p>f9</text:p>
          </table:table-cell>
          <table:table-cell table:formula="of:=MID([.A62];20;2)" office:value-type="string" office:string-value="c0" calcext:value-type="string">
            <text:p>c0</text:p>
          </table:table-cell>
          <table:table-cell table:formula="of:=[.E61]+1" office:value-type="float" office:value="60" calcext:value-type="float">
            <text:p>60</text:p>
          </table:table-cell>
          <table:table-cell table:formula="of:=CONCATENATE(&quot;assign rom[&quot;;[.E62];&quot;] = {8'h&quot;;[.C62];&quot;, 8'h&quot;;[.D62];&quot;};&quot;)" office:value-type="string" office:string-value="assign rom[60] = {8'hf9, 8'hc0};" calcext:value-type="string">
            <text:p>assign rom[60] = {8'hf9, 8'hc0};</text:p>
          </table:table-cell>
        </table:table-row>
        <table:table-row table:style-name="ro1">
          <table:table-cell table:style-name="ce1" office:value-type="string" calcext:value-type="string">
            <text:p>write_SCCB(0x41, 0x24);</text:p>
          </table:table-cell>
          <table:table-cell/>
          <table:table-cell table:formula="of:=MID([.A63];14;2)" office:value-type="string" office:string-value="41" calcext:value-type="string">
            <text:p>41</text:p>
          </table:table-cell>
          <table:table-cell table:formula="of:=MID([.A63];20;2)" office:value-type="string" office:string-value="24" calcext:value-type="string">
            <text:p>24</text:p>
          </table:table-cell>
          <table:table-cell table:formula="of:=[.E62]+1" office:value-type="float" office:value="61" calcext:value-type="float">
            <text:p>61</text:p>
          </table:table-cell>
          <table:table-cell table:formula="of:=CONCATENATE(&quot;assign rom[&quot;;[.E63];&quot;] = {8'h&quot;;[.C63];&quot;, 8'h&quot;;[.D63];&quot;};&quot;)" office:value-type="string" office:string-value="assign rom[61] = {8'h41, 8'h24};" calcext:value-type="string">
            <text:p>assign rom[61] = {8'h41, 8'h24};</text:p>
          </table:table-cell>
        </table:table-row>
        <table:table-row table:style-name="ro1">
          <table:table-cell table:style-name="ce1" office:value-type="string" calcext:value-type="string">
            <text:p>write_SCCB(0xe0, 0x14);</text:p>
          </table:table-cell>
          <table:table-cell/>
          <table:table-cell table:formula="of:=MID([.A64];14;2)" office:value-type="string" office:string-value="e0" calcext:value-type="string">
            <text:p>e0</text:p>
          </table:table-cell>
          <table:table-cell table:formula="of:=MID([.A64];20;2)" office:value-type="string" office:string-value="14" calcext:value-type="string">
            <text:p>14</text:p>
          </table:table-cell>
          <table:table-cell table:formula="of:=[.E63]+1" office:value-type="float" office:value="62" calcext:value-type="float">
            <text:p>62</text:p>
          </table:table-cell>
          <table:table-cell table:formula="of:=CONCATENATE(&quot;assign rom[&quot;;[.E64];&quot;] = {8'h&quot;;[.C64];&quot;, 8'h&quot;;[.D64];&quot;};&quot;)" office:value-type="string" office:string-value="assign rom[62] = {8'he0, 8'h14};" calcext:value-type="string">
            <text:p>assign rom[62] = {8'he0, 8'h14};</text:p>
          </table:table-cell>
        </table:table-row>
        <table:table-row table:style-name="ro1">
          <table:table-cell table:style-name="ce1" office:value-type="string" calcext:value-type="string">
            <text:p>write_SCCB(0x76, 0xff);</text:p>
          </table:table-cell>
          <table:table-cell/>
          <table:table-cell table:formula="of:=MID([.A65];14;2)" office:value-type="string" office:string-value="76" calcext:value-type="string">
            <text:p>76</text:p>
          </table:table-cell>
          <table:table-cell table:formula="of:=MID([.A65];20;2)" office:value-type="string" office:string-value="ff" calcext:value-type="string">
            <text:p>ff</text:p>
          </table:table-cell>
          <table:table-cell table:formula="of:=[.E64]+1" office:value-type="float" office:value="63" calcext:value-type="float">
            <text:p>63</text:p>
          </table:table-cell>
          <table:table-cell table:formula="of:=CONCATENATE(&quot;assign rom[&quot;;[.E65];&quot;] = {8'h&quot;;[.C65];&quot;, 8'h&quot;;[.D65];&quot;};&quot;)" office:value-type="string" office:string-value="assign rom[63] = {8'h76, 8'hff};" calcext:value-type="string">
            <text:p>assign rom[63] = {8'h76, 8'hff};</text:p>
          </table:table-cell>
        </table:table-row>
        <table:table-row table:style-name="ro1">
          <table:table-cell table:style-name="ce1" office:value-type="string" calcext:value-type="string">
            <text:p>write_SCCB(0x33, 0xa0);</text:p>
          </table:table-cell>
          <table:table-cell/>
          <table:table-cell table:formula="of:=MID([.A66];14;2)" office:value-type="string" office:string-value="33" calcext:value-type="string">
            <text:p>33</text:p>
          </table:table-cell>
          <table:table-cell table:formula="of:=MID([.A66];20;2)" office:value-type="string" office:string-value="a0" calcext:value-type="string">
            <text:p>a0</text:p>
          </table:table-cell>
          <table:table-cell table:formula="of:=[.E65]+1" office:value-type="float" office:value="64" calcext:value-type="float">
            <text:p>64</text:p>
          </table:table-cell>
          <table:table-cell table:formula="of:=CONCATENATE(&quot;assign rom[&quot;;[.E66];&quot;] = {8'h&quot;;[.C66];&quot;, 8'h&quot;;[.D66];&quot;};&quot;)" office:value-type="string" office:string-value="assign rom[64] = {8'h33, 8'ha0};" calcext:value-type="string">
            <text:p>assign rom[64] = {8'h33, 8'ha0};</text:p>
          </table:table-cell>
        </table:table-row>
        <table:table-row table:style-name="ro1">
          <table:table-cell table:style-name="ce1" office:value-type="string" calcext:value-type="string">
            <text:p>write_SCCB(0x42, 0x20);</text:p>
          </table:table-cell>
          <table:table-cell/>
          <table:table-cell table:formula="of:=MID([.A67];14;2)" office:value-type="string" office:string-value="42" calcext:value-type="string">
            <text:p>42</text:p>
          </table:table-cell>
          <table:table-cell table:formula="of:=MID([.A67];20;2)" office:value-type="string" office:string-value="20" calcext:value-type="string">
            <text:p>20</text:p>
          </table:table-cell>
          <table:table-cell table:formula="of:=[.E66]+1" office:value-type="float" office:value="65" calcext:value-type="float">
            <text:p>65</text:p>
          </table:table-cell>
          <table:table-cell table:formula="of:=CONCATENATE(&quot;assign rom[&quot;;[.E67];&quot;] = {8'h&quot;;[.C67];&quot;, 8'h&quot;;[.D67];&quot;};&quot;)" office:value-type="string" office:string-value="assign rom[65] = {8'h42, 8'h20};" calcext:value-type="string">
            <text:p>assign rom[65] = {8'h42, 8'h20};</text:p>
          </table:table-cell>
        </table:table-row>
        <table:table-row table:style-name="ro1">
          <table:table-cell table:style-name="ce1" office:value-type="string" calcext:value-type="string">
            <text:p>write_SCCB(0x43, 0x18);</text:p>
          </table:table-cell>
          <table:table-cell/>
          <table:table-cell table:formula="of:=MID([.A68];14;2)" office:value-type="string" office:string-value="43" calcext:value-type="string">
            <text:p>43</text:p>
          </table:table-cell>
          <table:table-cell table:formula="of:=MID([.A68];20;2)" office:value-type="string" office:string-value="18" calcext:value-type="string">
            <text:p>18</text:p>
          </table:table-cell>
          <table:table-cell table:formula="of:=[.E67]+1" office:value-type="float" office:value="66" calcext:value-type="float">
            <text:p>66</text:p>
          </table:table-cell>
          <table:table-cell table:formula="of:=CONCATENATE(&quot;assign rom[&quot;;[.E68];&quot;] = {8'h&quot;;[.C68];&quot;, 8'h&quot;;[.D68];&quot;};&quot;)" office:value-type="string" office:string-value="assign rom[66] = {8'h43, 8'h18};" calcext:value-type="string">
            <text:p>assign rom[66] = {8'h43, 8'h18};</text:p>
          </table:table-cell>
        </table:table-row>
        <table:table-row table:style-name="ro1">
          <table:table-cell table:style-name="ce1" office:value-type="string" calcext:value-type="string">
            <text:p>write_SCCB(0x4c, 0x00);</text:p>
          </table:table-cell>
          <table:table-cell/>
          <table:table-cell table:formula="of:=MID([.A69];14;2)" office:value-type="string" office:string-value="4c" calcext:value-type="string">
            <text:p>4c</text:p>
          </table:table-cell>
          <table:table-cell table:formula="of:=MID([.A69];20;2)" office:value-type="string" office:string-value="00" calcext:value-type="string">
            <text:p>00</text:p>
          </table:table-cell>
          <table:table-cell table:formula="of:=[.E68]+1" office:value-type="float" office:value="67" calcext:value-type="float">
            <text:p>67</text:p>
          </table:table-cell>
          <table:table-cell table:formula="of:=CONCATENATE(&quot;assign rom[&quot;;[.E69];&quot;] = {8'h&quot;;[.C69];&quot;, 8'h&quot;;[.D69];&quot;};&quot;)" office:value-type="string" office:string-value="assign rom[67] = {8'h4c, 8'h00};" calcext:value-type="string">
            <text:p>assign rom[67] = {8'h4c, 8'h00};</text:p>
          </table:table-cell>
        </table:table-row>
        <table:table-row table:style-name="ro1">
          <table:table-cell table:style-name="ce1" office:value-type="string" calcext:value-type="string">
            <text:p>write_SCCB(0x87, 0xd0);</text:p>
          </table:table-cell>
          <table:table-cell/>
          <table:table-cell table:formula="of:=MID([.A70];14;2)" office:value-type="string" office:string-value="87" calcext:value-type="string">
            <text:p>87</text:p>
          </table:table-cell>
          <table:table-cell table:formula="of:=MID([.A70];20;2)" office:value-type="string" office:string-value="d0" calcext:value-type="string">
            <text:p>d0</text:p>
          </table:table-cell>
          <table:table-cell table:formula="of:=[.E69]+1" office:value-type="float" office:value="68" calcext:value-type="float">
            <text:p>68</text:p>
          </table:table-cell>
          <table:table-cell table:formula="of:=CONCATENATE(&quot;assign rom[&quot;;[.E70];&quot;] = {8'h&quot;;[.C70];&quot;, 8'h&quot;;[.D70];&quot;};&quot;)" office:value-type="string" office:string-value="assign rom[68] = {8'h87, 8'hd0};" calcext:value-type="string">
            <text:p>assign rom[68] = {8'h87, 8'hd0};</text:p>
          </table:table-cell>
        </table:table-row>
        <table:table-row table:style-name="ro1">
          <table:table-cell table:style-name="ce1" office:value-type="string" calcext:value-type="string">
            <text:p>write_SCCB(0x88, 0x3f);</text:p>
          </table:table-cell>
          <table:table-cell/>
          <table:table-cell table:formula="of:=MID([.A71];14;2)" office:value-type="string" office:string-value="88" calcext:value-type="string">
            <text:p>88</text:p>
          </table:table-cell>
          <table:table-cell table:formula="of:=MID([.A71];20;2)" office:value-type="string" office:string-value="3f" calcext:value-type="string">
            <text:p>3f</text:p>
          </table:table-cell>
          <table:table-cell table:formula="of:=[.E70]+1" office:value-type="float" office:value="69" calcext:value-type="float">
            <text:p>69</text:p>
          </table:table-cell>
          <table:table-cell table:formula="of:=CONCATENATE(&quot;assign rom[&quot;;[.E71];&quot;] = {8'h&quot;;[.C71];&quot;, 8'h&quot;;[.D71];&quot;};&quot;)" office:value-type="string" office:string-value="assign rom[69] = {8'h88, 8'h3f};" calcext:value-type="string">
            <text:p>assign rom[69] = {8'h88, 8'h3f};</text:p>
          </table:table-cell>
        </table:table-row>
        <table:table-row table:style-name="ro1">
          <table:table-cell table:style-name="ce1" office:value-type="string" calcext:value-type="string">
            <text:p>write_SCCB(0xd7, 0x03);</text:p>
          </table:table-cell>
          <table:table-cell/>
          <table:table-cell table:formula="of:=MID([.A72];14;2)" office:value-type="string" office:string-value="d7" calcext:value-type="string">
            <text:p>d7</text:p>
          </table:table-cell>
          <table:table-cell table:formula="of:=MID([.A72];20;2)" office:value-type="string" office:string-value="03" calcext:value-type="string">
            <text:p>03</text:p>
          </table:table-cell>
          <table:table-cell table:formula="of:=[.E71]+1" office:value-type="float" office:value="70" calcext:value-type="float">
            <text:p>70</text:p>
          </table:table-cell>
          <table:table-cell table:formula="of:=CONCATENATE(&quot;assign rom[&quot;;[.E72];&quot;] = {8'h&quot;;[.C72];&quot;, 8'h&quot;;[.D72];&quot;};&quot;)" office:value-type="string" office:string-value="assign rom[70] = {8'hd7, 8'h03};" calcext:value-type="string">
            <text:p>assign rom[70] = {8'hd7, 8'h03};</text:p>
          </table:table-cell>
        </table:table-row>
        <table:table-row table:style-name="ro1">
          <table:table-cell table:style-name="ce1" office:value-type="string" calcext:value-type="string">
            <text:p>write_SCCB(0xd9, 0x10);</text:p>
          </table:table-cell>
          <table:table-cell/>
          <table:table-cell table:formula="of:=MID([.A73];14;2)" office:value-type="string" office:string-value="d9" calcext:value-type="string">
            <text:p>d9</text:p>
          </table:table-cell>
          <table:table-cell table:formula="of:=MID([.A73];20;2)" office:value-type="string" office:string-value="10" calcext:value-type="string">
            <text:p>10</text:p>
          </table:table-cell>
          <table:table-cell table:formula="of:=[.E72]+1" office:value-type="float" office:value="71" calcext:value-type="float">
            <text:p>71</text:p>
          </table:table-cell>
          <table:table-cell table:formula="of:=CONCATENATE(&quot;assign rom[&quot;;[.E73];&quot;] = {8'h&quot;;[.C73];&quot;, 8'h&quot;;[.D73];&quot;};&quot;)" office:value-type="string" office:string-value="assign rom[71] = {8'hd9, 8'h10};" calcext:value-type="string">
            <text:p>assign rom[71] = {8'hd9, 8'h10};</text:p>
          </table:table-cell>
        </table:table-row>
        <table:table-row table:style-name="ro1">
          <table:table-cell table:style-name="ce1" office:value-type="string" calcext:value-type="string">
            <text:p>write_SCCB(0xd3, 0x82);</text:p>
          </table:table-cell>
          <table:table-cell/>
          <table:table-cell table:formula="of:=MID([.A74];14;2)" office:value-type="string" office:string-value="d3" calcext:value-type="string">
            <text:p>d3</text:p>
          </table:table-cell>
          <table:table-cell table:formula="of:=MID([.A74];20;2)" office:value-type="string" office:string-value="82" calcext:value-type="string">
            <text:p>82</text:p>
          </table:table-cell>
          <table:table-cell table:formula="of:=[.E73]+1" office:value-type="float" office:value="72" calcext:value-type="float">
            <text:p>72</text:p>
          </table:table-cell>
          <table:table-cell table:formula="of:=CONCATENATE(&quot;assign rom[&quot;;[.E74];&quot;] = {8'h&quot;;[.C74];&quot;, 8'h&quot;;[.D74];&quot;};&quot;)" office:value-type="string" office:string-value="assign rom[72] = {8'hd3, 8'h82};" calcext:value-type="string">
            <text:p>assign rom[72] = {8'hd3, 8'h82};</text:p>
          </table:table-cell>
        </table:table-row>
        <table:table-row table:style-name="ro1">
          <table:table-cell table:style-name="ce1" office:value-type="string" calcext:value-type="string">
            <text:p>write_SCCB(0xc8, 0x08);</text:p>
          </table:table-cell>
          <table:table-cell/>
          <table:table-cell table:formula="of:=MID([.A75];14;2)" office:value-type="string" office:string-value="c8" calcext:value-type="string">
            <text:p>c8</text:p>
          </table:table-cell>
          <table:table-cell table:formula="of:=MID([.A75];20;2)" office:value-type="string" office:string-value="08" calcext:value-type="string">
            <text:p>08</text:p>
          </table:table-cell>
          <table:table-cell table:formula="of:=[.E74]+1" office:value-type="float" office:value="73" calcext:value-type="float">
            <text:p>73</text:p>
          </table:table-cell>
          <table:table-cell table:formula="of:=CONCATENATE(&quot;assign rom[&quot;;[.E75];&quot;] = {8'h&quot;;[.C75];&quot;, 8'h&quot;;[.D75];&quot;};&quot;)" office:value-type="string" office:string-value="assign rom[73] = {8'hc8, 8'h08};" calcext:value-type="string">
            <text:p>assign rom[73] = {8'hc8, 8'h08};</text:p>
          </table:table-cell>
        </table:table-row>
        <table:table-row table:style-name="ro1">
          <table:table-cell table:style-name="ce1" office:value-type="string" calcext:value-type="string">
            <text:p>write_SCCB(0xc9, 0x80);</text:p>
          </table:table-cell>
          <table:table-cell/>
          <table:table-cell table:formula="of:=MID([.A76];14;2)" office:value-type="string" office:string-value="c9" calcext:value-type="string">
            <text:p>c9</text:p>
          </table:table-cell>
          <table:table-cell table:formula="of:=MID([.A76];20;2)" office:value-type="string" office:string-value="80" calcext:value-type="string">
            <text:p>80</text:p>
          </table:table-cell>
          <table:table-cell table:formula="of:=[.E75]+1" office:value-type="float" office:value="74" calcext:value-type="float">
            <text:p>74</text:p>
          </table:table-cell>
          <table:table-cell table:formula="of:=CONCATENATE(&quot;assign rom[&quot;;[.E76];&quot;] = {8'h&quot;;[.C76];&quot;, 8'h&quot;;[.D76];&quot;};&quot;)" office:value-type="string" office:string-value="assign rom[74] = {8'hc9, 8'h80};" calcext:value-type="string">
            <text:p>assign rom[74] = {8'hc9, 8'h80};</text:p>
          </table:table-cell>
        </table:table-row>
        <table:table-row table:style-name="ro1">
          <table:table-cell table:style-name="ce1" office:value-type="string" calcext:value-type="string">
            <text:p>write_SCCB(0x7c, 0x00);</text:p>
          </table:table-cell>
          <table:table-cell/>
          <table:table-cell table:formula="of:=MID([.A77];14;2)" office:value-type="string" office:string-value="7c" calcext:value-type="string">
            <text:p>7c</text:p>
          </table:table-cell>
          <table:table-cell table:formula="of:=MID([.A77];20;2)" office:value-type="string" office:string-value="00" calcext:value-type="string">
            <text:p>00</text:p>
          </table:table-cell>
          <table:table-cell table:formula="of:=[.E76]+1" office:value-type="float" office:value="75" calcext:value-type="float">
            <text:p>75</text:p>
          </table:table-cell>
          <table:table-cell table:formula="of:=CONCATENATE(&quot;assign rom[&quot;;[.E77];&quot;] = {8'h&quot;;[.C77];&quot;, 8'h&quot;;[.D77];&quot;};&quot;)" office:value-type="string" office:string-value="assign rom[75] = {8'h7c, 8'h00};" calcext:value-type="string">
            <text:p>assign rom[75] = {8'h7c, 8'h00};</text:p>
          </table:table-cell>
        </table:table-row>
        <table:table-row table:style-name="ro1">
          <table:table-cell table:style-name="ce1" office:value-type="string" calcext:value-type="string">
            <text:p>write_SCCB(0x7d, 0x00);</text:p>
          </table:table-cell>
          <table:table-cell/>
          <table:table-cell table:formula="of:=MID([.A78];14;2)" office:value-type="string" office:string-value="7d" calcext:value-type="string">
            <text:p>7d</text:p>
          </table:table-cell>
          <table:table-cell table:formula="of:=MID([.A78];20;2)" office:value-type="string" office:string-value="00" calcext:value-type="string">
            <text:p>00</text:p>
          </table:table-cell>
          <table:table-cell table:formula="of:=[.E77]+1" office:value-type="float" office:value="76" calcext:value-type="float">
            <text:p>76</text:p>
          </table:table-cell>
          <table:table-cell table:formula="of:=CONCATENATE(&quot;assign rom[&quot;;[.E78];&quot;] = {8'h&quot;;[.C78];&quot;, 8'h&quot;;[.D78];&quot;};&quot;)" office:value-type="string" office:string-value="assign rom[76] = {8'h7d, 8'h00};" calcext:value-type="string">
            <text:p>assign rom[76] = {8'h7d, 8'h00};</text:p>
          </table:table-cell>
        </table:table-row>
        <table:table-row table:style-name="ro1">
          <table:table-cell table:style-name="ce1" office:value-type="string" calcext:value-type="string">
            <text:p>write_SCCB(0x7c, 0x03);</text:p>
          </table:table-cell>
          <table:table-cell/>
          <table:table-cell table:formula="of:=MID([.A79];14;2)" office:value-type="string" office:string-value="7c" calcext:value-type="string">
            <text:p>7c</text:p>
          </table:table-cell>
          <table:table-cell table:formula="of:=MID([.A79];20;2)" office:value-type="string" office:string-value="03" calcext:value-type="string">
            <text:p>03</text:p>
          </table:table-cell>
          <table:table-cell table:formula="of:=[.E78]+1" office:value-type="float" office:value="77" calcext:value-type="float">
            <text:p>77</text:p>
          </table:table-cell>
          <table:table-cell table:formula="of:=CONCATENATE(&quot;assign rom[&quot;;[.E79];&quot;] = {8'h&quot;;[.C79];&quot;, 8'h&quot;;[.D79];&quot;};&quot;)" office:value-type="string" office:string-value="assign rom[77] = {8'h7c, 8'h03};" calcext:value-type="string">
            <text:p>assign rom[77] = {8'h7c, 8'h03};</text:p>
          </table:table-cell>
        </table:table-row>
        <table:table-row table:style-name="ro1">
          <table:table-cell table:style-name="ce1" office:value-type="string" calcext:value-type="string">
            <text:p>write_SCCB(0x7d, 0x48);</text:p>
          </table:table-cell>
          <table:table-cell/>
          <table:table-cell table:formula="of:=MID([.A80];14;2)" office:value-type="string" office:string-value="7d" calcext:value-type="string">
            <text:p>7d</text:p>
          </table:table-cell>
          <table:table-cell table:formula="of:=MID([.A80];20;2)" office:value-type="string" office:string-value="48" calcext:value-type="string">
            <text:p>48</text:p>
          </table:table-cell>
          <table:table-cell table:formula="of:=[.E79]+1" office:value-type="float" office:value="78" calcext:value-type="float">
            <text:p>78</text:p>
          </table:table-cell>
          <table:table-cell table:formula="of:=CONCATENATE(&quot;assign rom[&quot;;[.E80];&quot;] = {8'h&quot;;[.C80];&quot;, 8'h&quot;;[.D80];&quot;};&quot;)" office:value-type="string" office:string-value="assign rom[78] = {8'h7d, 8'h48};" calcext:value-type="string">
            <text:p>assign rom[78] = {8'h7d, 8'h48};</text:p>
          </table:table-cell>
        </table:table-row>
        <table:table-row table:style-name="ro1">
          <table:table-cell table:style-name="ce1" office:value-type="string" calcext:value-type="string">
            <text:p>write_SCCB(0x7d, 0x48);</text:p>
          </table:table-cell>
          <table:table-cell/>
          <table:table-cell table:formula="of:=MID([.A81];14;2)" office:value-type="string" office:string-value="7d" calcext:value-type="string">
            <text:p>7d</text:p>
          </table:table-cell>
          <table:table-cell table:formula="of:=MID([.A81];20;2)" office:value-type="string" office:string-value="48" calcext:value-type="string">
            <text:p>48</text:p>
          </table:table-cell>
          <table:table-cell table:formula="of:=[.E80]+1" office:value-type="float" office:value="79" calcext:value-type="float">
            <text:p>79</text:p>
          </table:table-cell>
          <table:table-cell table:formula="of:=CONCATENATE(&quot;assign rom[&quot;;[.E81];&quot;] = {8'h&quot;;[.C81];&quot;, 8'h&quot;;[.D81];&quot;};&quot;)" office:value-type="string" office:string-value="assign rom[79] = {8'h7d, 8'h48};" calcext:value-type="string">
            <text:p>assign rom[79] = {8'h7d, 8'h48};</text:p>
          </table:table-cell>
        </table:table-row>
        <table:table-row table:style-name="ro1">
          <table:table-cell table:style-name="ce1" office:value-type="string" calcext:value-type="string">
            <text:p>write_SCCB(0x7c, 0x08);</text:p>
          </table:table-cell>
          <table:table-cell/>
          <table:table-cell table:formula="of:=MID([.A82];14;2)" office:value-type="string" office:string-value="7c" calcext:value-type="string">
            <text:p>7c</text:p>
          </table:table-cell>
          <table:table-cell table:formula="of:=MID([.A82];20;2)" office:value-type="string" office:string-value="08" calcext:value-type="string">
            <text:p>08</text:p>
          </table:table-cell>
          <table:table-cell table:formula="of:=[.E81]+1" office:value-type="float" office:value="80" calcext:value-type="float">
            <text:p>80</text:p>
          </table:table-cell>
          <table:table-cell table:formula="of:=CONCATENATE(&quot;assign rom[&quot;;[.E82];&quot;] = {8'h&quot;;[.C82];&quot;, 8'h&quot;;[.D82];&quot;};&quot;)" office:value-type="string" office:string-value="assign rom[80] = {8'h7c, 8'h08};" calcext:value-type="string">
            <text:p>assign rom[80] = {8'h7c, 8'h08};</text:p>
          </table:table-cell>
        </table:table-row>
        <table:table-row table:style-name="ro1">
          <table:table-cell table:style-name="ce1" office:value-type="string" calcext:value-type="string">
            <text:p>write_SCCB(0x7d, 0x20);</text:p>
          </table:table-cell>
          <table:table-cell/>
          <table:table-cell table:formula="of:=MID([.A83];14;2)" office:value-type="string" office:string-value="7d" calcext:value-type="string">
            <text:p>7d</text:p>
          </table:table-cell>
          <table:table-cell table:formula="of:=MID([.A83];20;2)" office:value-type="string" office:string-value="20" calcext:value-type="string">
            <text:p>20</text:p>
          </table:table-cell>
          <table:table-cell table:formula="of:=[.E82]+1" office:value-type="float" office:value="81" calcext:value-type="float">
            <text:p>81</text:p>
          </table:table-cell>
          <table:table-cell table:formula="of:=CONCATENATE(&quot;assign rom[&quot;;[.E83];&quot;] = {8'h&quot;;[.C83];&quot;, 8'h&quot;;[.D83];&quot;};&quot;)" office:value-type="string" office:string-value="assign rom[81] = {8'h7d, 8'h20};" calcext:value-type="string">
            <text:p>assign rom[81] = {8'h7d, 8'h20};</text:p>
          </table:table-cell>
        </table:table-row>
        <table:table-row table:style-name="ro1">
          <table:table-cell table:style-name="ce1" office:value-type="string" calcext:value-type="string">
            <text:p>write_SCCB(0x7d, 0x10);</text:p>
          </table:table-cell>
          <table:table-cell/>
          <table:table-cell table:formula="of:=MID([.A84];14;2)" office:value-type="string" office:string-value="7d" calcext:value-type="string">
            <text:p>7d</text:p>
          </table:table-cell>
          <table:table-cell table:formula="of:=MID([.A84];20;2)" office:value-type="string" office:string-value="10" calcext:value-type="string">
            <text:p>10</text:p>
          </table:table-cell>
          <table:table-cell table:formula="of:=[.E83]+1" office:value-type="float" office:value="82" calcext:value-type="float">
            <text:p>82</text:p>
          </table:table-cell>
          <table:table-cell table:formula="of:=CONCATENATE(&quot;assign rom[&quot;;[.E84];&quot;] = {8'h&quot;;[.C84];&quot;, 8'h&quot;;[.D84];&quot;};&quot;)" office:value-type="string" office:string-value="assign rom[82] = {8'h7d, 8'h10};" calcext:value-type="string">
            <text:p>assign rom[82] = {8'h7d, 8'h10};</text:p>
          </table:table-cell>
        </table:table-row>
        <table:table-row table:style-name="ro1">
          <table:table-cell table:style-name="ce1" office:value-type="string" calcext:value-type="string">
            <text:p>write_SCCB(0x7d, 0x0e);</text:p>
          </table:table-cell>
          <table:table-cell/>
          <table:table-cell table:formula="of:=MID([.A85];14;2)" office:value-type="string" office:string-value="7d" calcext:value-type="string">
            <text:p>7d</text:p>
          </table:table-cell>
          <table:table-cell table:formula="of:=MID([.A85];20;2)" office:value-type="string" office:string-value="0e" calcext:value-type="string">
            <text:p>0e</text:p>
          </table:table-cell>
          <table:table-cell table:formula="of:=[.E84]+1" office:value-type="float" office:value="83" calcext:value-type="float">
            <text:p>83</text:p>
          </table:table-cell>
          <table:table-cell table:formula="of:=CONCATENATE(&quot;assign rom[&quot;;[.E85];&quot;] = {8'h&quot;;[.C85];&quot;, 8'h&quot;;[.D85];&quot;};&quot;)" office:value-type="string" office:string-value="assign rom[83] = {8'h7d, 8'h0e};" calcext:value-type="string">
            <text:p>assign rom[83] = {8'h7d, 8'h0e};</text:p>
          </table:table-cell>
        </table:table-row>
        <table:table-row table:style-name="ro1">
          <table:table-cell table:style-name="ce1" office:value-type="string" calcext:value-type="string">
            <text:p>write_SCCB(0x90, 0x00);</text:p>
          </table:table-cell>
          <table:table-cell/>
          <table:table-cell table:formula="of:=MID([.A86];14;2)" office:value-type="string" office:string-value="90" calcext:value-type="string">
            <text:p>90</text:p>
          </table:table-cell>
          <table:table-cell table:formula="of:=MID([.A86];20;2)" office:value-type="string" office:string-value="00" calcext:value-type="string">
            <text:p>00</text:p>
          </table:table-cell>
          <table:table-cell table:formula="of:=[.E85]+1" office:value-type="float" office:value="84" calcext:value-type="float">
            <text:p>84</text:p>
          </table:table-cell>
          <table:table-cell table:formula="of:=CONCATENATE(&quot;assign rom[&quot;;[.E86];&quot;] = {8'h&quot;;[.C86];&quot;, 8'h&quot;;[.D86];&quot;};&quot;)" office:value-type="string" office:string-value="assign rom[84] = {8'h90, 8'h00};" calcext:value-type="string">
            <text:p>assign rom[84] = {8'h90, 8'h00};</text:p>
          </table:table-cell>
        </table:table-row>
        <table:table-row table:style-name="ro1">
          <table:table-cell table:style-name="ce1" office:value-type="string" calcext:value-type="string">
            <text:p>write_SCCB(0x91, 0x0e);</text:p>
          </table:table-cell>
          <table:table-cell/>
          <table:table-cell table:formula="of:=MID([.A87];14;2)" office:value-type="string" office:string-value="91" calcext:value-type="string">
            <text:p>91</text:p>
          </table:table-cell>
          <table:table-cell table:formula="of:=MID([.A87];20;2)" office:value-type="string" office:string-value="0e" calcext:value-type="string">
            <text:p>0e</text:p>
          </table:table-cell>
          <table:table-cell table:formula="of:=[.E86]+1" office:value-type="float" office:value="85" calcext:value-type="float">
            <text:p>85</text:p>
          </table:table-cell>
          <table:table-cell table:formula="of:=CONCATENATE(&quot;assign rom[&quot;;[.E87];&quot;] = {8'h&quot;;[.C87];&quot;, 8'h&quot;;[.D87];&quot;};&quot;)" office:value-type="string" office:string-value="assign rom[85] = {8'h91, 8'h0e};" calcext:value-type="string">
            <text:p>assign rom[85] = {8'h91, 8'h0e};</text:p>
          </table:table-cell>
        </table:table-row>
        <table:table-row table:style-name="ro1">
          <table:table-cell table:style-name="ce1" office:value-type="string" calcext:value-type="string">
            <text:p>write_SCCB(0x91, 0x1a);</text:p>
          </table:table-cell>
          <table:table-cell/>
          <table:table-cell table:formula="of:=MID([.A88];14;2)" office:value-type="string" office:string-value="91" calcext:value-type="string">
            <text:p>91</text:p>
          </table:table-cell>
          <table:table-cell table:formula="of:=MID([.A88];20;2)" office:value-type="string" office:string-value="1a" calcext:value-type="string">
            <text:p>1a</text:p>
          </table:table-cell>
          <table:table-cell table:formula="of:=[.E87]+1" office:value-type="float" office:value="86" calcext:value-type="float">
            <text:p>86</text:p>
          </table:table-cell>
          <table:table-cell table:formula="of:=CONCATENATE(&quot;assign rom[&quot;;[.E88];&quot;] = {8'h&quot;;[.C88];&quot;, 8'h&quot;;[.D88];&quot;};&quot;)" office:value-type="string" office:string-value="assign rom[86] = {8'h91, 8'h1a};" calcext:value-type="string">
            <text:p>assign rom[86] = {8'h91, 8'h1a};</text:p>
          </table:table-cell>
        </table:table-row>
        <table:table-row table:style-name="ro1">
          <table:table-cell table:style-name="ce1" office:value-type="string" calcext:value-type="string">
            <text:p>write_SCCB(0x91, 0x31);</text:p>
          </table:table-cell>
          <table:table-cell/>
          <table:table-cell table:formula="of:=MID([.A89];14;2)" office:value-type="string" office:string-value="91" calcext:value-type="string">
            <text:p>91</text:p>
          </table:table-cell>
          <table:table-cell table:formula="of:=MID([.A89];20;2)" office:value-type="string" office:string-value="31" calcext:value-type="string">
            <text:p>31</text:p>
          </table:table-cell>
          <table:table-cell table:formula="of:=[.E88]+1" office:value-type="float" office:value="87" calcext:value-type="float">
            <text:p>87</text:p>
          </table:table-cell>
          <table:table-cell table:formula="of:=CONCATENATE(&quot;assign rom[&quot;;[.E89];&quot;] = {8'h&quot;;[.C89];&quot;, 8'h&quot;;[.D89];&quot;};&quot;)" office:value-type="string" office:string-value="assign rom[87] = {8'h91, 8'h31};" calcext:value-type="string">
            <text:p>assign rom[87] = {8'h91, 8'h31};</text:p>
          </table:table-cell>
        </table:table-row>
        <table:table-row table:style-name="ro1">
          <table:table-cell table:style-name="ce1" office:value-type="string" calcext:value-type="string">
            <text:p>write_SCCB(0x91, 0x5a);</text:p>
          </table:table-cell>
          <table:table-cell/>
          <table:table-cell table:formula="of:=MID([.A90];14;2)" office:value-type="string" office:string-value="91" calcext:value-type="string">
            <text:p>91</text:p>
          </table:table-cell>
          <table:table-cell table:formula="of:=MID([.A90];20;2)" office:value-type="string" office:string-value="5a" calcext:value-type="string">
            <text:p>5a</text:p>
          </table:table-cell>
          <table:table-cell table:formula="of:=[.E89]+1" office:value-type="float" office:value="88" calcext:value-type="float">
            <text:p>88</text:p>
          </table:table-cell>
          <table:table-cell table:formula="of:=CONCATENATE(&quot;assign rom[&quot;;[.E90];&quot;] = {8'h&quot;;[.C90];&quot;, 8'h&quot;;[.D90];&quot;};&quot;)" office:value-type="string" office:string-value="assign rom[88] = {8'h91, 8'h5a};" calcext:value-type="string">
            <text:p>assign rom[88] = {8'h91, 8'h5a};</text:p>
          </table:table-cell>
        </table:table-row>
        <table:table-row table:style-name="ro1">
          <table:table-cell table:style-name="ce1" office:value-type="string" calcext:value-type="string">
            <text:p>write_SCCB(0x91, 0x69);</text:p>
          </table:table-cell>
          <table:table-cell/>
          <table:table-cell table:formula="of:=MID([.A91];14;2)" office:value-type="string" office:string-value="91" calcext:value-type="string">
            <text:p>91</text:p>
          </table:table-cell>
          <table:table-cell table:formula="of:=MID([.A91];20;2)" office:value-type="string" office:string-value="69" calcext:value-type="string">
            <text:p>69</text:p>
          </table:table-cell>
          <table:table-cell table:formula="of:=[.E90]+1" office:value-type="float" office:value="89" calcext:value-type="float">
            <text:p>89</text:p>
          </table:table-cell>
          <table:table-cell table:formula="of:=CONCATENATE(&quot;assign rom[&quot;;[.E91];&quot;] = {8'h&quot;;[.C91];&quot;, 8'h&quot;;[.D91];&quot;};&quot;)" office:value-type="string" office:string-value="assign rom[89] = {8'h91, 8'h69};" calcext:value-type="string">
            <text:p>assign rom[89] = {8'h91, 8'h69};</text:p>
          </table:table-cell>
        </table:table-row>
        <table:table-row table:style-name="ro1">
          <table:table-cell table:style-name="ce1" office:value-type="string" calcext:value-type="string">
            <text:p>write_SCCB(0x91, 0x75);</text:p>
          </table:table-cell>
          <table:table-cell/>
          <table:table-cell table:formula="of:=MID([.A92];14;2)" office:value-type="string" office:string-value="91" calcext:value-type="string">
            <text:p>91</text:p>
          </table:table-cell>
          <table:table-cell table:formula="of:=MID([.A92];20;2)" office:value-type="string" office:string-value="75" calcext:value-type="string">
            <text:p>75</text:p>
          </table:table-cell>
          <table:table-cell table:formula="of:=[.E91]+1" office:value-type="float" office:value="90" calcext:value-type="float">
            <text:p>90</text:p>
          </table:table-cell>
          <table:table-cell table:formula="of:=CONCATENATE(&quot;assign rom[&quot;;[.E92];&quot;] = {8'h&quot;;[.C92];&quot;, 8'h&quot;;[.D92];&quot;};&quot;)" office:value-type="string" office:string-value="assign rom[90] = {8'h91, 8'h75};" calcext:value-type="string">
            <text:p>assign rom[90] = {8'h91, 8'h75};</text:p>
          </table:table-cell>
        </table:table-row>
        <table:table-row table:style-name="ro1">
          <table:table-cell table:style-name="ce1" office:value-type="string" calcext:value-type="string">
            <text:p>write_SCCB(0x91, 0x7e);</text:p>
          </table:table-cell>
          <table:table-cell/>
          <table:table-cell table:formula="of:=MID([.A93];14;2)" office:value-type="string" office:string-value="91" calcext:value-type="string">
            <text:p>91</text:p>
          </table:table-cell>
          <table:table-cell table:formula="of:=MID([.A93];20;2)" office:value-type="string" office:string-value="7e" calcext:value-type="string">
            <text:p>7e</text:p>
          </table:table-cell>
          <table:table-cell table:formula="of:=[.E92]+1" office:value-type="float" office:value="91" calcext:value-type="float">
            <text:p>91</text:p>
          </table:table-cell>
          <table:table-cell table:formula="of:=CONCATENATE(&quot;assign rom[&quot;;[.E93];&quot;] = {8'h&quot;;[.C93];&quot;, 8'h&quot;;[.D93];&quot;};&quot;)" office:value-type="string" office:string-value="assign rom[91] = {8'h91, 8'h7e};" calcext:value-type="string">
            <text:p>assign rom[91] = {8'h91, 8'h7e};</text:p>
          </table:table-cell>
        </table:table-row>
        <table:table-row table:style-name="ro1">
          <table:table-cell table:style-name="ce1" office:value-type="string" calcext:value-type="string">
            <text:p>write_SCCB(0x91, 0x88);</text:p>
          </table:table-cell>
          <table:table-cell/>
          <table:table-cell table:formula="of:=MID([.A94];14;2)" office:value-type="string" office:string-value="91" calcext:value-type="string">
            <text:p>91</text:p>
          </table:table-cell>
          <table:table-cell table:formula="of:=MID([.A94];20;2)" office:value-type="string" office:string-value="88" calcext:value-type="string">
            <text:p>88</text:p>
          </table:table-cell>
          <table:table-cell table:formula="of:=[.E93]+1" office:value-type="float" office:value="92" calcext:value-type="float">
            <text:p>92</text:p>
          </table:table-cell>
          <table:table-cell table:formula="of:=CONCATENATE(&quot;assign rom[&quot;;[.E94];&quot;] = {8'h&quot;;[.C94];&quot;, 8'h&quot;;[.D94];&quot;};&quot;)" office:value-type="string" office:string-value="assign rom[92] = {8'h91, 8'h88};" calcext:value-type="string">
            <text:p>assign rom[92] = {8'h91, 8'h88};</text:p>
          </table:table-cell>
        </table:table-row>
        <table:table-row table:style-name="ro1">
          <table:table-cell table:style-name="ce1" office:value-type="string" calcext:value-type="string">
            <text:p>write_SCCB(0x91, 0x8f);</text:p>
          </table:table-cell>
          <table:table-cell/>
          <table:table-cell table:formula="of:=MID([.A95];14;2)" office:value-type="string" office:string-value="91" calcext:value-type="string">
            <text:p>91</text:p>
          </table:table-cell>
          <table:table-cell table:formula="of:=MID([.A95];20;2)" office:value-type="string" office:string-value="8f" calcext:value-type="string">
            <text:p>8f</text:p>
          </table:table-cell>
          <table:table-cell table:formula="of:=[.E94]+1" office:value-type="float" office:value="93" calcext:value-type="float">
            <text:p>93</text:p>
          </table:table-cell>
          <table:table-cell table:formula="of:=CONCATENATE(&quot;assign rom[&quot;;[.E95];&quot;] = {8'h&quot;;[.C95];&quot;, 8'h&quot;;[.D95];&quot;};&quot;)" office:value-type="string" office:string-value="assign rom[93] = {8'h91, 8'h8f};" calcext:value-type="string">
            <text:p>assign rom[93] = {8'h91, 8'h8f};</text:p>
          </table:table-cell>
        </table:table-row>
        <table:table-row table:style-name="ro1">
          <table:table-cell table:style-name="ce1" office:value-type="string" calcext:value-type="string">
            <text:p>write_SCCB(0x91, 0x96);</text:p>
          </table:table-cell>
          <table:table-cell/>
          <table:table-cell table:formula="of:=MID([.A96];14;2)" office:value-type="string" office:string-value="91" calcext:value-type="string">
            <text:p>91</text:p>
          </table:table-cell>
          <table:table-cell table:formula="of:=MID([.A96];20;2)" office:value-type="string" office:string-value="96" calcext:value-type="string">
            <text:p>96</text:p>
          </table:table-cell>
          <table:table-cell table:formula="of:=[.E95]+1" office:value-type="float" office:value="94" calcext:value-type="float">
            <text:p>94</text:p>
          </table:table-cell>
          <table:table-cell table:formula="of:=CONCATENATE(&quot;assign rom[&quot;;[.E96];&quot;] = {8'h&quot;;[.C96];&quot;, 8'h&quot;;[.D96];&quot;};&quot;)" office:value-type="string" office:string-value="assign rom[94] = {8'h91, 8'h96};" calcext:value-type="string">
            <text:p>assign rom[94] = {8'h91, 8'h96};</text:p>
          </table:table-cell>
        </table:table-row>
        <table:table-row table:style-name="ro1">
          <table:table-cell table:style-name="ce1" office:value-type="string" calcext:value-type="string">
            <text:p>write_SCCB(0x91, 0xa3);</text:p>
          </table:table-cell>
          <table:table-cell/>
          <table:table-cell table:formula="of:=MID([.A97];14;2)" office:value-type="string" office:string-value="91" calcext:value-type="string">
            <text:p>91</text:p>
          </table:table-cell>
          <table:table-cell table:formula="of:=MID([.A97];20;2)" office:value-type="string" office:string-value="a3" calcext:value-type="string">
            <text:p>a3</text:p>
          </table:table-cell>
          <table:table-cell table:formula="of:=[.E96]+1" office:value-type="float" office:value="95" calcext:value-type="float">
            <text:p>95</text:p>
          </table:table-cell>
          <table:table-cell table:formula="of:=CONCATENATE(&quot;assign rom[&quot;;[.E97];&quot;] = {8'h&quot;;[.C97];&quot;, 8'h&quot;;[.D97];&quot;};&quot;)" office:value-type="string" office:string-value="assign rom[95] = {8'h91, 8'ha3};" calcext:value-type="string">
            <text:p>assign rom[95] = {8'h91, 8'ha3};</text:p>
          </table:table-cell>
        </table:table-row>
        <table:table-row table:style-name="ro1">
          <table:table-cell table:style-name="ce1" office:value-type="string" calcext:value-type="string">
            <text:p>write_SCCB(0x91, 0xaf);</text:p>
          </table:table-cell>
          <table:table-cell/>
          <table:table-cell table:formula="of:=MID([.A98];14;2)" office:value-type="string" office:string-value="91" calcext:value-type="string">
            <text:p>91</text:p>
          </table:table-cell>
          <table:table-cell table:formula="of:=MID([.A98];20;2)" office:value-type="string" office:string-value="af" calcext:value-type="string">
            <text:p>af</text:p>
          </table:table-cell>
          <table:table-cell table:formula="of:=[.E97]+1" office:value-type="float" office:value="96" calcext:value-type="float">
            <text:p>96</text:p>
          </table:table-cell>
          <table:table-cell table:formula="of:=CONCATENATE(&quot;assign rom[&quot;;[.E98];&quot;] = {8'h&quot;;[.C98];&quot;, 8'h&quot;;[.D98];&quot;};&quot;)" office:value-type="string" office:string-value="assign rom[96] = {8'h91, 8'haf};" calcext:value-type="string">
            <text:p>assign rom[96] = {8'h91, 8'haf};</text:p>
          </table:table-cell>
        </table:table-row>
        <table:table-row table:style-name="ro1">
          <table:table-cell table:style-name="ce1" office:value-type="string" calcext:value-type="string">
            <text:p>write_SCCB(0x91, 0xc4);</text:p>
          </table:table-cell>
          <table:table-cell/>
          <table:table-cell table:formula="of:=MID([.A99];14;2)" office:value-type="string" office:string-value="91" calcext:value-type="string">
            <text:p>91</text:p>
          </table:table-cell>
          <table:table-cell table:formula="of:=MID([.A99];20;2)" office:value-type="string" office:string-value="c4" calcext:value-type="string">
            <text:p>c4</text:p>
          </table:table-cell>
          <table:table-cell table:formula="of:=[.E98]+1" office:value-type="float" office:value="97" calcext:value-type="float">
            <text:p>97</text:p>
          </table:table-cell>
          <table:table-cell table:formula="of:=CONCATENATE(&quot;assign rom[&quot;;[.E99];&quot;] = {8'h&quot;;[.C99];&quot;, 8'h&quot;;[.D99];&quot;};&quot;)" office:value-type="string" office:string-value="assign rom[97] = {8'h91, 8'hc4};" calcext:value-type="string">
            <text:p>assign rom[97] = {8'h91, 8'hc4};</text:p>
          </table:table-cell>
        </table:table-row>
        <table:table-row table:style-name="ro1">
          <table:table-cell table:style-name="ce1" office:value-type="string" calcext:value-type="string">
            <text:p>write_SCCB(0x91, 0xd7);</text:p>
          </table:table-cell>
          <table:table-cell/>
          <table:table-cell table:formula="of:=MID([.A100];14;2)" office:value-type="string" office:string-value="91" calcext:value-type="string">
            <text:p>91</text:p>
          </table:table-cell>
          <table:table-cell table:formula="of:=MID([.A100];20;2)" office:value-type="string" office:string-value="d7" calcext:value-type="string">
            <text:p>d7</text:p>
          </table:table-cell>
          <table:table-cell table:formula="of:=[.E99]+1" office:value-type="float" office:value="98" calcext:value-type="float">
            <text:p>98</text:p>
          </table:table-cell>
          <table:table-cell table:formula="of:=CONCATENATE(&quot;assign rom[&quot;;[.E100];&quot;] = {8'h&quot;;[.C100];&quot;, 8'h&quot;;[.D100];&quot;};&quot;)" office:value-type="string" office:string-value="assign rom[98] = {8'h91, 8'hd7};" calcext:value-type="string">
            <text:p>assign rom[98] = {8'h91, 8'hd7};</text:p>
          </table:table-cell>
        </table:table-row>
        <table:table-row table:style-name="ro1">
          <table:table-cell table:style-name="ce1" office:value-type="string" calcext:value-type="string">
            <text:p>write_SCCB(0x91, 0xe8);</text:p>
          </table:table-cell>
          <table:table-cell/>
          <table:table-cell table:formula="of:=MID([.A101];14;2)" office:value-type="string" office:string-value="91" calcext:value-type="string">
            <text:p>91</text:p>
          </table:table-cell>
          <table:table-cell table:formula="of:=MID([.A101];20;2)" office:value-type="string" office:string-value="e8" calcext:value-type="string">
            <text:p>e8</text:p>
          </table:table-cell>
          <table:table-cell table:formula="of:=[.E100]+1" office:value-type="float" office:value="99" calcext:value-type="float">
            <text:p>99</text:p>
          </table:table-cell>
          <table:table-cell table:formula="of:=CONCATENATE(&quot;assign rom[&quot;;[.E101];&quot;] = {8'h&quot;;[.C101];&quot;, 8'h&quot;;[.D101];&quot;};&quot;)" office:value-type="string" office:string-value="assign rom[99] = {8'h91, 8'he8};" calcext:value-type="string">
            <text:p>assign rom[99] = {8'h91, 8'he8};</text:p>
          </table:table-cell>
        </table:table-row>
        <table:table-row table:style-name="ro1">
          <table:table-cell table:style-name="ce1" office:value-type="string" calcext:value-type="string">
            <text:p>write_SCCB(0x91, 0x20);</text:p>
          </table:table-cell>
          <table:table-cell/>
          <table:table-cell table:formula="of:=MID([.A102];14;2)" office:value-type="string" office:string-value="91" calcext:value-type="string">
            <text:p>91</text:p>
          </table:table-cell>
          <table:table-cell table:formula="of:=MID([.A102];20;2)" office:value-type="string" office:string-value="20" calcext:value-type="string">
            <text:p>20</text:p>
          </table:table-cell>
          <table:table-cell table:formula="of:=[.E101]+1" office:value-type="float" office:value="100" calcext:value-type="float">
            <text:p>100</text:p>
          </table:table-cell>
          <table:table-cell table:formula="of:=CONCATENATE(&quot;assign rom[&quot;;[.E102];&quot;] = {8'h&quot;;[.C102];&quot;, 8'h&quot;;[.D102];&quot;};&quot;)" office:value-type="string" office:string-value="assign rom[100] = {8'h91, 8'h20};" calcext:value-type="string">
            <text:p>assign rom[100] = {8'h91, 8'h20};</text:p>
          </table:table-cell>
        </table:table-row>
        <table:table-row table:style-name="ro1">
          <table:table-cell table:style-name="ce1" office:value-type="string" calcext:value-type="string">
            <text:p>write_SCCB(0x92, 0x00);</text:p>
          </table:table-cell>
          <table:table-cell/>
          <table:table-cell table:formula="of:=MID([.A103];14;2)" office:value-type="string" office:string-value="92" calcext:value-type="string">
            <text:p>92</text:p>
          </table:table-cell>
          <table:table-cell table:formula="of:=MID([.A103];20;2)" office:value-type="string" office:string-value="00" calcext:value-type="string">
            <text:p>00</text:p>
          </table:table-cell>
          <table:table-cell table:formula="of:=[.E102]+1" office:value-type="float" office:value="101" calcext:value-type="float">
            <text:p>101</text:p>
          </table:table-cell>
          <table:table-cell table:formula="of:=CONCATENATE(&quot;assign rom[&quot;;[.E103];&quot;] = {8'h&quot;;[.C103];&quot;, 8'h&quot;;[.D103];&quot;};&quot;)" office:value-type="string" office:string-value="assign rom[101] = {8'h92, 8'h00};" calcext:value-type="string">
            <text:p>assign rom[101] = {8'h92, 8'h00};</text:p>
          </table:table-cell>
        </table:table-row>
        <table:table-row table:style-name="ro1">
          <table:table-cell table:style-name="ce1" office:value-type="string" calcext:value-type="string">
            <text:p>write_SCCB(0x93, 0x06);</text:p>
          </table:table-cell>
          <table:table-cell/>
          <table:table-cell table:formula="of:=MID([.A104];14;2)" office:value-type="string" office:string-value="93" calcext:value-type="string">
            <text:p>93</text:p>
          </table:table-cell>
          <table:table-cell table:formula="of:=MID([.A104];20;2)" office:value-type="string" office:string-value="06" calcext:value-type="string">
            <text:p>06</text:p>
          </table:table-cell>
          <table:table-cell table:formula="of:=[.E103]+1" office:value-type="float" office:value="102" calcext:value-type="float">
            <text:p>102</text:p>
          </table:table-cell>
          <table:table-cell table:formula="of:=CONCATENATE(&quot;assign rom[&quot;;[.E104];&quot;] = {8'h&quot;;[.C104];&quot;, 8'h&quot;;[.D104];&quot;};&quot;)" office:value-type="string" office:string-value="assign rom[102] = {8'h93, 8'h06};" calcext:value-type="string">
            <text:p>assign rom[102] = {8'h93, 8'h06};</text:p>
          </table:table-cell>
        </table:table-row>
        <table:table-row table:style-name="ro1">
          <table:table-cell table:style-name="ce1" office:value-type="string" calcext:value-type="string">
            <text:p>write_SCCB(0x93, 0xe3);</text:p>
          </table:table-cell>
          <table:table-cell/>
          <table:table-cell table:formula="of:=MID([.A105];14;2)" office:value-type="string" office:string-value="93" calcext:value-type="string">
            <text:p>93</text:p>
          </table:table-cell>
          <table:table-cell table:formula="of:=MID([.A105];20;2)" office:value-type="string" office:string-value="e3" calcext:value-type="string">
            <text:p>e3</text:p>
          </table:table-cell>
          <table:table-cell table:formula="of:=[.E104]+1" office:value-type="float" office:value="103" calcext:value-type="float">
            <text:p>103</text:p>
          </table:table-cell>
          <table:table-cell table:formula="of:=CONCATENATE(&quot;assign rom[&quot;;[.E105];&quot;] = {8'h&quot;;[.C105];&quot;, 8'h&quot;;[.D105];&quot;};&quot;)" office:value-type="string" office:string-value="assign rom[103] = {8'h93, 8'he3};" calcext:value-type="string">
            <text:p>assign rom[103] = {8'h93, 8'he3};</text:p>
          </table:table-cell>
        </table:table-row>
        <table:table-row table:style-name="ro1">
          <table:table-cell table:style-name="ce1" office:value-type="string" calcext:value-type="string">
            <text:p>write_SCCB(0x93, 0x05);</text:p>
          </table:table-cell>
          <table:table-cell/>
          <table:table-cell table:formula="of:=MID([.A106];14;2)" office:value-type="string" office:string-value="93" calcext:value-type="string">
            <text:p>93</text:p>
          </table:table-cell>
          <table:table-cell table:formula="of:=MID([.A106];20;2)" office:value-type="string" office:string-value="05" calcext:value-type="string">
            <text:p>05</text:p>
          </table:table-cell>
          <table:table-cell table:formula="of:=[.E105]+1" office:value-type="float" office:value="104" calcext:value-type="float">
            <text:p>104</text:p>
          </table:table-cell>
          <table:table-cell table:formula="of:=CONCATENATE(&quot;assign rom[&quot;;[.E106];&quot;] = {8'h&quot;;[.C106];&quot;, 8'h&quot;;[.D106];&quot;};&quot;)" office:value-type="string" office:string-value="assign rom[104] = {8'h93, 8'h05};" calcext:value-type="string">
            <text:p>assign rom[104] = {8'h93, 8'h05};</text:p>
          </table:table-cell>
        </table:table-row>
        <table:table-row table:style-name="ro1">
          <table:table-cell table:style-name="ce1" office:value-type="string" calcext:value-type="string">
            <text:p>write_SCCB(0x93, 0x05);</text:p>
          </table:table-cell>
          <table:table-cell/>
          <table:table-cell table:formula="of:=MID([.A107];14;2)" office:value-type="string" office:string-value="93" calcext:value-type="string">
            <text:p>93</text:p>
          </table:table-cell>
          <table:table-cell table:formula="of:=MID([.A107];20;2)" office:value-type="string" office:string-value="05" calcext:value-type="string">
            <text:p>05</text:p>
          </table:table-cell>
          <table:table-cell table:formula="of:=[.E106]+1" office:value-type="float" office:value="105" calcext:value-type="float">
            <text:p>105</text:p>
          </table:table-cell>
          <table:table-cell table:formula="of:=CONCATENATE(&quot;assign rom[&quot;;[.E107];&quot;] = {8'h&quot;;[.C107];&quot;, 8'h&quot;;[.D107];&quot;};&quot;)" office:value-type="string" office:string-value="assign rom[105] = {8'h93, 8'h05};" calcext:value-type="string">
            <text:p>assign rom[105] = {8'h93, 8'h05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08];14;2)" office:value-type="string" office:string-value="93" calcext:value-type="string">
            <text:p>93</text:p>
          </table:table-cell>
          <table:table-cell table:formula="of:=MID([.A108];20;2)" office:value-type="string" office:string-value="00" calcext:value-type="string">
            <text:p>00</text:p>
          </table:table-cell>
          <table:table-cell table:formula="of:=[.E107]+1" office:value-type="float" office:value="106" calcext:value-type="float">
            <text:p>106</text:p>
          </table:table-cell>
          <table:table-cell table:formula="of:=CONCATENATE(&quot;assign rom[&quot;;[.E108];&quot;] = {8'h&quot;;[.C108];&quot;, 8'h&quot;;[.D108];&quot;};&quot;)" office:value-type="string" office:string-value="assign rom[106] = {8'h93, 8'h00};" calcext:value-type="string">
            <text:p>assign rom[106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4);</text:p>
          </table:table-cell>
          <table:table-cell/>
          <table:table-cell table:formula="of:=MID([.A109];14;2)" office:value-type="string" office:string-value="93" calcext:value-type="string">
            <text:p>93</text:p>
          </table:table-cell>
          <table:table-cell table:formula="of:=MID([.A109];20;2)" office:value-type="string" office:string-value="04" calcext:value-type="string">
            <text:p>04</text:p>
          </table:table-cell>
          <table:table-cell table:formula="of:=[.E108]+1" office:value-type="float" office:value="107" calcext:value-type="float">
            <text:p>107</text:p>
          </table:table-cell>
          <table:table-cell table:formula="of:=CONCATENATE(&quot;assign rom[&quot;;[.E109];&quot;] = {8'h&quot;;[.C109];&quot;, 8'h&quot;;[.D109];&quot;};&quot;)" office:value-type="string" office:string-value="assign rom[107] = {8'h93, 8'h04};" calcext:value-type="string">
            <text:p>assign rom[107] = {8'h93, 8'h04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0];14;2)" office:value-type="string" office:string-value="93" calcext:value-type="string">
            <text:p>93</text:p>
          </table:table-cell>
          <table:table-cell table:formula="of:=MID([.A110];20;2)" office:value-type="string" office:string-value="00" calcext:value-type="string">
            <text:p>00</text:p>
          </table:table-cell>
          <table:table-cell table:formula="of:=[.E109]+1" office:value-type="float" office:value="108" calcext:value-type="float">
            <text:p>108</text:p>
          </table:table-cell>
          <table:table-cell table:formula="of:=CONCATENATE(&quot;assign rom[&quot;;[.E110];&quot;] = {8'h&quot;;[.C110];&quot;, 8'h&quot;;[.D110];&quot;};&quot;)" office:value-type="string" office:string-value="assign rom[108] = {8'h93, 8'h00};" calcext:value-type="string">
            <text:p>assign rom[108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1];14;2)" office:value-type="string" office:string-value="93" calcext:value-type="string">
            <text:p>93</text:p>
          </table:table-cell>
          <table:table-cell table:formula="of:=MID([.A111];20;2)" office:value-type="string" office:string-value="00" calcext:value-type="string">
            <text:p>00</text:p>
          </table:table-cell>
          <table:table-cell table:formula="of:=[.E110]+1" office:value-type="float" office:value="109" calcext:value-type="float">
            <text:p>109</text:p>
          </table:table-cell>
          <table:table-cell table:formula="of:=CONCATENATE(&quot;assign rom[&quot;;[.E111];&quot;] = {8'h&quot;;[.C111];&quot;, 8'h&quot;;[.D111];&quot;};&quot;)" office:value-type="string" office:string-value="assign rom[109] = {8'h93, 8'h00};" calcext:value-type="string">
            <text:p>assign rom[109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2];14;2)" office:value-type="string" office:string-value="93" calcext:value-type="string">
            <text:p>93</text:p>
          </table:table-cell>
          <table:table-cell table:formula="of:=MID([.A112];20;2)" office:value-type="string" office:string-value="00" calcext:value-type="string">
            <text:p>00</text:p>
          </table:table-cell>
          <table:table-cell table:formula="of:=[.E111]+1" office:value-type="float" office:value="110" calcext:value-type="float">
            <text:p>110</text:p>
          </table:table-cell>
          <table:table-cell table:formula="of:=CONCATENATE(&quot;assign rom[&quot;;[.E112];&quot;] = {8'h&quot;;[.C112];&quot;, 8'h&quot;;[.D112];&quot;};&quot;)" office:value-type="string" office:string-value="assign rom[110] = {8'h93, 8'h00};" calcext:value-type="string">
            <text:p>assign rom[110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3];14;2)" office:value-type="string" office:string-value="93" calcext:value-type="string">
            <text:p>93</text:p>
          </table:table-cell>
          <table:table-cell table:formula="of:=MID([.A113];20;2)" office:value-type="string" office:string-value="00" calcext:value-type="string">
            <text:p>00</text:p>
          </table:table-cell>
          <table:table-cell table:formula="of:=[.E112]+1" office:value-type="float" office:value="111" calcext:value-type="float">
            <text:p>111</text:p>
          </table:table-cell>
          <table:table-cell table:formula="of:=CONCATENATE(&quot;assign rom[&quot;;[.E113];&quot;] = {8'h&quot;;[.C113];&quot;, 8'h&quot;;[.D113];&quot;};&quot;)" office:value-type="string" office:string-value="assign rom[111] = {8'h93, 8'h00};" calcext:value-type="string">
            <text:p>assign rom[111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4];14;2)" office:value-type="string" office:string-value="93" calcext:value-type="string">
            <text:p>93</text:p>
          </table:table-cell>
          <table:table-cell table:formula="of:=MID([.A114];20;2)" office:value-type="string" office:string-value="00" calcext:value-type="string">
            <text:p>00</text:p>
          </table:table-cell>
          <table:table-cell table:formula="of:=[.E113]+1" office:value-type="float" office:value="112" calcext:value-type="float">
            <text:p>112</text:p>
          </table:table-cell>
          <table:table-cell table:formula="of:=CONCATENATE(&quot;assign rom[&quot;;[.E114];&quot;] = {8'h&quot;;[.C114];&quot;, 8'h&quot;;[.D114];&quot;};&quot;)" office:value-type="string" office:string-value="assign rom[112] = {8'h93, 8'h00};" calcext:value-type="string">
            <text:p>assign rom[112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5];14;2)" office:value-type="string" office:string-value="93" calcext:value-type="string">
            <text:p>93</text:p>
          </table:table-cell>
          <table:table-cell table:formula="of:=MID([.A115];20;2)" office:value-type="string" office:string-value="00" calcext:value-type="string">
            <text:p>00</text:p>
          </table:table-cell>
          <table:table-cell table:formula="of:=[.E114]+1" office:value-type="float" office:value="113" calcext:value-type="float">
            <text:p>113</text:p>
          </table:table-cell>
          <table:table-cell table:formula="of:=CONCATENATE(&quot;assign rom[&quot;;[.E115];&quot;] = {8'h&quot;;[.C115];&quot;, 8'h&quot;;[.D115];&quot;};&quot;)" office:value-type="string" office:string-value="assign rom[113] = {8'h93, 8'h00};" calcext:value-type="string">
            <text:p>assign rom[113] = {8'h93, 8'h00};</text:p>
          </table:table-cell>
        </table:table-row>
        <table:table-row table:style-name="ro1">
          <table:table-cell table:style-name="ce1" office:value-type="string" calcext:value-type="string">
            <text:p>write_SCCB(0x93, 0x00);</text:p>
          </table:table-cell>
          <table:table-cell/>
          <table:table-cell table:formula="of:=MID([.A116];14;2)" office:value-type="string" office:string-value="93" calcext:value-type="string">
            <text:p>93</text:p>
          </table:table-cell>
          <table:table-cell table:formula="of:=MID([.A116];20;2)" office:value-type="string" office:string-value="00" calcext:value-type="string">
            <text:p>00</text:p>
          </table:table-cell>
          <table:table-cell table:formula="of:=[.E115]+1" office:value-type="float" office:value="114" calcext:value-type="float">
            <text:p>114</text:p>
          </table:table-cell>
          <table:table-cell table:formula="of:=CONCATENATE(&quot;assign rom[&quot;;[.E116];&quot;] = {8'h&quot;;[.C116];&quot;, 8'h&quot;;[.D116];&quot;};&quot;)" office:value-type="string" office:string-value="assign rom[114] = {8'h93, 8'h00};" calcext:value-type="string">
            <text:p>assign rom[114] = {8'h93, 8'h00};</text:p>
          </table:table-cell>
        </table:table-row>
        <table:table-row table:style-name="ro1">
          <table:table-cell table:style-name="ce1" office:value-type="string" calcext:value-type="string">
            <text:p>write_SCCB(0x96, 0x00);</text:p>
          </table:table-cell>
          <table:table-cell/>
          <table:table-cell table:formula="of:=MID([.A117];14;2)" office:value-type="string" office:string-value="96" calcext:value-type="string">
            <text:p>96</text:p>
          </table:table-cell>
          <table:table-cell table:formula="of:=MID([.A117];20;2)" office:value-type="string" office:string-value="00" calcext:value-type="string">
            <text:p>00</text:p>
          </table:table-cell>
          <table:table-cell table:formula="of:=[.E116]+1" office:value-type="float" office:value="115" calcext:value-type="float">
            <text:p>115</text:p>
          </table:table-cell>
          <table:table-cell table:formula="of:=CONCATENATE(&quot;assign rom[&quot;;[.E117];&quot;] = {8'h&quot;;[.C117];&quot;, 8'h&quot;;[.D117];&quot;};&quot;)" office:value-type="string" office:string-value="assign rom[115] = {8'h96, 8'h00};" calcext:value-type="string">
            <text:p>assign rom[115] = {8'h96, 8'h00};</text:p>
          </table:table-cell>
        </table:table-row>
        <table:table-row table:style-name="ro1">
          <table:table-cell table:style-name="ce1" office:value-type="string" calcext:value-type="string">
            <text:p>write_SCCB(0x97, 0x08);</text:p>
          </table:table-cell>
          <table:table-cell/>
          <table:table-cell table:formula="of:=MID([.A118];14;2)" office:value-type="string" office:string-value="97" calcext:value-type="string">
            <text:p>97</text:p>
          </table:table-cell>
          <table:table-cell table:formula="of:=MID([.A118];20;2)" office:value-type="string" office:string-value="08" calcext:value-type="string">
            <text:p>08</text:p>
          </table:table-cell>
          <table:table-cell table:formula="of:=[.E117]+1" office:value-type="float" office:value="116" calcext:value-type="float">
            <text:p>116</text:p>
          </table:table-cell>
          <table:table-cell table:formula="of:=CONCATENATE(&quot;assign rom[&quot;;[.E118];&quot;] = {8'h&quot;;[.C118];&quot;, 8'h&quot;;[.D118];&quot;};&quot;)" office:value-type="string" office:string-value="assign rom[116] = {8'h97, 8'h08};" calcext:value-type="string">
            <text:p>assign rom[116] = {8'h97, 8'h08};</text:p>
          </table:table-cell>
        </table:table-row>
        <table:table-row table:style-name="ro1">
          <table:table-cell table:style-name="ce1" office:value-type="string" calcext:value-type="string">
            <text:p>write_SCCB(0x97, 0x19);</text:p>
          </table:table-cell>
          <table:table-cell/>
          <table:table-cell table:formula="of:=MID([.A119];14;2)" office:value-type="string" office:string-value="97" calcext:value-type="string">
            <text:p>97</text:p>
          </table:table-cell>
          <table:table-cell table:formula="of:=MID([.A119];20;2)" office:value-type="string" office:string-value="19" calcext:value-type="string">
            <text:p>19</text:p>
          </table:table-cell>
          <table:table-cell table:formula="of:=[.E118]+1" office:value-type="float" office:value="117" calcext:value-type="float">
            <text:p>117</text:p>
          </table:table-cell>
          <table:table-cell table:formula="of:=CONCATENATE(&quot;assign rom[&quot;;[.E119];&quot;] = {8'h&quot;;[.C119];&quot;, 8'h&quot;;[.D119];&quot;};&quot;)" office:value-type="string" office:string-value="assign rom[117] = {8'h97, 8'h19};" calcext:value-type="string">
            <text:p>assign rom[117] = {8'h97, 8'h19};</text:p>
          </table:table-cell>
        </table:table-row>
        <table:table-row table:style-name="ro1">
          <table:table-cell table:style-name="ce1" office:value-type="string" calcext:value-type="string">
            <text:p>write_SCCB(0x97, 0x02);</text:p>
          </table:table-cell>
          <table:table-cell/>
          <table:table-cell table:formula="of:=MID([.A120];14;2)" office:value-type="string" office:string-value="97" calcext:value-type="string">
            <text:p>97</text:p>
          </table:table-cell>
          <table:table-cell table:formula="of:=MID([.A120];20;2)" office:value-type="string" office:string-value="02" calcext:value-type="string">
            <text:p>02</text:p>
          </table:table-cell>
          <table:table-cell table:formula="of:=[.E119]+1" office:value-type="float" office:value="118" calcext:value-type="float">
            <text:p>118</text:p>
          </table:table-cell>
          <table:table-cell table:formula="of:=CONCATENATE(&quot;assign rom[&quot;;[.E120];&quot;] = {8'h&quot;;[.C120];&quot;, 8'h&quot;;[.D120];&quot;};&quot;)" office:value-type="string" office:string-value="assign rom[118] = {8'h97, 8'h02};" calcext:value-type="string">
            <text:p>assign rom[118] = {8'h97, 8'h02};</text:p>
          </table:table-cell>
        </table:table-row>
        <table:table-row table:style-name="ro1">
          <table:table-cell table:style-name="ce1" office:value-type="string" calcext:value-type="string">
            <text:p>write_SCCB(0x97, 0x0c);</text:p>
          </table:table-cell>
          <table:table-cell/>
          <table:table-cell table:formula="of:=MID([.A121];14;2)" office:value-type="string" office:string-value="97" calcext:value-type="string">
            <text:p>97</text:p>
          </table:table-cell>
          <table:table-cell table:formula="of:=MID([.A121];20;2)" office:value-type="string" office:string-value="0c" calcext:value-type="string">
            <text:p>0c</text:p>
          </table:table-cell>
          <table:table-cell table:formula="of:=[.E120]+1" office:value-type="float" office:value="119" calcext:value-type="float">
            <text:p>119</text:p>
          </table:table-cell>
          <table:table-cell table:formula="of:=CONCATENATE(&quot;assign rom[&quot;;[.E121];&quot;] = {8'h&quot;;[.C121];&quot;, 8'h&quot;;[.D121];&quot;};&quot;)" office:value-type="string" office:string-value="assign rom[119] = {8'h97, 8'h0c};" calcext:value-type="string">
            <text:p>assign rom[119] = {8'h97, 8'h0c};</text:p>
          </table:table-cell>
        </table:table-row>
        <table:table-row table:style-name="ro1">
          <table:table-cell table:style-name="ce1" office:value-type="string" calcext:value-type="string">
            <text:p>write_SCCB(0x97, 0x24);</text:p>
          </table:table-cell>
          <table:table-cell/>
          <table:table-cell table:formula="of:=MID([.A122];14;2)" office:value-type="string" office:string-value="97" calcext:value-type="string">
            <text:p>97</text:p>
          </table:table-cell>
          <table:table-cell table:formula="of:=MID([.A122];20;2)" office:value-type="string" office:string-value="24" calcext:value-type="string">
            <text:p>24</text:p>
          </table:table-cell>
          <table:table-cell table:formula="of:=[.E121]+1" office:value-type="float" office:value="120" calcext:value-type="float">
            <text:p>120</text:p>
          </table:table-cell>
          <table:table-cell table:formula="of:=CONCATENATE(&quot;assign rom[&quot;;[.E122];&quot;] = {8'h&quot;;[.C122];&quot;, 8'h&quot;;[.D122];&quot;};&quot;)" office:value-type="string" office:string-value="assign rom[120] = {8'h97, 8'h24};" calcext:value-type="string">
            <text:p>assign rom[120] = {8'h97, 8'h24};</text:p>
          </table:table-cell>
        </table:table-row>
        <table:table-row table:style-name="ro1">
          <table:table-cell table:style-name="ce1" office:value-type="string" calcext:value-type="string">
            <text:p>write_SCCB(0x97, 0x30);</text:p>
          </table:table-cell>
          <table:table-cell/>
          <table:table-cell table:formula="of:=MID([.A123];14;2)" office:value-type="string" office:string-value="97" calcext:value-type="string">
            <text:p>97</text:p>
          </table:table-cell>
          <table:table-cell table:formula="of:=MID([.A123];20;2)" office:value-type="string" office:string-value="30" calcext:value-type="string">
            <text:p>30</text:p>
          </table:table-cell>
          <table:table-cell table:formula="of:=[.E122]+1" office:value-type="float" office:value="121" calcext:value-type="float">
            <text:p>121</text:p>
          </table:table-cell>
          <table:table-cell table:formula="of:=CONCATENATE(&quot;assign rom[&quot;;[.E123];&quot;] = {8'h&quot;;[.C123];&quot;, 8'h&quot;;[.D123];&quot;};&quot;)" office:value-type="string" office:string-value="assign rom[121] = {8'h97, 8'h30};" calcext:value-type="string">
            <text:p>assign rom[121] = {8'h97, 8'h30};</text:p>
          </table:table-cell>
        </table:table-row>
        <table:table-row table:style-name="ro1">
          <table:table-cell table:style-name="ce1" office:value-type="string" calcext:value-type="string">
            <text:p>write_SCCB(0x97, 0x28);</text:p>
          </table:table-cell>
          <table:table-cell/>
          <table:table-cell table:formula="of:=MID([.A124];14;2)" office:value-type="string" office:string-value="97" calcext:value-type="string">
            <text:p>97</text:p>
          </table:table-cell>
          <table:table-cell table:formula="of:=MID([.A124];20;2)" office:value-type="string" office:string-value="28" calcext:value-type="string">
            <text:p>28</text:p>
          </table:table-cell>
          <table:table-cell table:formula="of:=[.E123]+1" office:value-type="float" office:value="122" calcext:value-type="float">
            <text:p>122</text:p>
          </table:table-cell>
          <table:table-cell table:formula="of:=CONCATENATE(&quot;assign rom[&quot;;[.E124];&quot;] = {8'h&quot;;[.C124];&quot;, 8'h&quot;;[.D124];&quot;};&quot;)" office:value-type="string" office:string-value="assign rom[122] = {8'h97, 8'h28};" calcext:value-type="string">
            <text:p>assign rom[122] = {8'h97, 8'h28};</text:p>
          </table:table-cell>
        </table:table-row>
        <table:table-row table:style-name="ro1">
          <table:table-cell table:style-name="ce1" office:value-type="string" calcext:value-type="string">
            <text:p>write_SCCB(0x97, 0x26);</text:p>
          </table:table-cell>
          <table:table-cell/>
          <table:table-cell table:formula="of:=MID([.A125];14;2)" office:value-type="string" office:string-value="97" calcext:value-type="string">
            <text:p>97</text:p>
          </table:table-cell>
          <table:table-cell table:formula="of:=MID([.A125];20;2)" office:value-type="string" office:string-value="26" calcext:value-type="string">
            <text:p>26</text:p>
          </table:table-cell>
          <table:table-cell table:formula="of:=[.E124]+1" office:value-type="float" office:value="123" calcext:value-type="float">
            <text:p>123</text:p>
          </table:table-cell>
          <table:table-cell table:formula="of:=CONCATENATE(&quot;assign rom[&quot;;[.E125];&quot;] = {8'h&quot;;[.C125];&quot;, 8'h&quot;;[.D125];&quot;};&quot;)" office:value-type="string" office:string-value="assign rom[123] = {8'h97, 8'h26};" calcext:value-type="string">
            <text:p>assign rom[123] = {8'h97, 8'h26};</text:p>
          </table:table-cell>
        </table:table-row>
        <table:table-row table:style-name="ro1">
          <table:table-cell table:style-name="ce1" office:value-type="string" calcext:value-type="string">
            <text:p>write_SCCB(0x97, 0x02);</text:p>
          </table:table-cell>
          <table:table-cell/>
          <table:table-cell table:formula="of:=MID([.A126];14;2)" office:value-type="string" office:string-value="97" calcext:value-type="string">
            <text:p>97</text:p>
          </table:table-cell>
          <table:table-cell table:formula="of:=MID([.A126];20;2)" office:value-type="string" office:string-value="02" calcext:value-type="string">
            <text:p>02</text:p>
          </table:table-cell>
          <table:table-cell table:formula="of:=[.E125]+1" office:value-type="float" office:value="124" calcext:value-type="float">
            <text:p>124</text:p>
          </table:table-cell>
          <table:table-cell table:formula="of:=CONCATENATE(&quot;assign rom[&quot;;[.E126];&quot;] = {8'h&quot;;[.C126];&quot;, 8'h&quot;;[.D126];&quot;};&quot;)" office:value-type="string" office:string-value="assign rom[124] = {8'h97, 8'h02};" calcext:value-type="string">
            <text:p>assign rom[124] = {8'h97, 8'h02};</text:p>
          </table:table-cell>
        </table:table-row>
        <table:table-row table:style-name="ro1">
          <table:table-cell table:style-name="ce1" office:value-type="string" calcext:value-type="string">
            <text:p>write_SCCB(0x97, 0x98);</text:p>
          </table:table-cell>
          <table:table-cell/>
          <table:table-cell table:formula="of:=MID([.A127];14;2)" office:value-type="string" office:string-value="97" calcext:value-type="string">
            <text:p>97</text:p>
          </table:table-cell>
          <table:table-cell table:formula="of:=MID([.A127];20;2)" office:value-type="string" office:string-value="98" calcext:value-type="string">
            <text:p>98</text:p>
          </table:table-cell>
          <table:table-cell table:formula="of:=[.E126]+1" office:value-type="float" office:value="125" calcext:value-type="float">
            <text:p>125</text:p>
          </table:table-cell>
          <table:table-cell table:formula="of:=CONCATENATE(&quot;assign rom[&quot;;[.E127];&quot;] = {8'h&quot;;[.C127];&quot;, 8'h&quot;;[.D127];&quot;};&quot;)" office:value-type="string" office:string-value="assign rom[125] = {8'h97, 8'h98};" calcext:value-type="string">
            <text:p>assign rom[125] = {8'h97, 8'h98};</text:p>
          </table:table-cell>
        </table:table-row>
        <table:table-row table:style-name="ro1">
          <table:table-cell table:style-name="ce1" office:value-type="string" calcext:value-type="string">
            <text:p>write_SCCB(0x97, 0x80);</text:p>
          </table:table-cell>
          <table:table-cell/>
          <table:table-cell table:formula="of:=MID([.A128];14;2)" office:value-type="string" office:string-value="97" calcext:value-type="string">
            <text:p>97</text:p>
          </table:table-cell>
          <table:table-cell table:formula="of:=MID([.A128];20;2)" office:value-type="string" office:string-value="80" calcext:value-type="string">
            <text:p>80</text:p>
          </table:table-cell>
          <table:table-cell table:formula="of:=[.E127]+1" office:value-type="float" office:value="126" calcext:value-type="float">
            <text:p>126</text:p>
          </table:table-cell>
          <table:table-cell table:formula="of:=CONCATENATE(&quot;assign rom[&quot;;[.E128];&quot;] = {8'h&quot;;[.C128];&quot;, 8'h&quot;;[.D128];&quot;};&quot;)" office:value-type="string" office:string-value="assign rom[126] = {8'h97, 8'h80};" calcext:value-type="string">
            <text:p>assign rom[126] = {8'h97, 8'h80};</text:p>
          </table:table-cell>
        </table:table-row>
        <table:table-row table:style-name="ro1">
          <table:table-cell table:style-name="ce1" office:value-type="string" calcext:value-type="string">
            <text:p>write_SCCB(0x97, 0x00);</text:p>
          </table:table-cell>
          <table:table-cell/>
          <table:table-cell table:formula="of:=MID([.A129];14;2)" office:value-type="string" office:string-value="97" calcext:value-type="string">
            <text:p>97</text:p>
          </table:table-cell>
          <table:table-cell table:formula="of:=MID([.A129];20;2)" office:value-type="string" office:string-value="00" calcext:value-type="string">
            <text:p>00</text:p>
          </table:table-cell>
          <table:table-cell table:formula="of:=[.E128]+1" office:value-type="float" office:value="127" calcext:value-type="float">
            <text:p>127</text:p>
          </table:table-cell>
          <table:table-cell table:formula="of:=CONCATENATE(&quot;assign rom[&quot;;[.E129];&quot;] = {8'h&quot;;[.C129];&quot;, 8'h&quot;;[.D129];&quot;};&quot;)" office:value-type="string" office:string-value="assign rom[127] = {8'h97, 8'h00};" calcext:value-type="string">
            <text:p>assign rom[127] = {8'h97, 8'h00};</text:p>
          </table:table-cell>
        </table:table-row>
        <table:table-row table:style-name="ro1">
          <table:table-cell table:style-name="ce1" office:value-type="string" calcext:value-type="string">
            <text:p>write_SCCB(0x97, 0x00);</text:p>
          </table:table-cell>
          <table:table-cell/>
          <table:table-cell table:formula="of:=MID([.A130];14;2)" office:value-type="string" office:string-value="97" calcext:value-type="string">
            <text:p>97</text:p>
          </table:table-cell>
          <table:table-cell table:formula="of:=MID([.A130];20;2)" office:value-type="string" office:string-value="00" calcext:value-type="string">
            <text:p>00</text:p>
          </table:table-cell>
          <table:table-cell table:formula="of:=[.E129]+1" office:value-type="float" office:value="128" calcext:value-type="float">
            <text:p>128</text:p>
          </table:table-cell>
          <table:table-cell table:formula="of:=CONCATENATE(&quot;assign rom[&quot;;[.E130];&quot;] = {8'h&quot;;[.C130];&quot;, 8'h&quot;;[.D130];&quot;};&quot;)" office:value-type="string" office:string-value="assign rom[128] = {8'h97, 8'h00};" calcext:value-type="string">
            <text:p>assign rom[128] = {8'h97, 8'h00};</text:p>
          </table:table-cell>
        </table:table-row>
        <table:table-row table:style-name="ro1">
          <table:table-cell table:style-name="ce1" office:value-type="string" calcext:value-type="string">
            <text:p>write_SCCB(0xc3, 0xed);</text:p>
          </table:table-cell>
          <table:table-cell/>
          <table:table-cell table:formula="of:=MID([.A131];14;2)" office:value-type="string" office:string-value="c3" calcext:value-type="string">
            <text:p>c3</text:p>
          </table:table-cell>
          <table:table-cell table:formula="of:=MID([.A131];20;2)" office:value-type="string" office:string-value="ed" calcext:value-type="string">
            <text:p>ed</text:p>
          </table:table-cell>
          <table:table-cell table:formula="of:=[.E130]+1" office:value-type="float" office:value="129" calcext:value-type="float">
            <text:p>129</text:p>
          </table:table-cell>
          <table:table-cell table:formula="of:=CONCATENATE(&quot;assign rom[&quot;;[.E131];&quot;] = {8'h&quot;;[.C131];&quot;, 8'h&quot;;[.D131];&quot;};&quot;)" office:value-type="string" office:string-value="assign rom[129] = {8'hc3, 8'hed};" calcext:value-type="string">
            <text:p>assign rom[129] = {8'hc3, 8'hed};</text:p>
          </table:table-cell>
        </table:table-row>
        <table:table-row table:style-name="ro1">
          <table:table-cell table:style-name="ce1" office:value-type="string" calcext:value-type="string">
            <text:p>write_SCCB(0xc4, 0x9a);</text:p>
          </table:table-cell>
          <table:table-cell/>
          <table:table-cell table:formula="of:=MID([.A132];14;2)" office:value-type="string" office:string-value="c4" calcext:value-type="string">
            <text:p>c4</text:p>
          </table:table-cell>
          <table:table-cell table:formula="of:=MID([.A132];20;2)" office:value-type="string" office:string-value="9a" calcext:value-type="string">
            <text:p>9a</text:p>
          </table:table-cell>
          <table:table-cell table:formula="of:=[.E131]+1" office:value-type="float" office:value="130" calcext:value-type="float">
            <text:p>130</text:p>
          </table:table-cell>
          <table:table-cell table:formula="of:=CONCATENATE(&quot;assign rom[&quot;;[.E132];&quot;] = {8'h&quot;;[.C132];&quot;, 8'h&quot;;[.D132];&quot;};&quot;)" office:value-type="string" office:string-value="assign rom[130] = {8'hc4, 8'h9a};" calcext:value-type="string">
            <text:p>assign rom[130] = {8'hc4, 8'h9a};</text:p>
          </table:table-cell>
        </table:table-row>
        <table:table-row table:style-name="ro1">
          <table:table-cell table:style-name="ce1" office:value-type="string" calcext:value-type="string">
            <text:p>write_SCCB(0xa4, 0x00);</text:p>
          </table:table-cell>
          <table:table-cell/>
          <table:table-cell table:formula="of:=MID([.A133];14;2)" office:value-type="string" office:string-value="a4" calcext:value-type="string">
            <text:p>a4</text:p>
          </table:table-cell>
          <table:table-cell table:formula="of:=MID([.A133];20;2)" office:value-type="string" office:string-value="00" calcext:value-type="string">
            <text:p>00</text:p>
          </table:table-cell>
          <table:table-cell table:formula="of:=[.E132]+1" office:value-type="float" office:value="131" calcext:value-type="float">
            <text:p>131</text:p>
          </table:table-cell>
          <table:table-cell table:formula="of:=CONCATENATE(&quot;assign rom[&quot;;[.E133];&quot;] = {8'h&quot;;[.C133];&quot;, 8'h&quot;;[.D133];&quot;};&quot;)" office:value-type="string" office:string-value="assign rom[131] = {8'ha4, 8'h00};" calcext:value-type="string">
            <text:p>assign rom[131] = {8'ha4, 8'h00};</text:p>
          </table:table-cell>
        </table:table-row>
        <table:table-row table:style-name="ro1">
          <table:table-cell table:style-name="ce1" office:value-type="string" calcext:value-type="string">
            <text:p>write_SCCB(0xa8, 0x00);</text:p>
          </table:table-cell>
          <table:table-cell/>
          <table:table-cell table:formula="of:=MID([.A134];14;2)" office:value-type="string" office:string-value="a8" calcext:value-type="string">
            <text:p>a8</text:p>
          </table:table-cell>
          <table:table-cell table:formula="of:=MID([.A134];20;2)" office:value-type="string" office:string-value="00" calcext:value-type="string">
            <text:p>00</text:p>
          </table:table-cell>
          <table:table-cell table:formula="of:=[.E133]+1" office:value-type="float" office:value="132" calcext:value-type="float">
            <text:p>132</text:p>
          </table:table-cell>
          <table:table-cell table:formula="of:=CONCATENATE(&quot;assign rom[&quot;;[.E134];&quot;] = {8'h&quot;;[.C134];&quot;, 8'h&quot;;[.D134];&quot;};&quot;)" office:value-type="string" office:string-value="assign rom[132] = {8'ha8, 8'h00};" calcext:value-type="string">
            <text:p>assign rom[132] = {8'ha8, 8'h00};</text:p>
          </table:table-cell>
        </table:table-row>
        <table:table-row table:style-name="ro1">
          <table:table-cell table:style-name="ce1" office:value-type="string" calcext:value-type="string">
            <text:p>write_SCCB(0xc5, 0x11);</text:p>
          </table:table-cell>
          <table:table-cell/>
          <table:table-cell table:formula="of:=MID([.A135];14;2)" office:value-type="string" office:string-value="c5" calcext:value-type="string">
            <text:p>c5</text:p>
          </table:table-cell>
          <table:table-cell table:formula="of:=MID([.A135];20;2)" office:value-type="string" office:string-value="11" calcext:value-type="string">
            <text:p>11</text:p>
          </table:table-cell>
          <table:table-cell table:formula="of:=[.E134]+1" office:value-type="float" office:value="133" calcext:value-type="float">
            <text:p>133</text:p>
          </table:table-cell>
          <table:table-cell table:formula="of:=CONCATENATE(&quot;assign rom[&quot;;[.E135];&quot;] = {8'h&quot;;[.C135];&quot;, 8'h&quot;;[.D135];&quot;};&quot;)" office:value-type="string" office:string-value="assign rom[133] = {8'hc5, 8'h11};" calcext:value-type="string">
            <text:p>assign rom[133] = {8'hc5, 8'h11};</text:p>
          </table:table-cell>
        </table:table-row>
        <table:table-row table:style-name="ro1">
          <table:table-cell table:style-name="ce1" office:value-type="string" calcext:value-type="string">
            <text:p>write_SCCB(0xc6, 0x51);</text:p>
          </table:table-cell>
          <table:table-cell/>
          <table:table-cell table:formula="of:=MID([.A136];14;2)" office:value-type="string" office:string-value="c6" calcext:value-type="string">
            <text:p>c6</text:p>
          </table:table-cell>
          <table:table-cell table:formula="of:=MID([.A136];20;2)" office:value-type="string" office:string-value="51" calcext:value-type="string">
            <text:p>51</text:p>
          </table:table-cell>
          <table:table-cell table:formula="of:=[.E135]+1" office:value-type="float" office:value="134" calcext:value-type="float">
            <text:p>134</text:p>
          </table:table-cell>
          <table:table-cell table:formula="of:=CONCATENATE(&quot;assign rom[&quot;;[.E136];&quot;] = {8'h&quot;;[.C136];&quot;, 8'h&quot;;[.D136];&quot;};&quot;)" office:value-type="string" office:string-value="assign rom[134] = {8'hc6, 8'h51};" calcext:value-type="string">
            <text:p>assign rom[134] = {8'hc6, 8'h51};</text:p>
          </table:table-cell>
        </table:table-row>
        <table:table-row table:style-name="ro1">
          <table:table-cell table:style-name="ce1" office:value-type="string" calcext:value-type="string">
            <text:p>write_SCCB(0xbf, 0x80);</text:p>
          </table:table-cell>
          <table:table-cell/>
          <table:table-cell table:formula="of:=MID([.A137];14;2)" office:value-type="string" office:string-value="bf" calcext:value-type="string">
            <text:p>bf</text:p>
          </table:table-cell>
          <table:table-cell table:formula="of:=MID([.A137];20;2)" office:value-type="string" office:string-value="80" calcext:value-type="string">
            <text:p>80</text:p>
          </table:table-cell>
          <table:table-cell table:formula="of:=[.E136]+1" office:value-type="float" office:value="135" calcext:value-type="float">
            <text:p>135</text:p>
          </table:table-cell>
          <table:table-cell table:formula="of:=CONCATENATE(&quot;assign rom[&quot;;[.E137];&quot;] = {8'h&quot;;[.C137];&quot;, 8'h&quot;;[.D137];&quot;};&quot;)" office:value-type="string" office:string-value="assign rom[135] = {8'hbf, 8'h80};" calcext:value-type="string">
            <text:p>assign rom[135] = {8'hbf, 8'h80};</text:p>
          </table:table-cell>
        </table:table-row>
        <table:table-row table:style-name="ro1">
          <table:table-cell table:style-name="ce1" office:value-type="string" calcext:value-type="string">
            <text:p>write_SCCB(0xc7, 0x10);</text:p>
          </table:table-cell>
          <table:table-cell/>
          <table:table-cell table:formula="of:=MID([.A138];14;2)" office:value-type="string" office:string-value="c7" calcext:value-type="string">
            <text:p>c7</text:p>
          </table:table-cell>
          <table:table-cell table:formula="of:=MID([.A138];20;2)" office:value-type="string" office:string-value="10" calcext:value-type="string">
            <text:p>10</text:p>
          </table:table-cell>
          <table:table-cell table:formula="of:=[.E137]+1" office:value-type="float" office:value="136" calcext:value-type="float">
            <text:p>136</text:p>
          </table:table-cell>
          <table:table-cell table:formula="of:=CONCATENATE(&quot;assign rom[&quot;;[.E138];&quot;] = {8'h&quot;;[.C138];&quot;, 8'h&quot;;[.D138];&quot;};&quot;)" office:value-type="string" office:string-value="assign rom[136] = {8'hc7, 8'h10};" calcext:value-type="string">
            <text:p>assign rom[136] = {8'hc7, 8'h10};</text:p>
          </table:table-cell>
        </table:table-row>
        <table:table-row table:style-name="ro1">
          <table:table-cell table:style-name="ce1" office:value-type="string" calcext:value-type="string">
            <text:p>write_SCCB(0xb6, 0x66);</text:p>
          </table:table-cell>
          <table:table-cell/>
          <table:table-cell table:formula="of:=MID([.A139];14;2)" office:value-type="string" office:string-value="b6" calcext:value-type="string">
            <text:p>b6</text:p>
          </table:table-cell>
          <table:table-cell table:formula="of:=MID([.A139];20;2)" office:value-type="string" office:string-value="66" calcext:value-type="string">
            <text:p>66</text:p>
          </table:table-cell>
          <table:table-cell table:formula="of:=[.E138]+1" office:value-type="float" office:value="137" calcext:value-type="float">
            <text:p>137</text:p>
          </table:table-cell>
          <table:table-cell table:formula="of:=CONCATENATE(&quot;assign rom[&quot;;[.E139];&quot;] = {8'h&quot;;[.C139];&quot;, 8'h&quot;;[.D139];&quot;};&quot;)" office:value-type="string" office:string-value="assign rom[137] = {8'hb6, 8'h66};" calcext:value-type="string">
            <text:p>assign rom[137] = {8'hb6, 8'h66};</text:p>
          </table:table-cell>
        </table:table-row>
        <table:table-row table:style-name="ro1">
          <table:table-cell table:style-name="ce1" office:value-type="string" calcext:value-type="string">
            <text:p>write_SCCB(0xb8, 0xA5);</text:p>
          </table:table-cell>
          <table:table-cell/>
          <table:table-cell table:formula="of:=MID([.A140];14;2)" office:value-type="string" office:string-value="b8" calcext:value-type="string">
            <text:p>b8</text:p>
          </table:table-cell>
          <table:table-cell table:formula="of:=MID([.A140];20;2)" office:value-type="string" office:string-value="A5" calcext:value-type="string">
            <text:p>A5</text:p>
          </table:table-cell>
          <table:table-cell table:formula="of:=[.E139]+1" office:value-type="float" office:value="138" calcext:value-type="float">
            <text:p>138</text:p>
          </table:table-cell>
          <table:table-cell table:formula="of:=CONCATENATE(&quot;assign rom[&quot;;[.E140];&quot;] = {8'h&quot;;[.C140];&quot;, 8'h&quot;;[.D140];&quot;};&quot;)" office:value-type="string" office:string-value="assign rom[138] = {8'hb8, 8'hA5};" calcext:value-type="string">
            <text:p>assign rom[138] = {8'hb8, 8'hA5};</text:p>
          </table:table-cell>
        </table:table-row>
        <table:table-row table:style-name="ro1">
          <table:table-cell table:style-name="ce1" office:value-type="string" calcext:value-type="string">
            <text:p>write_SCCB(0xb7, 0x64);</text:p>
          </table:table-cell>
          <table:table-cell/>
          <table:table-cell table:formula="of:=MID([.A141];14;2)" office:value-type="string" office:string-value="b7" calcext:value-type="string">
            <text:p>b7</text:p>
          </table:table-cell>
          <table:table-cell table:formula="of:=MID([.A141];20;2)" office:value-type="string" office:string-value="64" calcext:value-type="string">
            <text:p>64</text:p>
          </table:table-cell>
          <table:table-cell table:formula="of:=[.E140]+1" office:value-type="float" office:value="139" calcext:value-type="float">
            <text:p>139</text:p>
          </table:table-cell>
          <table:table-cell table:formula="of:=CONCATENATE(&quot;assign rom[&quot;;[.E141];&quot;] = {8'h&quot;;[.C141];&quot;, 8'h&quot;;[.D141];&quot;};&quot;)" office:value-type="string" office:string-value="assign rom[139] = {8'hb7, 8'h64};" calcext:value-type="string">
            <text:p>assign rom[139] = {8'hb7, 8'h64};</text:p>
          </table:table-cell>
        </table:table-row>
        <table:table-row table:style-name="ro1">
          <table:table-cell table:style-name="ce1" office:value-type="string" calcext:value-type="string">
            <text:p>write_SCCB(0xb9, 0x7C);</text:p>
          </table:table-cell>
          <table:table-cell/>
          <table:table-cell table:formula="of:=MID([.A142];14;2)" office:value-type="string" office:string-value="b9" calcext:value-type="string">
            <text:p>b9</text:p>
          </table:table-cell>
          <table:table-cell table:formula="of:=MID([.A142];20;2)" office:value-type="string" office:string-value="7C" calcext:value-type="string">
            <text:p>7C</text:p>
          </table:table-cell>
          <table:table-cell table:formula="of:=[.E141]+1" office:value-type="float" office:value="140" calcext:value-type="float">
            <text:p>140</text:p>
          </table:table-cell>
          <table:table-cell table:formula="of:=CONCATENATE(&quot;assign rom[&quot;;[.E142];&quot;] = {8'h&quot;;[.C142];&quot;, 8'h&quot;;[.D142];&quot;};&quot;)" office:value-type="string" office:string-value="assign rom[140] = {8'hb9, 8'h7C};" calcext:value-type="string">
            <text:p>assign rom[140] = {8'hb9, 8'h7C};</text:p>
          </table:table-cell>
        </table:table-row>
        <table:table-row table:style-name="ro1">
          <table:table-cell table:style-name="ce1" office:value-type="string" calcext:value-type="string">
            <text:p>write_SCCB(0xb3, 0xaf);</text:p>
          </table:table-cell>
          <table:table-cell/>
          <table:table-cell table:formula="of:=MID([.A143];14;2)" office:value-type="string" office:string-value="b3" calcext:value-type="string">
            <text:p>b3</text:p>
          </table:table-cell>
          <table:table-cell table:formula="of:=MID([.A143];20;2)" office:value-type="string" office:string-value="af" calcext:value-type="string">
            <text:p>af</text:p>
          </table:table-cell>
          <table:table-cell table:formula="of:=[.E142]+1" office:value-type="float" office:value="141" calcext:value-type="float">
            <text:p>141</text:p>
          </table:table-cell>
          <table:table-cell table:formula="of:=CONCATENATE(&quot;assign rom[&quot;;[.E143];&quot;] = {8'h&quot;;[.C143];&quot;, 8'h&quot;;[.D143];&quot;};&quot;)" office:value-type="string" office:string-value="assign rom[141] = {8'hb3, 8'haf};" calcext:value-type="string">
            <text:p>assign rom[141] = {8'hb3, 8'haf};</text:p>
          </table:table-cell>
        </table:table-row>
        <table:table-row table:style-name="ro1">
          <table:table-cell table:style-name="ce1" office:value-type="string" calcext:value-type="string">
            <text:p>write_SCCB(0xb4, 0x97);</text:p>
          </table:table-cell>
          <table:table-cell/>
          <table:table-cell table:formula="of:=MID([.A144];14;2)" office:value-type="string" office:string-value="b4" calcext:value-type="string">
            <text:p>b4</text:p>
          </table:table-cell>
          <table:table-cell table:formula="of:=MID([.A144];20;2)" office:value-type="string" office:string-value="97" calcext:value-type="string">
            <text:p>97</text:p>
          </table:table-cell>
          <table:table-cell table:formula="of:=[.E143]+1" office:value-type="float" office:value="142" calcext:value-type="float">
            <text:p>142</text:p>
          </table:table-cell>
          <table:table-cell table:formula="of:=CONCATENATE(&quot;assign rom[&quot;;[.E144];&quot;] = {8'h&quot;;[.C144];&quot;, 8'h&quot;;[.D144];&quot;};&quot;)" office:value-type="string" office:string-value="assign rom[142] = {8'hb4, 8'h97};" calcext:value-type="string">
            <text:p>assign rom[142] = {8'hb4, 8'h97};</text:p>
          </table:table-cell>
        </table:table-row>
        <table:table-row table:style-name="ro1">
          <table:table-cell table:style-name="ce1" office:value-type="string" calcext:value-type="string">
            <text:p>write_SCCB(0xb5, 0xFF);</text:p>
          </table:table-cell>
          <table:table-cell/>
          <table:table-cell table:formula="of:=MID([.A145];14;2)" office:value-type="string" office:string-value="b5" calcext:value-type="string">
            <text:p>b5</text:p>
          </table:table-cell>
          <table:table-cell table:formula="of:=MID([.A145];20;2)" office:value-type="string" office:string-value="FF" calcext:value-type="string">
            <text:p>FF</text:p>
          </table:table-cell>
          <table:table-cell table:formula="of:=[.E144]+1" office:value-type="float" office:value="143" calcext:value-type="float">
            <text:p>143</text:p>
          </table:table-cell>
          <table:table-cell table:formula="of:=CONCATENATE(&quot;assign rom[&quot;;[.E145];&quot;] = {8'h&quot;;[.C145];&quot;, 8'h&quot;;[.D145];&quot;};&quot;)" office:value-type="string" office:string-value="assign rom[143] = {8'hb5, 8'hFF};" calcext:value-type="string">
            <text:p>assign rom[143] = {8'hb5, 8'hFF};</text:p>
          </table:table-cell>
        </table:table-row>
        <table:table-row table:style-name="ro1">
          <table:table-cell table:style-name="ce1" office:value-type="string" calcext:value-type="string">
            <text:p>write_SCCB(0xb0, 0xC5);</text:p>
          </table:table-cell>
          <table:table-cell/>
          <table:table-cell table:formula="of:=MID([.A146];14;2)" office:value-type="string" office:string-value="b0" calcext:value-type="string">
            <text:p>b0</text:p>
          </table:table-cell>
          <table:table-cell table:formula="of:=MID([.A146];20;2)" office:value-type="string" office:string-value="C5" calcext:value-type="string">
            <text:p>C5</text:p>
          </table:table-cell>
          <table:table-cell table:formula="of:=[.E145]+1" office:value-type="float" office:value="144" calcext:value-type="float">
            <text:p>144</text:p>
          </table:table-cell>
          <table:table-cell table:formula="of:=CONCATENATE(&quot;assign rom[&quot;;[.E146];&quot;] = {8'h&quot;;[.C146];&quot;, 8'h&quot;;[.D146];&quot;};&quot;)" office:value-type="string" office:string-value="assign rom[144] = {8'hb0, 8'hC5};" calcext:value-type="string">
            <text:p>assign rom[144] = {8'hb0, 8'hC5};</text:p>
          </table:table-cell>
        </table:table-row>
        <table:table-row table:style-name="ro1">
          <table:table-cell table:style-name="ce1" office:value-type="string" calcext:value-type="string">
            <text:p>write_SCCB(0xb1, 0x94);</text:p>
          </table:table-cell>
          <table:table-cell/>
          <table:table-cell table:formula="of:=MID([.A147];14;2)" office:value-type="string" office:string-value="b1" calcext:value-type="string">
            <text:p>b1</text:p>
          </table:table-cell>
          <table:table-cell table:formula="of:=MID([.A147];20;2)" office:value-type="string" office:string-value="94" calcext:value-type="string">
            <text:p>94</text:p>
          </table:table-cell>
          <table:table-cell table:formula="of:=[.E146]+1" office:value-type="float" office:value="145" calcext:value-type="float">
            <text:p>145</text:p>
          </table:table-cell>
          <table:table-cell table:formula="of:=CONCATENATE(&quot;assign rom[&quot;;[.E147];&quot;] = {8'h&quot;;[.C147];&quot;, 8'h&quot;;[.D147];&quot;};&quot;)" office:value-type="string" office:string-value="assign rom[145] = {8'hb1, 8'h94};" calcext:value-type="string">
            <text:p>assign rom[145] = {8'hb1, 8'h94};</text:p>
          </table:table-cell>
        </table:table-row>
        <table:table-row table:style-name="ro1">
          <table:table-cell table:style-name="ce1" office:value-type="string" calcext:value-type="string">
            <text:p>write_SCCB(0xb2, 0x0f);</text:p>
          </table:table-cell>
          <table:table-cell/>
          <table:table-cell table:formula="of:=MID([.A148];14;2)" office:value-type="string" office:string-value="b2" calcext:value-type="string">
            <text:p>b2</text:p>
          </table:table-cell>
          <table:table-cell table:formula="of:=MID([.A148];20;2)" office:value-type="string" office:string-value="0f" calcext:value-type="string">
            <text:p>0f</text:p>
          </table:table-cell>
          <table:table-cell table:formula="of:=[.E147]+1" office:value-type="float" office:value="146" calcext:value-type="float">
            <text:p>146</text:p>
          </table:table-cell>
          <table:table-cell table:formula="of:=CONCATENATE(&quot;assign rom[&quot;;[.E148];&quot;] = {8'h&quot;;[.C148];&quot;, 8'h&quot;;[.D148];&quot;};&quot;)" office:value-type="string" office:string-value="assign rom[146] = {8'hb2, 8'h0f};" calcext:value-type="string">
            <text:p>assign rom[146] = {8'hb2, 8'h0f};</text:p>
          </table:table-cell>
        </table:table-row>
        <table:table-row table:style-name="ro1">
          <table:table-cell table:style-name="ce1" office:value-type="string" calcext:value-type="string">
            <text:p>write_SCCB(0xc4, 0x5c);</text:p>
          </table:table-cell>
          <table:table-cell/>
          <table:table-cell table:formula="of:=MID([.A149];14;2)" office:value-type="string" office:string-value="c4" calcext:value-type="string">
            <text:p>c4</text:p>
          </table:table-cell>
          <table:table-cell table:formula="of:=MID([.A149];20;2)" office:value-type="string" office:string-value="5c" calcext:value-type="string">
            <text:p>5c</text:p>
          </table:table-cell>
          <table:table-cell table:formula="of:=[.E148]+1" office:value-type="float" office:value="147" calcext:value-type="float">
            <text:p>147</text:p>
          </table:table-cell>
          <table:table-cell table:formula="of:=CONCATENATE(&quot;assign rom[&quot;;[.E149];&quot;] = {8'h&quot;;[.C149];&quot;, 8'h&quot;;[.D149];&quot;};&quot;)" office:value-type="string" office:string-value="assign rom[147] = {8'hc4, 8'h5c};" calcext:value-type="string">
            <text:p>assign rom[147] = {8'hc4, 8'h5c};</text:p>
          </table:table-cell>
        </table:table-row>
        <table:table-row table:style-name="ro1">
          <table:table-cell table:style-name="ce1" office:value-type="string" calcext:value-type="string">
            <text:p>write_SCCB(0xc0, 0xc8);</text:p>
          </table:table-cell>
          <table:table-cell/>
          <table:table-cell table:formula="of:=MID([.A150];14;2)" office:value-type="string" office:string-value="c0" calcext:value-type="string">
            <text:p>c0</text:p>
          </table:table-cell>
          <table:table-cell table:formula="of:=MID([.A150];20;2)" office:value-type="string" office:string-value="c8" calcext:value-type="string">
            <text:p>c8</text:p>
          </table:table-cell>
          <table:table-cell table:formula="of:=[.E149]+1" office:value-type="float" office:value="148" calcext:value-type="float">
            <text:p>148</text:p>
          </table:table-cell>
          <table:table-cell table:formula="of:=CONCATENATE(&quot;assign rom[&quot;;[.E150];&quot;] = {8'h&quot;;[.C150];&quot;, 8'h&quot;;[.D150];&quot;};&quot;)" office:value-type="string" office:string-value="assign rom[148] = {8'hc0, 8'hc8};" calcext:value-type="string">
            <text:p>assign rom[148] = {8'hc0, 8'hc8};</text:p>
          </table:table-cell>
        </table:table-row>
        <table:table-row table:style-name="ro1">
          <table:table-cell table:style-name="ce1" office:value-type="string" calcext:value-type="string">
            <text:p>write_SCCB(0xc1, 0x96);</text:p>
          </table:table-cell>
          <table:table-cell/>
          <table:table-cell table:formula="of:=MID([.A151];14;2)" office:value-type="string" office:string-value="c1" calcext:value-type="string">
            <text:p>c1</text:p>
          </table:table-cell>
          <table:table-cell table:formula="of:=MID([.A151];20;2)" office:value-type="string" office:string-value="96" calcext:value-type="string">
            <text:p>96</text:p>
          </table:table-cell>
          <table:table-cell table:formula="of:=[.E150]+1" office:value-type="float" office:value="149" calcext:value-type="float">
            <text:p>149</text:p>
          </table:table-cell>
          <table:table-cell table:formula="of:=CONCATENATE(&quot;assign rom[&quot;;[.E151];&quot;] = {8'h&quot;;[.C151];&quot;, 8'h&quot;;[.D151];&quot;};&quot;)" office:value-type="string" office:string-value="assign rom[149] = {8'hc1, 8'h96};" calcext:value-type="string">
            <text:p>assign rom[149] = {8'hc1, 8'h96};</text:p>
          </table:table-cell>
        </table:table-row>
        <table:table-row table:style-name="ro1">
          <table:table-cell table:style-name="ce1" office:value-type="string" calcext:value-type="string">
            <text:p>write_SCCB(0x86, 0x1d);</text:p>
          </table:table-cell>
          <table:table-cell/>
          <table:table-cell table:formula="of:=MID([.A152];14;2)" office:value-type="string" office:string-value="86" calcext:value-type="string">
            <text:p>86</text:p>
          </table:table-cell>
          <table:table-cell table:formula="of:=MID([.A152];20;2)" office:value-type="string" office:string-value="1d" calcext:value-type="string">
            <text:p>1d</text:p>
          </table:table-cell>
          <table:table-cell table:formula="of:=[.E151]+1" office:value-type="float" office:value="150" calcext:value-type="float">
            <text:p>150</text:p>
          </table:table-cell>
          <table:table-cell table:formula="of:=CONCATENATE(&quot;assign rom[&quot;;[.E152];&quot;] = {8'h&quot;;[.C152];&quot;, 8'h&quot;;[.D152];&quot;};&quot;)" office:value-type="string" office:string-value="assign rom[150] = {8'h86, 8'h1d};" calcext:value-type="string">
            <text:p>assign rom[150] = {8'h86, 8'h1d};</text:p>
          </table:table-cell>
        </table:table-row>
        <table:table-row table:style-name="ro1">
          <table:table-cell table:style-name="ce1" office:value-type="string" calcext:value-type="string">
            <text:p>write_SCCB(0x50, 0x00);</text:p>
          </table:table-cell>
          <table:table-cell/>
          <table:table-cell table:formula="of:=MID([.A153];14;2)" office:value-type="string" office:string-value="50" calcext:value-type="string">
            <text:p>50</text:p>
          </table:table-cell>
          <table:table-cell table:formula="of:=MID([.A153];20;2)" office:value-type="string" office:string-value="00" calcext:value-type="string">
            <text:p>00</text:p>
          </table:table-cell>
          <table:table-cell table:formula="of:=[.E152]+1" office:value-type="float" office:value="151" calcext:value-type="float">
            <text:p>151</text:p>
          </table:table-cell>
          <table:table-cell table:formula="of:=CONCATENATE(&quot;assign rom[&quot;;[.E153];&quot;] = {8'h&quot;;[.C153];&quot;, 8'h&quot;;[.D153];&quot;};&quot;)" office:value-type="string" office:string-value="assign rom[151] = {8'h50, 8'h00};" calcext:value-type="string">
            <text:p>assign rom[151] = {8'h50, 8'h00};</text:p>
          </table:table-cell>
        </table:table-row>
        <table:table-row table:style-name="ro1">
          <table:table-cell table:style-name="ce1" office:value-type="string" calcext:value-type="string">
            <text:p>write_SCCB(0x51, 0x90);</text:p>
          </table:table-cell>
          <table:table-cell/>
          <table:table-cell table:formula="of:=MID([.A154];14;2)" office:value-type="string" office:string-value="51" calcext:value-type="string">
            <text:p>51</text:p>
          </table:table-cell>
          <table:table-cell table:formula="of:=MID([.A154];20;2)" office:value-type="string" office:string-value="90" calcext:value-type="string">
            <text:p>90</text:p>
          </table:table-cell>
          <table:table-cell table:formula="of:=[.E153]+1" office:value-type="float" office:value="152" calcext:value-type="float">
            <text:p>152</text:p>
          </table:table-cell>
          <table:table-cell table:formula="of:=CONCATENATE(&quot;assign rom[&quot;;[.E154];&quot;] = {8'h&quot;;[.C154];&quot;, 8'h&quot;;[.D154];&quot;};&quot;)" office:value-type="string" office:string-value="assign rom[152] = {8'h51, 8'h90};" calcext:value-type="string">
            <text:p>assign rom[152] = {8'h51, 8'h90};</text:p>
          </table:table-cell>
        </table:table-row>
        <table:table-row table:style-name="ro1">
          <table:table-cell table:style-name="ce1" office:value-type="string" calcext:value-type="string">
            <text:p>write_SCCB(0x52, 0x2c);</text:p>
          </table:table-cell>
          <table:table-cell/>
          <table:table-cell table:formula="of:=MID([.A155];14;2)" office:value-type="string" office:string-value="52" calcext:value-type="string">
            <text:p>52</text:p>
          </table:table-cell>
          <table:table-cell table:formula="of:=MID([.A155];20;2)" office:value-type="string" office:string-value="2c" calcext:value-type="string">
            <text:p>2c</text:p>
          </table:table-cell>
          <table:table-cell table:formula="of:=[.E154]+1" office:value-type="float" office:value="153" calcext:value-type="float">
            <text:p>153</text:p>
          </table:table-cell>
          <table:table-cell table:formula="of:=CONCATENATE(&quot;assign rom[&quot;;[.E155];&quot;] = {8'h&quot;;[.C155];&quot;, 8'h&quot;;[.D155];&quot;};&quot;)" office:value-type="string" office:string-value="assign rom[153] = {8'h52, 8'h2c};" calcext:value-type="string">
            <text:p>assign rom[153] = {8'h52, 8'h2c};</text:p>
          </table:table-cell>
        </table:table-row>
        <table:table-row table:style-name="ro1">
          <table:table-cell table:style-name="ce1" office:value-type="string" calcext:value-type="string">
            <text:p>write_SCCB(0x53, 0x00);</text:p>
          </table:table-cell>
          <table:table-cell/>
          <table:table-cell table:formula="of:=MID([.A156];14;2)" office:value-type="string" office:string-value="53" calcext:value-type="string">
            <text:p>53</text:p>
          </table:table-cell>
          <table:table-cell table:formula="of:=MID([.A156];20;2)" office:value-type="string" office:string-value="00" calcext:value-type="string">
            <text:p>00</text:p>
          </table:table-cell>
          <table:table-cell table:formula="of:=[.E155]+1" office:value-type="float" office:value="154" calcext:value-type="float">
            <text:p>154</text:p>
          </table:table-cell>
          <table:table-cell table:formula="of:=CONCATENATE(&quot;assign rom[&quot;;[.E156];&quot;] = {8'h&quot;;[.C156];&quot;, 8'h&quot;;[.D156];&quot;};&quot;)" office:value-type="string" office:string-value="assign rom[154] = {8'h53, 8'h00};" calcext:value-type="string">
            <text:p>assign rom[154] = {8'h53, 8'h00};</text:p>
          </table:table-cell>
        </table:table-row>
        <table:table-row table:style-name="ro1">
          <table:table-cell table:style-name="ce1" office:value-type="string" calcext:value-type="string">
            <text:p>write_SCCB(0x54, 0x00);</text:p>
          </table:table-cell>
          <table:table-cell/>
          <table:table-cell table:formula="of:=MID([.A157];14;2)" office:value-type="string" office:string-value="54" calcext:value-type="string">
            <text:p>54</text:p>
          </table:table-cell>
          <table:table-cell table:formula="of:=MID([.A157];20;2)" office:value-type="string" office:string-value="00" calcext:value-type="string">
            <text:p>00</text:p>
          </table:table-cell>
          <table:table-cell table:formula="of:=[.E156]+1" office:value-type="float" office:value="155" calcext:value-type="float">
            <text:p>155</text:p>
          </table:table-cell>
          <table:table-cell table:formula="of:=CONCATENATE(&quot;assign rom[&quot;;[.E157];&quot;] = {8'h&quot;;[.C157];&quot;, 8'h&quot;;[.D157];&quot;};&quot;)" office:value-type="string" office:string-value="assign rom[155] = {8'h54, 8'h00};" calcext:value-type="string">
            <text:p>assign rom[155] = {8'h54, 8'h00};</text:p>
          </table:table-cell>
        </table:table-row>
        <table:table-row table:style-name="ro1">
          <table:table-cell table:style-name="ce1" office:value-type="string" calcext:value-type="string">
            <text:p>write_SCCB(0x55, 0x88);</text:p>
          </table:table-cell>
          <table:table-cell/>
          <table:table-cell table:formula="of:=MID([.A158];14;2)" office:value-type="string" office:string-value="55" calcext:value-type="string">
            <text:p>55</text:p>
          </table:table-cell>
          <table:table-cell table:formula="of:=MID([.A158];20;2)" office:value-type="string" office:string-value="88" calcext:value-type="string">
            <text:p>88</text:p>
          </table:table-cell>
          <table:table-cell table:formula="of:=[.E157]+1" office:value-type="float" office:value="156" calcext:value-type="float">
            <text:p>156</text:p>
          </table:table-cell>
          <table:table-cell table:formula="of:=CONCATENATE(&quot;assign rom[&quot;;[.E158];&quot;] = {8'h&quot;;[.C158];&quot;, 8'h&quot;;[.D158];&quot;};&quot;)" office:value-type="string" office:string-value="assign rom[156] = {8'h55, 8'h88};" calcext:value-type="string">
            <text:p>assign rom[156] = {8'h55, 8'h88};</text:p>
          </table:table-cell>
        </table:table-row>
        <table:table-row table:style-name="ro1">
          <table:table-cell table:style-name="ce1" office:value-type="string" calcext:value-type="string">
            <text:p>write_SCCB(0x57, 0x00);</text:p>
          </table:table-cell>
          <table:table-cell/>
          <table:table-cell table:formula="of:=MID([.A159];14;2)" office:value-type="string" office:string-value="57" calcext:value-type="string">
            <text:p>57</text:p>
          </table:table-cell>
          <table:table-cell table:formula="of:=MID([.A159];20;2)" office:value-type="string" office:string-value="00" calcext:value-type="string">
            <text:p>00</text:p>
          </table:table-cell>
          <table:table-cell table:formula="of:=[.E158]+1" office:value-type="float" office:value="157" calcext:value-type="float">
            <text:p>157</text:p>
          </table:table-cell>
          <table:table-cell table:formula="of:=CONCATENATE(&quot;assign rom[&quot;;[.E159];&quot;] = {8'h&quot;;[.C159];&quot;, 8'h&quot;;[.D159];&quot;};&quot;)" office:value-type="string" office:string-value="assign rom[157] = {8'h57, 8'h00};" calcext:value-type="string">
            <text:p>assign rom[157] = {8'h57, 8'h00};</text:p>
          </table:table-cell>
        </table:table-row>
        <table:table-row table:style-name="ro1">
          <table:table-cell table:style-name="ce1" office:value-type="string" calcext:value-type="string">
            <text:p>write_SCCB(0x5a, 0x90);</text:p>
          </table:table-cell>
          <table:table-cell/>
          <table:table-cell table:formula="of:=MID([.A160];14;2)" office:value-type="string" office:string-value="5a" calcext:value-type="string">
            <text:p>5a</text:p>
          </table:table-cell>
          <table:table-cell table:formula="of:=MID([.A160];20;2)" office:value-type="string" office:string-value="90" calcext:value-type="string">
            <text:p>90</text:p>
          </table:table-cell>
          <table:table-cell table:formula="of:=[.E159]+1" office:value-type="float" office:value="158" calcext:value-type="float">
            <text:p>158</text:p>
          </table:table-cell>
          <table:table-cell table:formula="of:=CONCATENATE(&quot;assign rom[&quot;;[.E160];&quot;] = {8'h&quot;;[.C160];&quot;, 8'h&quot;;[.D160];&quot;};&quot;)" office:value-type="string" office:string-value="assign rom[158] = {8'h5a, 8'h90};" calcext:value-type="string">
            <text:p>assign rom[158] = {8'h5a, 8'h90};</text:p>
          </table:table-cell>
        </table:table-row>
        <table:table-row table:style-name="ro1">
          <table:table-cell table:style-name="ce1" office:value-type="string" calcext:value-type="string">
            <text:p>write_SCCB(0x5b, 0x2c);</text:p>
          </table:table-cell>
          <table:table-cell/>
          <table:table-cell table:formula="of:=MID([.A161];14;2)" office:value-type="string" office:string-value="5b" calcext:value-type="string">
            <text:p>5b</text:p>
          </table:table-cell>
          <table:table-cell table:formula="of:=MID([.A161];20;2)" office:value-type="string" office:string-value="2c" calcext:value-type="string">
            <text:p>2c</text:p>
          </table:table-cell>
          <table:table-cell table:formula="of:=[.E160]+1" office:value-type="float" office:value="159" calcext:value-type="float">
            <text:p>159</text:p>
          </table:table-cell>
          <table:table-cell table:formula="of:=CONCATENATE(&quot;assign rom[&quot;;[.E161];&quot;] = {8'h&quot;;[.C161];&quot;, 8'h&quot;;[.D161];&quot;};&quot;)" office:value-type="string" office:string-value="assign rom[159] = {8'h5b, 8'h2c};" calcext:value-type="string">
            <text:p>assign rom[159] = {8'h5b, 8'h2c};</text:p>
          </table:table-cell>
        </table:table-row>
        <table:table-row table:style-name="ro1">
          <table:table-cell table:style-name="ce1" office:value-type="string" calcext:value-type="string">
            <text:p>write_SCCB(0x5c, 0x05);</text:p>
          </table:table-cell>
          <table:table-cell/>
          <table:table-cell table:formula="of:=MID([.A162];14;2)" office:value-type="string" office:string-value="5c" calcext:value-type="string">
            <text:p>5c</text:p>
          </table:table-cell>
          <table:table-cell table:formula="of:=MID([.A162];20;2)" office:value-type="string" office:string-value="05" calcext:value-type="string">
            <text:p>05</text:p>
          </table:table-cell>
          <table:table-cell table:formula="of:=[.E161]+1" office:value-type="float" office:value="160" calcext:value-type="float">
            <text:p>160</text:p>
          </table:table-cell>
          <table:table-cell table:formula="of:=CONCATENATE(&quot;assign rom[&quot;;[.E162];&quot;] = {8'h&quot;;[.C162];&quot;, 8'h&quot;;[.D162];&quot;};&quot;)" office:value-type="string" office:string-value="assign rom[160] = {8'h5c, 8'h05};" calcext:value-type="string">
            <text:p>assign rom[160] = {8'h5c, 8'h05};</text:p>
          </table:table-cell>
        </table:table-row>
        <table:table-row table:style-name="ro1">
          <table:table-cell table:style-name="ce1" office:value-type="string" calcext:value-type="string">
            <text:p>write_SCCB(0xc3, 0xed);</text:p>
          </table:table-cell>
          <table:table-cell/>
          <table:table-cell table:formula="of:=MID([.A163];14;2)" office:value-type="string" office:string-value="c3" calcext:value-type="string">
            <text:p>c3</text:p>
          </table:table-cell>
          <table:table-cell table:formula="of:=MID([.A163];20;2)" office:value-type="string" office:string-value="ed" calcext:value-type="string">
            <text:p>ed</text:p>
          </table:table-cell>
          <table:table-cell table:formula="of:=[.E162]+1" office:value-type="float" office:value="161" calcext:value-type="float">
            <text:p>161</text:p>
          </table:table-cell>
          <table:table-cell table:formula="of:=CONCATENATE(&quot;assign rom[&quot;;[.E163];&quot;] = {8'h&quot;;[.C163];&quot;, 8'h&quot;;[.D163];&quot;};&quot;)" office:value-type="string" office:string-value="assign rom[161] = {8'hc3, 8'hed};" calcext:value-type="string">
            <text:p>assign rom[161] = {8'hc3, 8'hed};</text:p>
          </table:table-cell>
        </table:table-row>
        <table:table-row table:style-name="ro1">
          <table:table-cell table:style-name="ce1" office:value-type="string" calcext:value-type="string">
            <text:p>write_SCCB(0x7f, 0x00);</text:p>
          </table:table-cell>
          <table:table-cell/>
          <table:table-cell table:formula="of:=MID([.A164];14;2)" office:value-type="string" office:string-value="7f" calcext:value-type="string">
            <text:p>7f</text:p>
          </table:table-cell>
          <table:table-cell table:formula="of:=MID([.A164];20;2)" office:value-type="string" office:string-value="00" calcext:value-type="string">
            <text:p>00</text:p>
          </table:table-cell>
          <table:table-cell table:formula="of:=[.E163]+1" office:value-type="float" office:value="162" calcext:value-type="float">
            <text:p>162</text:p>
          </table:table-cell>
          <table:table-cell table:formula="of:=CONCATENATE(&quot;assign rom[&quot;;[.E164];&quot;] = {8'h&quot;;[.C164];&quot;, 8'h&quot;;[.D164];&quot;};&quot;)" office:value-type="string" office:string-value="assign rom[162] = {8'h7f, 8'h00};" calcext:value-type="string">
            <text:p>assign rom[162] = {8'h7f, 8'h00};</text:p>
          </table:table-cell>
        </table:table-row>
        <table:table-row table:style-name="ro2">
          <table:table-cell table:style-name="ce1" office:value-type="string" calcext:value-type="string">
            <text:p>write_SCCB(0xda, 0x08);</text:p>
          </table:table-cell>
          <table:table-cell office:value-type="string" calcext:value-type="string">
            <text:p>0x00 originally</text:p>
          </table:table-cell>
          <table:table-cell table:formula="of:=MID([.A165];14;2)" office:value-type="string" office:string-value="da" calcext:value-type="string">
            <text:p>da</text:p>
          </table:table-cell>
          <table:table-cell table:formula="of:=MID([.A165];20;2)" office:value-type="string" office:string-value="08" calcext:value-type="string">
            <text:p>08</text:p>
          </table:table-cell>
          <table:table-cell table:formula="of:=[.E164]+1" office:value-type="float" office:value="163" calcext:value-type="float">
            <text:p>163</text:p>
          </table:table-cell>
          <table:table-cell table:formula="of:=CONCATENATE(&quot;assign rom[&quot;;[.E165];&quot;] = {8'h&quot;;[.C165];&quot;, 8'h&quot;;[.D165];&quot;};&quot;)" office:value-type="string" office:string-value="assign rom[163] = {8'hda, 8'h08};" calcext:value-type="string">
            <text:p>assign rom[163] = {8'hda, 8'h08};</text:p>
          </table:table-cell>
        </table:table-row>
        <table:table-row table:style-name="ro1">
          <table:table-cell table:style-name="ce1" office:value-type="string" calcext:value-type="string">
            <text:p>write_SCCB(0xe5, 0x1f);</text:p>
          </table:table-cell>
          <table:table-cell/>
          <table:table-cell table:formula="of:=MID([.A166];14;2)" office:value-type="string" office:string-value="e5" calcext:value-type="string">
            <text:p>e5</text:p>
          </table:table-cell>
          <table:table-cell table:formula="of:=MID([.A166];20;2)" office:value-type="string" office:string-value="1f" calcext:value-type="string">
            <text:p>1f</text:p>
          </table:table-cell>
          <table:table-cell table:formula="of:=[.E165]+1" office:value-type="float" office:value="164" calcext:value-type="float">
            <text:p>164</text:p>
          </table:table-cell>
          <table:table-cell table:formula="of:=CONCATENATE(&quot;assign rom[&quot;;[.E166];&quot;] = {8'h&quot;;[.C166];&quot;, 8'h&quot;;[.D166];&quot;};&quot;)" office:value-type="string" office:string-value="assign rom[164] = {8'he5, 8'h1f};" calcext:value-type="string">
            <text:p>assign rom[164] = {8'he5, 8'h1f};</text:p>
          </table:table-cell>
        </table:table-row>
        <table:table-row table:style-name="ro1">
          <table:table-cell table:style-name="ce1" office:value-type="string" calcext:value-type="string">
            <text:p>write_SCCB(0xe1, 0x67);</text:p>
          </table:table-cell>
          <table:table-cell/>
          <table:table-cell table:formula="of:=MID([.A167];14;2)" office:value-type="string" office:string-value="e1" calcext:value-type="string">
            <text:p>e1</text:p>
          </table:table-cell>
          <table:table-cell table:formula="of:=MID([.A167];20;2)" office:value-type="string" office:string-value="67" calcext:value-type="string">
            <text:p>67</text:p>
          </table:table-cell>
          <table:table-cell table:formula="of:=[.E166]+1" office:value-type="float" office:value="165" calcext:value-type="float">
            <text:p>165</text:p>
          </table:table-cell>
          <table:table-cell table:formula="of:=CONCATENATE(&quot;assign rom[&quot;;[.E167];&quot;] = {8'h&quot;;[.C167];&quot;, 8'h&quot;;[.D167];&quot;};&quot;)" office:value-type="string" office:string-value="assign rom[165] = {8'he1, 8'h67};" calcext:value-type="string">
            <text:p>assign rom[165] = {8'he1, 8'h67};</text:p>
          </table:table-cell>
        </table:table-row>
        <table:table-row table:style-name="ro1">
          <table:table-cell table:style-name="ce1" office:value-type="string" calcext:value-type="string">
            <text:p>write_SCCB(0xe0, 0x00);</text:p>
          </table:table-cell>
          <table:table-cell/>
          <table:table-cell table:formula="of:=MID([.A168];14;2)" office:value-type="string" office:string-value="e0" calcext:value-type="string">
            <text:p>e0</text:p>
          </table:table-cell>
          <table:table-cell table:formula="of:=MID([.A168];20;2)" office:value-type="string" office:string-value="00" calcext:value-type="string">
            <text:p>00</text:p>
          </table:table-cell>
          <table:table-cell table:formula="of:=[.E167]+1" office:value-type="float" office:value="166" calcext:value-type="float">
            <text:p>166</text:p>
          </table:table-cell>
          <table:table-cell table:formula="of:=CONCATENATE(&quot;assign rom[&quot;;[.E168];&quot;] = {8'h&quot;;[.C168];&quot;, 8'h&quot;;[.D168];&quot;};&quot;)" office:value-type="string" office:string-value="assign rom[166] = {8'he0, 8'h00};" calcext:value-type="string">
            <text:p>assign rom[166] = {8'he0, 8'h00};</text:p>
          </table:table-cell>
        </table:table-row>
        <table:table-row table:style-name="ro1">
          <table:table-cell table:style-name="ce1" office:value-type="string" calcext:value-type="string">
            <text:p>write_SCCB(0xdd, 0x7f);</text:p>
          </table:table-cell>
          <table:table-cell/>
          <table:table-cell table:formula="of:=MID([.A169];14;2)" office:value-type="string" office:string-value="dd" calcext:value-type="string">
            <text:p>dd</text:p>
          </table:table-cell>
          <table:table-cell table:formula="of:=MID([.A169];20;2)" office:value-type="string" office:string-value="7f" calcext:value-type="string">
            <text:p>7f</text:p>
          </table:table-cell>
          <table:table-cell table:formula="of:=[.E168]+1" office:value-type="float" office:value="167" calcext:value-type="float">
            <text:p>167</text:p>
          </table:table-cell>
          <table:table-cell table:formula="of:=CONCATENATE(&quot;assign rom[&quot;;[.E169];&quot;] = {8'h&quot;;[.C169];&quot;, 8'h&quot;;[.D169];&quot;};&quot;)" office:value-type="string" office:string-value="assign rom[167] = {8'hdd, 8'h7f};" calcext:value-type="string">
            <text:p>assign rom[167] = {8'hdd, 8'h7f};</text:p>
          </table:table-cell>
        </table:table-row>
        <table:table-row table:style-name="ro1">
          <table:table-cell table:style-name="ce1" office:value-type="string" calcext:value-type="string">
            <text:p>write_SCCB(0x05, 0x00);</text:p>
          </table:table-cell>
          <table:table-cell/>
          <table:table-cell table:formula="of:=MID([.A170];14;2)" office:value-type="string" office:string-value="05" calcext:value-type="string">
            <text:p>05</text:p>
          </table:table-cell>
          <table:table-cell table:formula="of:=MID([.A170];20;2)" office:value-type="string" office:string-value="00" calcext:value-type="string">
            <text:p>00</text:p>
          </table:table-cell>
          <table:table-cell table:formula="of:=[.E169]+1" office:value-type="float" office:value="168" calcext:value-type="float">
            <text:p>168</text:p>
          </table:table-cell>
          <table:table-cell table:formula="of:=CONCATENATE(&quot;assign rom[&quot;;[.E170];&quot;] = {8'h&quot;;[.C170];&quot;, 8'h&quot;;[.D170];&quot;};&quot;)" office:value-type="string" office:string-value="assign rom[168] = {8'h05, 8'h00};" calcext:value-type="string">
            <text:p>assign rom[168] = {8'h05, 8'h00};</text:p>
          </table:table-cell>
        </table:table-row>
        <table:table-row table:style-name="ro3" table:number-rows-repeated="104840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00:00:03.792493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ajewski</meta:initial-creator>
    <meta:creation-date>2014-03-03T22:07:54.483836255</meta:creation-date>
    <dc:date>2014-03-04T09:18:20.095509899</dc:date>
    <dc:creator>Justin Rajewski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849" meta:object-count="0"/>
  </office:meta>
</office:document-meta>
</file>